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3" svg:font-family="Calibri, sans-serif"/>
    <style:font-face style:name="Times New Roman1" svg:font-family="'Times New Roman', serif"/>
    <style:font-face style:name="GothamHTF-Book" svg:font-family="GothamHTF-Book" style:font-family-generic="roman"/>
    <style:font-face style:name="Calibri2" svg:font-family="Calibri, sans-serif" style:font-family-generic="system"/>
    <style:font-face style:name="MS Mincho1" svg:font-family="'MS Mincho'"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Negrito"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26" style:family="table">
      <style:table-properties style:width="17cm" table:align="margins"/>
    </style:style>
    <style:style style:name="Tabela26.A" style:family="table-column">
      <style:table-column-properties style:column-width="3.048cm" style:rel-column-width="11752*"/>
    </style:style>
    <style:style style:name="Tabela26.B" style:family="table-column">
      <style:table-column-properties style:column-width="1.699cm" style:rel-column-width="6550*"/>
    </style:style>
    <style:style style:name="Tabela26.C" style:family="table-column">
      <style:table-column-properties style:column-width="8.576cm" style:rel-column-width="33060*"/>
    </style:style>
    <style:style style:name="Tabela26.D" style:family="table-column">
      <style:table-column-properties style:column-width="3.676cm" style:rel-column-width="14173*"/>
    </style:style>
    <style:style style:name="Tabela26.A1" style:family="table-cell">
      <style:table-cell-properties style:vertical-align="middle" fo:background-color="#d9d9d9" fo:padding="0.097cm" fo:border-left="0.5pt solid #808080" fo:border-right="none" fo:border-top="0.5pt solid #808080" fo:border-bottom="0.5pt solid #808080">
        <style:background-image/>
      </style:table-cell-properties>
    </style:style>
    <style:style style:name="Tabela26.D1" style:family="table-cell">
      <style:table-cell-properties style:vertical-align="middle" fo:background-color="#d9d9d9" fo:padding="0.097cm" fo:border="0.5pt solid #808080">
        <style:background-image/>
      </style:table-cell-properties>
    </style:style>
    <style:style style:name="Tabela26.A2" style:family="table-cell">
      <style:table-cell-properties style:vertical-align="middle" fo:padding="0.097cm" fo:border-left="0.5pt solid #808080" fo:border-right="none" fo:border-top="none" fo:border-bottom="0.5pt solid #808080"/>
    </style:style>
    <style:style style:name="Tabela26.B2" style:family="table-cell">
      <style:table-cell-properties style:vertical-align="middle" fo:padding="0.097cm" fo:border-left="0.5pt solid #808080" fo:border-right="none" fo:border-top="none" fo:border-bottom="0.5pt solid #808080"/>
    </style:style>
    <style:style style:name="Tabela26.C2" style:family="table-cell">
      <style:table-cell-properties style:vertical-align="middle" fo:padding="0.097cm" fo:border-left="0.5pt solid #808080" fo:border-right="none" fo:border-top="none" fo:border-bottom="0.5pt solid #808080"/>
    </style:style>
    <style:style style:name="Tabela26.D2" style:family="table-cell">
      <style:table-cell-properties style:vertical-align="middle" fo:padding="0.097cm" fo:border-left="0.5pt solid #808080" fo:border-right="0.5pt solid #808080" fo:border-top="none" fo:border-bottom="0.5pt solid #808080"/>
    </style:style>
    <style:style style:name="Tabela26.A3" style:family="table-cell">
      <style:table-cell-properties style:vertical-align="middle" fo:padding="0.097cm" fo:border-left="0.5pt solid #808080" fo:border-right="none" fo:border-top="none" fo:border-bottom="0.5pt solid #808080"/>
    </style:style>
    <style:style style:name="Tabela26.B3" style:family="table-cell">
      <style:table-cell-properties style:vertical-align="middle" fo:padding="0.097cm" fo:border-left="0.5pt solid #808080" fo:border-right="none" fo:border-top="none" fo:border-bottom="0.5pt solid #808080"/>
    </style:style>
    <style:style style:name="Tabela26.C3" style:family="table-cell">
      <style:table-cell-properties style:vertical-align="middle" fo:padding="0.097cm" fo:border-left="0.5pt solid #808080" fo:border-right="none" fo:border-top="none" fo:border-bottom="0.5pt solid #808080"/>
    </style:style>
    <style:style style:name="Tabela26.D3" style:family="table-cell">
      <style:table-cell-properties style:vertical-align="middle" fo:padding="0.097cm" fo:border-left="0.5pt solid #808080" fo:border-right="0.5pt solid #808080" fo:border-top="none" fo:border-bottom="0.5pt solid #808080"/>
    </style:style>
    <style:style style:name="Tabela26.A4" style:family="table-cell">
      <style:table-cell-properties style:vertical-align="middle" fo:padding="0.097cm" fo:border-left="0.5pt solid #808080" fo:border-right="none" fo:border-top="none" fo:border-bottom="0.5pt solid #808080"/>
    </style:style>
    <style:style style:name="Tabela26.B4" style:family="table-cell">
      <style:table-cell-properties style:vertical-align="middle" fo:padding="0.097cm" fo:border-left="0.5pt solid #808080" fo:border-right="none" fo:border-top="none" fo:border-bottom="0.5pt solid #808080"/>
    </style:style>
    <style:style style:name="Tabela26.C4" style:family="table-cell">
      <style:table-cell-properties style:vertical-align="middle" fo:padding="0.097cm" fo:border-left="0.5pt solid #808080" fo:border-right="none" fo:border-top="none" fo:border-bottom="0.5pt solid #808080"/>
    </style:style>
    <style:style style:name="Tabela26.D4" style:family="table-cell">
      <style:table-cell-properties style:vertical-align="middle" fo:padding="0.097cm" fo:border-left="0.5pt solid #808080" fo:border-right="0.5pt solid #808080" fo:border-top="none" fo:border-bottom="0.5pt solid #808080"/>
    </style:style>
    <style:style style:name="Tabela26.A5" style:family="table-cell">
      <style:table-cell-properties style:vertical-align="middle" fo:padding="0.097cm" fo:border-left="0.5pt solid #808080" fo:border-right="none" fo:border-top="none" fo:border-bottom="0.5pt solid #808080"/>
    </style:style>
    <style:style style:name="Tabela26.B5" style:family="table-cell">
      <style:table-cell-properties style:vertical-align="middle" fo:padding="0.097cm" fo:border-left="0.5pt solid #808080" fo:border-right="none" fo:border-top="none" fo:border-bottom="0.5pt solid #808080"/>
    </style:style>
    <style:style style:name="Tabela26.C5" style:family="table-cell">
      <style:table-cell-properties style:vertical-align="middle" fo:padding="0.097cm" fo:border-left="0.5pt solid #808080" fo:border-right="none" fo:border-top="none" fo:border-bottom="0.5pt solid #808080"/>
    </style:style>
    <style:style style:name="Tabela26.D5" style:family="table-cell">
      <style:table-cell-properties style:vertical-align="middle" fo:padding="0.097cm" fo:border-left="0.5pt solid #808080" fo:border-right="0.5pt solid #808080" fo:border-top="none" fo:border-bottom="0.5pt solid #808080"/>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cccccc" fo:padding="0.097cm" fo:border="0.05pt solid #000000">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cccccc" fo:padding="0.097cm" fo:border="0.05pt solid #000000">
        <style:background-image/>
      </style:table-cell-properties>
    </style:style>
    <style:style style:name="Tabela16" style:family="table">
      <style:table-properties style:width="17cm" table:align="margins"/>
    </style:style>
    <style:style style:name="Tabela16.A" style:family="table-column">
      <style:table-column-properties style:column-width="0.905cm" style:rel-column-width="3488*"/>
    </style:style>
    <style:style style:name="Tabela16.B" style:family="table-column">
      <style:table-column-properties style:column-width="8.996cm" style:rel-column-width="34678*"/>
    </style:style>
    <style:style style:name="Tabela16.C" style:family="table-column">
      <style:table-column-properties style:column-width="3.108cm" style:rel-column-width="11980*"/>
    </style:style>
    <style:style style:name="Tabela16.D" style:family="table-column">
      <style:table-column-properties style:column-width="1.984cm" style:rel-column-width="7649*"/>
    </style:style>
    <style:style style:name="Tabela16.E" style:family="table-column">
      <style:table-column-properties style:column-width="2.007cm" style:rel-column-width="7740*"/>
    </style:style>
    <style:style style:name="Tabela16.A1" style:family="table-cell">
      <style:table-cell-properties fo:background-color="#eeeeee" fo:padding="0.097cm" fo:border-left="0.05pt solid #cccccc" fo:border-right="none" fo:border-top="0.05pt solid #cccccc" fo:border-bottom="0.05pt solid #cccccc">
        <style:background-image/>
      </style:table-cell-properties>
    </style:style>
    <style:style style:name="Tabela16.E1" style:family="table-cell">
      <style:table-cell-properties fo:background-color="#eeeeee" fo:padding="0.097cm" fo:border="0.05pt solid #cccccc">
        <style:background-image/>
      </style:table-cell-properties>
    </style:style>
    <style:style style:name="Tabela16.A2" style:family="table-cell">
      <style:table-cell-properties fo:padding="0.097cm" fo:border-left="0.05pt solid #cccccc" fo:border-right="none" fo:border-top="none" fo:border-bottom="0.05pt solid #cccccc"/>
    </style:style>
    <style:style style:name="Tabela16.B2" style:family="table-cell">
      <style:table-cell-properties fo:padding="0.097cm" fo:border-left="0.05pt solid #cccccc" fo:border-right="none" fo:border-top="none" fo:border-bottom="0.05pt solid #cccccc"/>
    </style:style>
    <style:style style:name="Tabela16.C2" style:family="table-cell">
      <style:table-cell-properties fo:padding="0.097cm" fo:border-left="0.05pt solid #cccccc" fo:border-right="none" fo:border-top="none" fo:border-bottom="0.05pt solid #cccccc"/>
    </style:style>
    <style:style style:name="Tabela16.D2" style:family="table-cell">
      <style:table-cell-properties fo:padding="0.097cm" fo:border-left="0.05pt solid #cccccc" fo:border-right="none" fo:border-top="none" fo:border-bottom="0.05pt solid #cccccc"/>
    </style:style>
    <style:style style:name="Tabela16.E2" style:family="table-cell">
      <style:table-cell-properties fo:padding="0.097cm" fo:border-left="0.05pt solid #cccccc" fo:border-right="0.05pt solid #cccccc" fo:border-top="none" fo:border-bottom="0.05pt solid #cccccc"/>
    </style:style>
    <style:style style:name="Tabela16.A3" style:family="table-cell">
      <style:table-cell-properties fo:padding="0.097cm" fo:border-left="0.05pt solid #cccccc" fo:border-right="none" fo:border-top="none" fo:border-bottom="0.05pt solid #cccccc"/>
    </style:style>
    <style:style style:name="Tabela16.B3" style:family="table-cell">
      <style:table-cell-properties fo:padding="0.097cm" fo:border-left="0.05pt solid #cccccc" fo:border-right="none" fo:border-top="none" fo:border-bottom="0.05pt solid #cccccc"/>
    </style:style>
    <style:style style:name="Tabela16.C3" style:family="table-cell">
      <style:table-cell-properties fo:padding="0.097cm" fo:border-left="0.05pt solid #cccccc" fo:border-right="none" fo:border-top="none" fo:border-bottom="0.05pt solid #cccccc"/>
    </style:style>
    <style:style style:name="Tabela16.D3" style:family="table-cell">
      <style:table-cell-properties fo:padding="0.097cm" fo:border-left="0.05pt solid #cccccc" fo:border-right="none" fo:border-top="none" fo:border-bottom="0.05pt solid #cccccc"/>
    </style:style>
    <style:style style:name="Tabela16.E3" style:family="table-cell">
      <style:table-cell-properties fo:padding="0.097cm" fo:border-left="0.05pt solid #cccccc" fo:border-right="0.05pt solid #cccccc" fo:border-top="none" fo:border-bottom="0.05pt solid #cccccc"/>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cccccc" fo:padding="0.097cm" fo:border="0.05pt solid #000000">
        <style:background-image/>
      </style:table-cell-properties>
    </style:style>
    <style:style style:name="Tabela18" style:family="table">
      <style:table-properties style:width="16.977cm" table:align="left"/>
    </style:style>
    <style:style style:name="Tabela18.A" style:family="table-column">
      <style:table-column-properties style:column-width="0.861cm"/>
    </style:style>
    <style:style style:name="Tabela18.B" style:family="table-column">
      <style:table-column-properties style:column-width="16.117cm"/>
    </style:style>
    <style:style style:name="Tabela18.1" style:family="table-row">
      <style:table-row-properties style:min-row-height="0.552cm" style:use-optimal-row-height="false"/>
    </style:style>
    <style:style style:name="Tabela18.A1" style:family="table-cell">
      <style:table-cell-properties style:vertical-align="middle" fo:background-color="#dddddd" fo:padding-left="0.123cm" fo:padding-right="0.123cm" fo:padding-top="0cm" fo:padding-bottom="0cm" fo:border="0.5pt solid #000000">
        <style:background-image/>
      </style:table-cell-properties>
    </style:style>
    <style:style style:name="Tabela18.2" style:family="table-row">
      <style:table-row-properties style:min-row-height="0.462cm" style:use-optimal-row-height="false"/>
    </style:style>
    <style:style style:name="Tabela18.A2" style:family="table-cell">
      <style:table-cell-properties style:vertical-align="middle" fo:background-color="#eeeeee" fo:padding-left="0.123cm" fo:padding-right="0.123cm" fo:padding-top="0cm" fo:padding-bottom="0cm" fo:border-left="0.5pt solid #000000" fo:border-right="0.5pt solid #000000" fo:border-top="none" fo:border-bottom="0.5pt solid #000000">
        <style:background-image/>
      </style:table-cell-properties>
    </style:style>
    <style:style style:name="Tabela18.3" style:family="table-row">
      <style:table-row-properties style:min-row-height="0.436cm" style:use-optimal-row-height="false"/>
    </style:style>
    <style:style style:name="Tabela18.A3" style:family="table-cell">
      <style:table-cell-properties style:vertical-align="middle" fo:background-color="#ffffff" fo:padding-left="0.123cm" fo:padding-right="0.123cm" fo:padding-top="0cm" fo:padding-bottom="0cm" fo:border="0.5pt solid #000000">
        <style:background-image/>
      </style:table-cell-properties>
    </style:style>
    <style:style style:name="Tabela18.B3" style:family="table-cell">
      <style:table-cell-properties fo:background-color="#ffffff" fo:padding-left="0.123cm" fo:padding-right="0.123cm" fo:padding-top="0cm" fo:padding-bottom="0cm" fo:border="0.5pt solid #000000">
        <style:background-image/>
      </style:table-cell-properties>
    </style:style>
    <style:style style:name="Tabela18.4" style:family="table-row">
      <style:table-row-properties style:min-row-height="0.386cm" style:use-optimal-row-height="false"/>
    </style:style>
    <style:style style:name="Tabela18.B4" style:family="table-cell">
      <style:table-cell-properties fo:background-color="#ffffff" fo:padding-left="0.123cm" fo:padding-right="0.123cm" fo:padding-top="0cm" fo:padding-bottom="0cm" fo:border="0.5pt solid #000000">
        <style:background-image/>
      </style:table-cell-properties>
    </style:style>
    <style:style style:name="Tabela18.5" style:family="table-row">
      <style:table-row-properties style:min-row-height="0.358cm" style:use-optimal-row-height="false"/>
    </style:style>
    <style:style style:name="Tabela18.A5"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18.B5"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18.6" style:family="table-row">
      <style:table-row-properties style:min-row-height="0.42cm" style:use-optimal-row-height="false"/>
    </style:style>
    <style:style style:name="Tabela18.B6"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0" style:family="table">
      <style:table-properties style:width="16.956cm" table:align="left"/>
    </style:style>
    <style:style style:name="Tabela20.A" style:family="table-column">
      <style:table-column-properties style:column-width="0.75cm"/>
    </style:style>
    <style:style style:name="Tabela20.B" style:family="table-column">
      <style:table-column-properties style:column-width="6.967cm"/>
    </style:style>
    <style:style style:name="Tabela20.C" style:family="table-column">
      <style:table-column-properties style:column-width="0.861cm"/>
    </style:style>
    <style:style style:name="Tabela20.D" style:family="table-column">
      <style:table-column-properties style:column-width="8.378cm"/>
    </style:style>
    <style:style style:name="Tabela20.1" style:family="table-row">
      <style:table-row-properties style:min-row-height="0.309cm" style:use-optimal-row-height="false"/>
    </style:style>
    <style:style style:name="Tabela20.A1" style:family="table-cell">
      <style:table-cell-properties style:vertical-align="middle" fo:background-color="#eeeeee" fo:padding-left="0.123cm" fo:padding-right="0.123cm" fo:padding-top="0cm" fo:padding-bottom="0cm" fo:border="0.5pt solid #000000">
        <style:background-image/>
      </style:table-cell-properties>
    </style:style>
    <style:style style:name="Tabela20.2" style:family="table-row">
      <style:table-row-properties style:min-row-height="0.303cm" style:use-optimal-row-height="false"/>
    </style:style>
    <style:style style:name="Tabela20.A2" style:family="table-cell">
      <style:table-cell-properties style:vertical-align="middle" fo:background-color="#eeeeee" fo:padding-left="0.123cm" fo:padding-right="0.123cm" fo:padding-top="0cm" fo:padding-bottom="0cm" fo:border-left="0.5pt solid #000000" fo:border-right="0.5pt solid #000000" fo:border-top="none" fo:border-bottom="0.5pt solid #000000">
        <style:background-image/>
      </style:table-cell-properties>
    </style:style>
    <style:style style:name="Tabela20.B2" style:family="table-cell">
      <style:table-cell-properties fo:background-color="#eeeeee" fo:padding-left="0.123cm" fo:padding-right="0.123cm" fo:padding-top="0cm" fo:padding-bottom="0cm" fo:border-left="0.5pt solid #000000" fo:border-right="0.5pt solid #000000" fo:border-top="none" fo:border-bottom="0.5pt solid #000000">
        <style:background-image/>
      </style:table-cell-properties>
    </style:style>
    <style:style style:name="Tabela20.C2" style:family="table-cell">
      <style:table-cell-properties fo:background-color="#eeeeee" fo:padding-left="0.123cm" fo:padding-right="0.123cm" fo:padding-top="0cm" fo:padding-bottom="0cm" fo:border-left="0.5pt solid #000000" fo:border-right="0.5pt solid #000000" fo:border-top="none" fo:border-bottom="0.5pt solid #000000">
        <style:background-image/>
      </style:table-cell-properties>
    </style:style>
    <style:style style:name="Tabela20.D2" style:family="table-cell">
      <style:table-cell-properties fo:background-color="#eeeeee" fo:padding-left="0.123cm" fo:padding-right="0.123cm" fo:padding-top="0cm" fo:padding-bottom="0cm" fo:border-left="0.5pt solid #000000" fo:border-right="0.5pt solid #000000" fo:border-top="none" fo:border-bottom="0.5pt solid #000000">
        <style:background-image/>
      </style:table-cell-properties>
    </style:style>
    <style:style style:name="Tabela20.3" style:family="table-row">
      <style:table-row-properties style:min-row-height="0.21cm" style:use-optimal-row-height="false"/>
    </style:style>
    <style:style style:name="Tabela20.A3"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0.B3"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0.C3"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0.D3"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0.4" style:family="table-row">
      <style:table-row-properties style:min-row-height="0.337cm" style:use-optimal-row-height="false"/>
    </style:style>
    <style:style style:name="Tabela20.B4"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0.C4"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0.D4" style:family="table-cell">
      <style:table-cell-properties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21" style:family="table">
      <style:table-properties style:width="16.933cm" table:align="left"/>
    </style:style>
    <style:style style:name="Tabela21.A" style:family="table-column">
      <style:table-column-properties style:column-width="1.478cm"/>
    </style:style>
    <style:style style:name="Tabela21.B" style:family="table-column">
      <style:table-column-properties style:column-width="15.455cm"/>
    </style:style>
    <style:style style:name="Tabela21.1" style:family="table-row">
      <style:table-row-properties style:min-row-height="0.6cm" style:use-optimal-row-height="false"/>
    </style:style>
    <style:style style:name="Tabela21.A1" style:family="table-cell">
      <style:table-cell-properties style:vertical-align="middle" fo:background-color="#eeeeee" fo:padding-left="0.123cm" fo:padding-right="0.123cm" fo:padding-top="0cm" fo:padding-bottom="0cm" fo:border="0.5pt solid #000000">
        <style:background-image/>
      </style:table-cell-properties>
    </style:style>
    <style:style style:name="Tabela21.A2" style:family="table-cell">
      <style:table-cell-properties style:vertical-align="middle" fo:background-color="#eeeeee" fo:padding-left="0.123cm" fo:padding-right="0.123cm" fo:padding-top="0cm" fo:padding-bottom="0cm" fo:border-left="0.5pt solid #000000" fo:border-right="none" fo:border-top="none" fo:border-bottom="0.5pt solid #000000">
        <style:background-image/>
      </style:table-cell-properties>
    </style:style>
    <style:style style:name="Tabela21.B2" style:family="table-cell">
      <style:table-cell-properties style:vertical-align="middle" fo:background-color="#eeeeee" fo:padding-left="0.123cm" fo:padding-right="0.123cm" fo:padding-top="0cm" fo:padding-bottom="0cm" fo:border-left="0.5pt solid #000000" fo:border-right="0.5pt solid #000000" fo:border-top="none" fo:border-bottom="0.5pt solid #000000">
        <style:background-image/>
      </style:table-cell-properties>
    </style:style>
    <style:style style:name="Tabela21.A3" style:family="table-cell">
      <style:table-cell-properties style:vertical-align="middle" fo:background-color="#ffffff" fo:padding-left="0.123cm" fo:padding-right="0.123cm" fo:padding-top="0cm" fo:padding-bottom="0cm" fo:border-left="0.5pt solid #000000" fo:border-right="none" fo:border-top="none" fo:border-bottom="0.5pt solid #000000">
        <style:background-image/>
      </style:table-cell-properties>
    </style:style>
    <style:style style:name="Tabela21.B3"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cccccc" fo:padding="0.097cm" fo:border="0.05pt solid #000000">
        <style:background-image/>
      </style:table-cell-properties>
    </style:style>
    <style:style style:name="Tabela60" style:family="table">
      <style:table-properties style:width="17.002cm" fo:margin-left="0cm" fo:margin-right="-0.002cm" table:align="margins" style:writing-mode="lr-tb"/>
    </style:style>
    <style:style style:name="Tabela60.A" style:family="table-column">
      <style:table-column-properties style:column-width="8.343cm" style:rel-column-width="32158*"/>
    </style:style>
    <style:style style:name="Tabela60.B" style:family="table-column">
      <style:table-column-properties style:column-width="8.659cm" style:rel-column-width="33377*"/>
    </style:style>
    <style:style style:name="Tabela60.1" style:family="table-row">
      <style:table-row-properties style:min-row-height="0.332cm"/>
    </style:style>
    <style:style style:name="Tabela60.A1" style:family="table-cell">
      <style:table-cell-properties fo:background-color="#e6e6e6" fo:padding="0.097cm" fo:border="0.05pt solid #000000">
        <style:background-image/>
      </style:table-cell-properties>
    </style:style>
    <style:style style:name="Tabela60.A2" style:family="table-cell">
      <style:table-cell-properties fo:padding="0.097cm" fo:border-left="0.05pt solid #000000" fo:border-right="0.05pt solid #000000" fo:border-top="none" fo:border-bottom="0.05pt solid #000000"/>
    </style:style>
    <style:style style:name="Tabela60.A3" style:family="table-cell">
      <style:table-cell-properties fo:background-color="#e6e6e6" fo:padding="0.097cm" fo:border-left="0.05pt solid #000000" fo:border-right="none" fo:border-top="none" fo:border-bottom="0.05pt solid #000000">
        <style:background-image/>
      </style:table-cell-properties>
    </style:style>
    <style:style style:name="Tabela60.B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60.A4" style:family="table-cell">
      <style:table-cell-properties style:vertical-align="middle" fo:padding="0.097cm" fo:border-left="0.05pt solid #000000" fo:border-right="none" fo:border-top="none" fo:border-bottom="0.05pt solid #000000"/>
    </style:style>
    <style:style style:name="Tabela60.B4" style:family="table-cell">
      <style:table-cell-properties style:vertical-align="middle" fo:padding="0.097cm" fo:border-left="0.05pt solid #000000" fo:border-right="0.05pt solid #000000" fo:border-top="none" fo:border-bottom="0.05pt solid #000000"/>
    </style:style>
    <style:style style:name="Tabela60.B6"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cccccc" fo:padding="0.097cm" fo:border="0.05pt solid #0000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cccccc" fo:padding="0.097cm" fo:border="0.05pt solid #000000">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cccccc" fo:padding="0.097cm" fo:border="0.05pt solid #000000">
        <style:background-image/>
      </style:table-cell-properties>
    </style:style>
    <style:style style:name="Tabela43" style:family="table">
      <style:table-properties style:width="16.94cm" fo:margin-left="0.049cm" fo:margin-right="0.011cm" table:align="margins" style:writing-mode="lr-tb"/>
    </style:style>
    <style:style style:name="Tabela43.A" style:family="table-column">
      <style:table-column-properties style:column-width="3.484cm" style:rel-column-width="13475*"/>
    </style:style>
    <style:style style:name="Tabela43.B" style:family="table-column">
      <style:table-column-properties style:column-width="2.298cm" style:rel-column-width="8893*"/>
    </style:style>
    <style:style style:name="Tabela43.C" style:family="table-column">
      <style:table-column-properties style:column-width="11.158cm" style:rel-column-width="43167*"/>
    </style:style>
    <style:style style:name="Tabela43.A1" style:family="table-cell">
      <style:table-cell-properties fo:background-color="#e6e6e6" fo:padding="0.097cm" fo:border="0.05pt solid #000000">
        <style:background-image/>
      </style:table-cell-properties>
    </style:style>
    <style:style style:name="Tabela43.A2" style:family="table-cell">
      <style:table-cell-properties fo:background-color="#e6e6e6" fo:padding="0.097cm" fo:border-left="0.05pt solid #000000" fo:border-right="none" fo:border-top="none" fo:border-bottom="0.05pt solid #000000">
        <style:background-image/>
      </style:table-cell-properties>
    </style:style>
    <style:style style:name="Tabela43.B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a43.A3"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ela43.B3" style:family="table-cell">
      <style:table-cell-properties fo:padding="0.097cm" fo:border-left="0.05pt solid #000000" fo:border-right="0.05pt solid #000000" fo:border-top="none" fo:border-bottom="0.05pt solid #000000"/>
    </style:style>
    <style:style style:name="Tabela43.B4" style:family="table-cell">
      <style:table-cell-properties style:vertical-align="middle" fo:padding="0.097cm" fo:border-left="0.05pt solid #000000" fo:border-right="none" fo:border-top="none" fo:border-bottom="0.05pt solid #000000"/>
    </style:style>
    <style:style style:name="Tabela43.C4" style:family="table-cell">
      <style:table-cell-properties fo:padding="0.097cm" fo:border-left="0.05pt solid #000000" fo:border-right="0.05pt solid #000000" fo:border-top="none" fo:border-bottom="0.05pt solid #000000"/>
    </style:style>
    <style:style style:name="Tabela43.B5" style:family="table-cell">
      <style:table-cell-properties fo:padding="0.097cm" fo:border-left="0.05pt solid #000000" fo:border-right="0.05pt solid #000000" fo:border-top="none" fo:border-bottom="0.05pt solid #000000"/>
    </style:style>
    <style:style style:name="Tabela43.B6" style:family="table-cell">
      <style:table-cell-properties fo:padding="0.097cm" fo:border-left="0.05pt solid #000000" fo:border-right="0.05pt solid #000000" fo:border-top="none" fo:border-bottom="0.05pt solid #000000"/>
    </style:style>
    <style:style style:name="Tabela43.B7" style:family="table-cell">
      <style:table-cell-properties fo:padding="0.097cm" fo:border-left="0.05pt solid #000000" fo:border-right="0.05pt solid #000000" fo:border-top="none" fo:border-bottom="0.05pt solid #000000"/>
    </style:style>
    <style:style style:name="Tabela43.B8" style:family="table-cell">
      <style:table-cell-properties fo:padding="0.097cm" fo:border-left="0.05pt solid #000000" fo:border-right="0.05pt solid #000000" fo:border-top="none" fo:border-bottom="0.05pt solid #000000"/>
    </style:style>
    <style:style style:name="Tabela43.B9" style:family="table-cell">
      <style:table-cell-properties fo:padding="0.097cm" fo:border-left="0.05pt solid #000000" fo:border-right="0.05pt solid #000000" fo:border-top="none" fo:border-bottom="0.05pt solid #000000"/>
    </style:style>
    <style:style style:name="Tabela43.B10" style:family="table-cell">
      <style:table-cell-properties fo:padding="0.097cm" fo:border-left="0.05pt solid #000000" fo:border-right="0.05pt solid #000000" fo:border-top="none" fo:border-bottom="0.05pt solid #000000"/>
    </style:style>
    <style:style style:name="Tabela43.B11" style:family="table-cell">
      <style:table-cell-properties fo:padding="0.097cm" fo:border-left="0.05pt solid #000000" fo:border-right="0.05pt solid #000000" fo:border-top="none" fo:border-bottom="0.05pt solid #000000"/>
    </style:style>
    <style:style style:name="Tabela15" style:family="table">
      <style:table-properties style:width="17.011cm" fo:margin-left="0.009cm" fo:margin-right="-0.019cm" table:align="margins" fo:keep-with-next="auto" style:writing-mode="lr-tb"/>
    </style:style>
    <style:style style:name="Tabela15.A" style:family="table-column">
      <style:table-column-properties style:column-width="0.751cm" style:rel-column-width="2898*"/>
    </style:style>
    <style:style style:name="Tabela15.B" style:family="table-column">
      <style:table-column-properties style:column-width="6.937cm" style:rel-column-width="26723*"/>
    </style:style>
    <style:style style:name="Tabela15.C" style:family="table-column">
      <style:table-column-properties style:column-width="9.322cm" style:rel-column-width="35914*"/>
    </style:style>
    <style:style style:name="Tabela15.1" style:family="table-row">
      <style:table-row-properties style:min-row-height="0.132cm" fo:keep-together="auto"/>
    </style:style>
    <style:style style:name="Tabela15.A1" style:family="table-cell">
      <style:table-cell-properties style:vertical-align="middle" fo:background-color="#e6e6e6" fo:padding="0.123cm" fo:border-left="0.5pt solid #000000" fo:border-right="none" fo:border-top="0.5pt solid #000000" fo:border-bottom="0.5pt solid #000000" style:writing-mode="lr-tb">
        <style:background-image/>
      </style:table-cell-properties>
    </style:style>
    <style:style style:name="Tabela15.C1" style:family="table-cell">
      <style:table-cell-properties style:vertical-align="middle" fo:background-color="#e6e6e6" fo:padding="0.123cm" fo:border="0.5pt solid #000000" style:writing-mode="lr-tb">
        <style:background-image/>
      </style:table-cell-properties>
    </style:style>
    <style:style style:name="Tabela15.2" style:family="table-row">
      <style:table-row-properties style:min-row-height="1.565cm" fo:keep-together="auto"/>
    </style:style>
    <style:style style:name="Tabela15.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15.C2"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15.3" style:family="table-row">
      <style:table-row-properties style:min-row-height="1.229cm" fo:keep-together="auto"/>
    </style:style>
    <style:style style:name="Tabela15.4" style:family="table-row">
      <style:table-row-properties style:min-row-height="1.259cm" fo:keep-together="auto"/>
    </style:style>
    <style:style style:name="Tabela15.5" style:family="table-row">
      <style:table-row-properties style:min-row-height="2.111cm" fo:keep-together="auto"/>
    </style:style>
    <style:style style:name="Tabela15.6" style:family="table-row">
      <style:table-row-properties style:min-row-height="2.025cm" fo:keep-together="auto"/>
    </style:style>
    <style:style style:name="Tabela15.A6" style:family="table-cell" style:data-style-name="N0">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15.7" style:family="table-row">
      <style:table-row-properties fo:keep-together="auto"/>
    </style:style>
    <style:style style:name="Tabela15.8" style:family="table-row">
      <style:table-row-properties style:min-row-height="2.066cm" fo:keep-together="auto"/>
    </style:style>
    <style:style style:name="Tabela15.9" style:family="table-row">
      <style:table-row-properties style:min-row-height="2.379cm" fo:keep-together="auto"/>
    </style:style>
    <style:style style:name="Tabela15.10" style:family="table-row">
      <style:table-row-properties style:min-row-height="1.087cm" fo:keep-together="auto"/>
    </style:style>
    <style:style style:name="Tabela15.14" style:family="table-row">
      <style:table-row-properties style:min-row-height="2.24cm" fo:keep-together="auto"/>
    </style:style>
    <style:style style:name="Tabela15.15" style:family="table-row">
      <style:table-row-properties style:min-row-height="0.979cm" fo:keep-together="auto"/>
    </style:style>
    <style:style style:name="Tabela15.16" style:family="table-row">
      <style:table-row-properties style:min-row-height="0.974cm" fo:keep-together="auto"/>
    </style:style>
    <style:style style:name="Tabela15.17" style:family="table-row">
      <style:table-row-properties style:min-row-height="0.697cm" fo:keep-together="auto"/>
    </style:style>
    <style:style style:name="Tabela15.18" style:family="table-row">
      <style:table-row-properties style:min-row-height="0.543cm" fo:keep-together="auto"/>
    </style:style>
    <style:style style:name="Tabela15.19" style:family="table-row">
      <style:table-row-properties style:min-row-height="1.543cm" fo:keep-together="auto"/>
    </style:style>
    <style:style style:name="Tabela15.20" style:family="table-row">
      <style:table-row-properties fo:keep-together="auto"/>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cccccc" fo:padding="0.097cm" fo:border="0.05pt solid #000000">
        <style:background-image/>
      </style:table-cell-properties>
    </style:style>
    <style:style style:name="Tabela23" style:family="table">
      <style:table-properties style:width="17cm" table:align="margins"/>
    </style:style>
    <style:style style:name="Tabela23.A" style:family="table-column">
      <style:table-column-properties style:column-width="0.792cm" style:rel-column-width="3053*"/>
    </style:style>
    <style:style style:name="Tabela23.B" style:family="table-column">
      <style:table-column-properties style:column-width="7.883cm" style:rel-column-width="30387*"/>
    </style:style>
    <style:style style:name="Tabela23.C" style:family="table-column">
      <style:table-column-properties style:column-width="2.357cm" style:rel-column-width="9084*"/>
    </style:style>
    <style:style style:name="Tabela23.D" style:family="table-column">
      <style:table-column-properties style:column-width="2.104cm" style:rel-column-width="8111*"/>
    </style:style>
    <style:style style:name="Tabela23.F" style:family="table-column">
      <style:table-column-properties style:column-width="1.76cm" style:rel-column-width="6789*"/>
    </style:style>
    <style:style style:name="Tabela23.A1" style:family="table-cell">
      <style:table-cell-properties fo:background-color="#eeeeee" fo:padding="0.097cm" fo:border-left="0.05pt solid #cccccc" fo:border-right="none" fo:border-top="0.05pt solid #cccccc" fo:border-bottom="0.05pt solid #cccccc">
        <style:background-image/>
      </style:table-cell-properties>
    </style:style>
    <style:style style:name="Tabela23.F1" style:family="table-cell">
      <style:table-cell-properties fo:background-color="#eeeeee" fo:padding="0.097cm" fo:border="0.05pt solid #cccccc">
        <style:background-image/>
      </style:table-cell-properties>
    </style:style>
    <style:style style:name="Tabela23.A2" style:family="table-cell">
      <style:table-cell-properties fo:padding="0.097cm" fo:border-left="0.05pt solid #cccccc" fo:border-right="none" fo:border-top="none" fo:border-bottom="0.05pt solid #cccccc"/>
    </style:style>
    <style:style style:name="Tabela23.B2" style:family="table-cell">
      <style:table-cell-properties fo:padding="0.097cm" fo:border-left="0.05pt solid #cccccc" fo:border-right="none" fo:border-top="none" fo:border-bottom="0.05pt solid #cccccc"/>
    </style:style>
    <style:style style:name="Tabela23.C2" style:family="table-cell">
      <style:table-cell-properties fo:padding="0.097cm" fo:border-left="0.05pt solid #cccccc" fo:border-right="none" fo:border-top="none" fo:border-bottom="0.05pt solid #cccccc"/>
    </style:style>
    <style:style style:name="Tabela23.D2" style:family="table-cell">
      <style:table-cell-properties fo:padding="0.097cm" fo:border-left="0.05pt solid #cccccc" fo:border-right="none" fo:border-top="none" fo:border-bottom="0.05pt solid #cccccc"/>
    </style:style>
    <style:style style:name="Tabela23.E2" style:family="table-cell">
      <style:table-cell-properties fo:padding="0.097cm" fo:border-left="0.05pt solid #cccccc" fo:border-right="none" fo:border-top="none" fo:border-bottom="0.05pt solid #cccccc"/>
    </style:style>
    <style:style style:name="Tabela23.F2" style:family="table-cell">
      <style:table-cell-properties fo:padding="0.097cm" fo:border-left="0.05pt solid #cccccc" fo:border-right="0.05pt solid #cccccc" fo:border-top="none" fo:border-bottom="0.05pt solid #cccccc"/>
    </style:style>
    <style:style style:name="Tabela23.A3" style:family="table-cell">
      <style:table-cell-properties fo:padding="0.097cm" fo:border-left="0.05pt solid #cccccc" fo:border-right="none" fo:border-top="none" fo:border-bottom="0.05pt solid #cccccc"/>
    </style:style>
    <style:style style:name="Tabela23.B3" style:family="table-cell">
      <style:table-cell-properties fo:padding="0.097cm" fo:border-left="0.05pt solid #cccccc" fo:border-right="none" fo:border-top="none" fo:border-bottom="0.05pt solid #cccccc"/>
    </style:style>
    <style:style style:name="Tabela23.C3" style:family="table-cell">
      <style:table-cell-properties fo:padding="0.097cm" fo:border-left="0.05pt solid #cccccc" fo:border-right="none" fo:border-top="none" fo:border-bottom="0.05pt solid #cccccc"/>
    </style:style>
    <style:style style:name="Tabela23.D3" style:family="table-cell">
      <style:table-cell-properties fo:padding="0.097cm" fo:border-left="0.05pt solid #cccccc" fo:border-right="none" fo:border-top="none" fo:border-bottom="0.05pt solid #cccccc"/>
    </style:style>
    <style:style style:name="Tabela23.E3" style:family="table-cell">
      <style:table-cell-properties fo:padding="0.097cm" fo:border-left="0.05pt solid #cccccc" fo:border-right="none" fo:border-top="none" fo:border-bottom="0.05pt solid #cccccc"/>
    </style:style>
    <style:style style:name="Tabela23.F3" style:family="table-cell">
      <style:table-cell-properties fo:padding="0.097cm" fo:border-left="0.05pt solid #cccccc" fo:border-right="0.05pt solid #cccccc" fo:border-top="none" fo:border-bottom="0.05pt solid #cccccc"/>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cccccc" fo:padding="0.097cm" fo:border="0.05pt solid #000000">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cccccc" fo:padding="0.097cm" fo:border="0.05pt solid #000000">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cccccc" fo:padding="0.097cm" fo:border="0.05pt solid #000000">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cccccc" fo:padding="0.097cm" fo:border="0.05pt solid #000000">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cccccc" fo:padding="0.097cm" fo:border="0.05pt solid #000000">
        <style:background-image/>
      </style:table-cell-properties>
    </style:style>
    <style:style style:name="Tabela13" style:family="table">
      <style:table-properties style:width="16.977cm" fo:margin-left="-0.016cm" table:align="left"/>
    </style:style>
    <style:style style:name="Tabela13.A" style:family="table-column">
      <style:table-column-properties style:column-width="5.623cm"/>
    </style:style>
    <style:style style:name="Tabela13.B" style:family="table-column">
      <style:table-column-properties style:column-width="5.886cm"/>
    </style:style>
    <style:style style:name="Tabela13.C" style:family="table-column">
      <style:table-column-properties style:column-width="5.468cm"/>
    </style:style>
    <style:style style:name="Tabela13.A1" style:family="table-cell">
      <style:table-cell-properties style:vertical-align="middle" fo:padding="0.097cm" fo:border-left="1pt solid #000000" fo:border-right="none" fo:border-top="1pt solid #000000" fo:border-bottom="1pt solid #000000"/>
    </style:style>
    <style:style style:name="Tabela13.C1" style:family="table-cell">
      <style:table-cell-properties style:vertical-align="middle" fo:padding="0.097cm" fo:border="1pt solid #000000"/>
    </style:style>
    <style:style style:name="Tabela22" style:family="table">
      <style:table-properties style:width="17.022cm" fo:margin-left="-0.037cm" table:align="left"/>
    </style:style>
    <style:style style:name="Tabela22.A" style:family="table-column">
      <style:table-column-properties style:column-width="17.022cm"/>
    </style:style>
    <style:style style:name="Tabela22.A1" style:family="table-cell">
      <style:table-cell-properties fo:padding="0.049cm" fo:border="1pt solid #000000"/>
    </style:style>
    <style:style style:name="Tabela22.A2" style:family="table-cell">
      <style:table-cell-properties fo:padding-left="0.049cm" fo:padding-right="0.049cm" fo:padding-top="0cm" fo:padding-bottom="0.049cm" fo:border="1pt solid #000000"/>
    </style:style>
    <style:style style:name="Tabela17" style:family="table">
      <style:table-properties style:width="17.022cm" fo:margin-left="-0.037cm" table:align="left"/>
    </style:style>
    <style:style style:name="Tabela17.A" style:family="table-column">
      <style:table-column-properties style:column-width="17.022cm"/>
    </style:style>
    <style:style style:name="Tabela17.A1" style:family="table-cell">
      <style:table-cell-properties fo:padding="0.049cm" fo:border="1pt solid #000000"/>
    </style:style>
    <style:style style:name="Tabela17.A2" style:family="table-cell">
      <style:table-cell-properties fo:padding-left="0.049cm" fo:padding-right="0.049cm" fo:padding-top="0cm" fo:padding-bottom="0.049cm" fo:border="1pt solid #000000"/>
    </style:style>
    <style:style style:name="P1" style:family="paragraph" style:parent-style-name="Table_20_Contents">
      <style:paragraph-properties fo:text-align="center" style:justify-single-word="false"/>
      <style:text-properties fo:color="#ff9999" style:font-name="Calibri" fo:font-weight="bold" officeooo:rsid="00752615" officeooo:paragraph-rsid="0066c924" style:font-weight-asian="bold" style:font-weight-complex="bold"/>
    </style:style>
    <style:style style:name="P2" style:family="paragraph" style:parent-style-name="Table_20_Contents">
      <style:paragraph-properties fo:line-height="100%" fo:text-align="justify"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bold" officeooo:rsid="00632480" officeooo:paragraph-rsid="0069221e" style:font-name-asian="Times New Roman" style:font-size-asian="12pt" style:font-weight-asian="bold" style:font-name-complex="Verdana" style:font-size-complex="12pt" style:font-weight-complex="bold"/>
    </style:style>
    <style:style style:name="P3" style:family="paragraph" style:parent-style-name="Footer">
      <style:paragraph-properties fo:text-align="end" style:justify-single-word="false"/>
      <style:text-properties officeooo:paragraph-rsid="00b1140c" fo:background-color="#ffffff"/>
    </style:style>
    <style:style style:name="P4" style:family="paragraph" style:parent-style-name="Footer">
      <style:paragraph-properties fo:text-align="center" style:justify-single-word="false"/>
    </style:style>
    <style:style style:name="P5" style:family="paragraph" style:parent-style-name="Footer">
      <style:paragraph-properties fo:text-align="start" style:justify-single-word="false"/>
      <style:text-properties style:font-name="Calibri"/>
    </style:style>
    <style:style style:name="P6" style:family="paragraph" style:parent-style-name="Footer">
      <style:paragraph-properties fo:line-height="5%"/>
      <style:text-properties style:font-name="Century Gothic" fo:font-size="11pt" style:font-size-asian="11pt" style:font-size-complex="11pt"/>
    </style:style>
    <style:style style:name="P7" style:family="paragraph" style:parent-style-name="Header">
      <style:paragraph-properties fo:text-align="center" style:justify-single-word="false"/>
    </style:style>
    <style:style style:name="P8" style:family="paragraph" style:parent-style-name="Header">
      <style:paragraph-properties fo:text-align="center" style:justify-single-word="false"/>
      <style:text-properties fo:color="#000000" style:font-name="Calibri" fo:font-size="12pt" fo:font-weight="bold" officeooo:rsid="0123e558" officeooo:paragraph-rsid="0127dd64" style:font-size-asian="12pt" style:font-weight-asian="bold" style:font-size-complex="12pt" style:font-weight-complex="bold"/>
    </style:style>
    <style:style style:name="P9" style:family="paragraph" style:parent-style-name="Header">
      <style:paragraph-properties fo:text-align="center" style:justify-single-word="false"/>
      <style:text-properties fo:color="#000000" style:font-name="Calibri" fo:font-size="12pt" fo:font-weight="bold" officeooo:rsid="001cae47" officeooo:paragraph-rsid="0127dd64" fo:background-color="transparent" style:font-size-asian="12pt" style:font-weight-asian="bold" style:font-size-complex="12pt" style:font-weight-complex="bold"/>
    </style:style>
    <style:style style:name="P10" style:family="paragraph" style:parent-style-name="Header">
      <style:paragraph-properties fo:text-align="center" style:justify-single-word="false"/>
      <style:text-properties fo:color="#000000" style:font-name="Calibri" fo:font-size="12pt" fo:font-weight="bold" officeooo:rsid="001cae47" officeooo:paragraph-rsid="012ceee4" fo:background-color="transparent" style:font-size-asian="12pt" style:font-weight-asian="bold" style:font-size-complex="12pt" style:font-weight-complex="bold"/>
    </style:style>
    <style:style style:name="P11" style:family="paragraph" style:parent-style-name="Header">
      <style:paragraph-properties fo:text-align="center" style:justify-single-word="false"/>
      <style:text-properties fo:color="#000000" style:font-name="Calibri" fo:font-size="12pt" fo:font-weight="bold" officeooo:rsid="0123e558" officeooo:paragraph-rsid="012ceee4" fo:background-color="transparent" style:font-size-asian="12pt" style:font-weight-asian="bold" style:font-size-complex="12pt" style:font-weight-complex="bold"/>
    </style:style>
    <style:style style:name="P12" style:family="paragraph" style:parent-style-name="Header">
      <style:paragraph-properties fo:text-align="center" style:justify-single-word="false"/>
      <style:text-properties fo:color="#000000" style:font-name="Calibri" fo:font-size="10pt" fo:font-weight="bold" officeooo:rsid="0123e558" officeooo:paragraph-rsid="0127dd64" fo:background-color="transparent" style:font-size-asian="10pt" style:font-weight-asian="bold" style:font-size-complex="10pt" style:font-weight-complex="bold"/>
    </style:style>
    <style:style style:name="P13" style:family="paragraph" style:parent-style-name="Header">
      <style:paragraph-properties fo:text-align="center" style:justify-single-word="false"/>
      <style:text-properties fo:color="#000000" style:font-name="Calibri" fo:font-size="10pt" fo:font-weight="bold" officeooo:rsid="001cae47" officeooo:paragraph-rsid="0127dd64" fo:background-color="transparent" style:font-size-asian="10pt" style:font-weight-asian="bold" style:font-size-complex="10pt" style:font-weight-complex="bold"/>
    </style:style>
    <style:style style:name="P14" style:family="paragraph" style:parent-style-name="Header">
      <style:paragraph-properties fo:text-align="center" style:justify-single-word="false"/>
      <style:text-properties fo:color="#000000" style:font-name="Calibri" fo:font-size="10pt" fo:font-weight="bold" officeooo:rsid="009a0043" officeooo:paragraph-rsid="0127dd64" fo:background-color="transparent" style:font-size-asian="10pt" style:font-weight-asian="bold" style:font-size-complex="10pt" style:font-weight-complex="bold"/>
    </style:style>
    <style:style style:name="P15" style:family="paragraph" style:parent-style-name="Header">
      <style:paragraph-properties fo:text-align="center" style:justify-single-word="false"/>
      <style:text-properties fo:color="#000000" style:font-name="Calibri" fo:font-size="10pt" fo:font-weight="bold" officeooo:rsid="012c15e3" officeooo:paragraph-rsid="012ceee4" fo:background-color="transparent" style:font-size-asian="10pt" style:font-weight-asian="bold" style:font-size-complex="10pt" style:font-weight-complex="bold"/>
    </style:style>
    <style:style style:name="P16" style:family="paragraph" style:parent-style-name="Header">
      <style:paragraph-properties fo:text-align="center" style:justify-single-word="false"/>
      <style:text-properties fo:color="#ff3333" style:font-name="Calibri" fo:font-size="12pt" fo:font-weight="bold" officeooo:paragraph-rsid="0127dd64" style:font-size-asian="12pt" style:font-weight-asian="bold" style:font-size-complex="12pt" style:font-weight-complex="bold"/>
    </style:style>
    <style:style style:name="P17" style:family="paragraph" style:parent-style-name="Header">
      <style:paragraph-properties fo:text-align="center" style:justify-single-word="false"/>
      <style:text-properties fo:color="#ff3333" style:font-name="Calibri" fo:font-size="12pt" fo:font-weight="bold" officeooo:rsid="006fc334" officeooo:paragraph-rsid="0127dd64" style:font-size-asian="12pt" style:font-weight-asian="bold" style:font-size-complex="12pt" style:font-weight-complex="bold"/>
    </style:style>
    <style:style style:name="P18" style:family="paragraph" style:parent-style-name="Header">
      <style:paragraph-properties fo:text-align="center" style:justify-single-word="false"/>
      <style:text-properties fo:color="#ff3333" style:font-name="Calibri" fo:font-size="12pt" fo:font-weight="bold" officeooo:paragraph-rsid="012ceee4" fo:background-color="transparent" style:font-size-asian="12pt" style:font-weight-asian="bold" style:font-size-complex="12pt" style:font-weight-complex="bold"/>
    </style:style>
    <style:style style:name="P19" style:family="paragraph" style:parent-style-name="Header">
      <style:paragraph-properties fo:text-align="center" style:justify-single-word="false"/>
      <style:text-properties fo:color="#ff3333" style:font-name="Calibri" fo:font-size="12pt" fo:font-weight="bold" officeooo:rsid="006fc334" officeooo:paragraph-rsid="012ceee4" fo:background-color="transparent" style:font-size-asian="12pt" style:font-weight-asian="bold" style:font-size-complex="12pt" style:font-weight-complex="bold"/>
    </style:style>
    <style:style style:name="P20" style:family="paragraph" style:parent-style-name="Header">
      <style:paragraph-properties fo:text-align="center" style:justify-single-word="false"/>
      <style:text-properties fo:color="#ff3333" style:font-name="Calibri" fo:font-size="12pt" officeooo:rsid="0077d4d6" officeooo:paragraph-rsid="0127dd64" style:font-size-asian="12pt" style:font-size-complex="12pt"/>
    </style:style>
    <style:style style:name="P21" style:family="paragraph" style:parent-style-name="Header">
      <style:text-properties fo:color="#ff3333" style:font-name="Calibri" fo:font-size="12pt" officeooo:rsid="0077d4d6" officeooo:paragraph-rsid="0127dd64" style:font-size-asian="12pt" style:font-size-complex="12pt"/>
    </style:style>
    <style:style style:name="P22" style:family="paragraph" style:parent-style-name="Header">
      <style:paragraph-properties fo:text-align="center" style:justify-single-word="false"/>
      <style:text-properties fo:color="#ff3333" style:font-name="Calibri" fo:font-size="12pt" officeooo:rsid="0123e558" officeooo:paragraph-rsid="0127dd64" style:font-size-asian="12pt" style:font-size-complex="12pt"/>
    </style:style>
    <style:style style:name="P23" style:family="paragraph" style:parent-style-name="Header">
      <style:text-properties fo:color="#ff3333" style:font-name="Calibri" fo:font-size="12pt" officeooo:rsid="0077d4d6" officeooo:paragraph-rsid="012ceee4" fo:background-color="transparent" style:font-size-asian="12pt" style:font-size-complex="12pt"/>
    </style:style>
    <style:style style:name="P24" style:family="paragraph" style:parent-style-name="Header">
      <style:paragraph-properties fo:text-align="center" style:justify-single-word="false"/>
      <style:text-properties fo:color="#ff3333" style:font-name="Calibri" fo:font-size="12pt" officeooo:rsid="0077d4d6" officeooo:paragraph-rsid="012ceee4" fo:background-color="transparent" style:font-size-asian="12pt" style:font-size-complex="12pt"/>
    </style:style>
    <style:style style:name="P25" style:family="paragraph" style:parent-style-name="Header">
      <style:paragraph-properties fo:text-align="center" style:justify-single-word="false"/>
      <style:text-properties fo:color="#ff3333" style:font-name="Calibri" fo:font-size="12pt" officeooo:rsid="012c15e3" officeooo:paragraph-rsid="012ceee4" fo:background-color="transparent" style:font-size-asian="12pt" style:font-size-complex="12pt"/>
    </style:style>
    <style:style style:name="P26" style:family="paragraph" style:parent-style-name="Footer">
      <style:paragraph-properties fo:text-align="center" style:justify-single-word="false" fo:padding-left="0cm" fo:padding-right="0cm" fo:padding-top="0cm" fo:padding-bottom="0.035cm" fo:border-left="none" fo:border-right="none" fo:border-top="none" fo:border-bottom="0.51pt solid #000000" style:shadow="none"/>
    </style:style>
    <style:style style:name="P27" style:family="paragraph" style:parent-style-name="Standard">
      <style:paragraph-properties fo:line-height="100%" fo:text-align="center"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2pt" fo:font-weight="bold" style:font-name-asian="Times New Roman" style:font-size-asian="12pt" style:font-weight-asian="bold" style:font-name-complex="Verdana" style:font-size-complex="12pt" style:font-weight-complex="bold"/>
    </style:style>
    <style:style style:name="P28" style:family="paragraph" style:parent-style-name="Standard">
      <style:paragraph-properties fo:line-height="100%"/>
      <style:text-properties fo:color="#ff3333" style:font-name="Calibri" fo:font-size="11.6000003814697pt" officeooo:rsid="008a1e14" officeooo:paragraph-rsid="008a6f03" style:letter-kerning="true" style:font-name-asian="Times New Roman" style:font-size-asian="11.6000003814697pt" style:language-asian="ar" style:country-asian="SA" style:font-name-complex="Arial" style:font-size-complex="11.6000003814697pt" style:language-complex="ar" style:country-complex="SA"/>
    </style:style>
    <style:style style:name="P29" style:family="paragraph" style:parent-style-name="Standard">
      <style:paragraph-properties fo:line-height="100%"/>
      <style:text-properties fo:color="#ff3333" style:font-name="Calibri" fo:font-size="11.6000003814697pt" officeooo:rsid="008a1e14" officeooo:paragraph-rsid="008ae3c5" style:letter-kerning="true" style:font-name-asian="Times New Roman" style:font-size-asian="11.6000003814697pt" style:language-asian="ar" style:country-asian="SA" style:font-name-complex="Arial" style:font-size-complex="11.6000003814697pt" style:language-complex="ar" style:country-complex="SA"/>
    </style:style>
    <style:style style:name="P30" style:family="paragraph" style:parent-style-name="Standard">
      <style:paragraph-properties fo:line-height="100%" fo:text-align="center" style:justify-single-word="false">
        <style:tab-stops>
          <style:tab-stop style:position="1.411cm"/>
          <style:tab-stop style:position="16.984cm" style:type="right" style:leader-style="dotted" style:leader-text="."/>
        </style:tab-stops>
      </style:paragraph-properties>
      <style:text-properties fo:color="#ff3333" style:font-name="Calibri" fo:font-size="14pt" fo:font-weight="bold" officeooo:rsid="0114cc0e" officeooo:paragraph-rsid="0138a870" style:font-name-asian="MS Mincho1" style:font-size-asian="14pt" style:language-asian="ar" style:country-asian="SA" style:font-weight-asian="bold" style:font-size-complex="14pt" style:font-weight-complex="bold"/>
    </style:style>
    <style:style style:name="P31" style:family="paragraph" style:parent-style-name="Standard">
      <style:paragraph-properties fo:line-height="100%" fo:text-align="justify" style:justify-single-word="false">
        <style:tab-stops>
          <style:tab-stop style:position="1.411cm"/>
          <style:tab-stop style:position="16.984cm" style:type="right" style:leader-style="dotted" style:leader-text="."/>
        </style:tab-stops>
      </style:paragraph-properties>
      <style:text-properties fo:color="#ff3333" style:font-name="Calibri" fo:font-size="12pt" fo:font-weight="normal" officeooo:rsid="0114cc0e" officeooo:paragraph-rsid="0138a870" style:font-name-asian="MS Mincho1" style:font-size-asian="12pt" style:language-asian="ar" style:country-asian="SA" style:font-weight-asian="normal" style:font-size-complex="12pt" style:font-weight-complex="normal"/>
    </style:style>
    <style:style style:name="P32" style:family="paragraph" style:parent-style-name="Standard">
      <style:text-properties officeooo:paragraph-rsid="0138a870"/>
    </style:style>
    <style:style style:name="P33" style:family="paragraph" style:parent-style-name="Standard">
      <style:paragraph-properties fo:margin-top="0cm" fo:margin-bottom="0.353cm" loext:contextual-spacing="false" fo:line-height="100%" fo:text-align="center"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2pt" officeooo:rsid="0020f725" style:font-size-asian="12pt" style:font-size-complex="12pt"/>
    </style:style>
    <style:style style:name="P34" style:family="paragraph" style:parent-style-name="Standard">
      <style:paragraph-properties fo:margin-left="1.778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dac170" officeooo:paragraph-rsid="00dac170"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top="0cm" fo:margin-bottom="0cm" loext:contextual-spacing="false" fo:text-align="center" style:justify-single-word="false"/>
      <style:text-properties style:font-name="Calibri"/>
    </style:style>
    <style:style style:name="P37" style:family="paragraph" style:parent-style-name="Table_20_Contents">
      <style:paragraph-properties fo:margin-top="0cm" fo:margin-bottom="0cm" loext:contextual-spacing="false" fo:text-align="center" style:justify-single-word="false" style:writing-mode="lr-tb"/>
      <style:text-properties fo:color="#ff3333" style:font-name="Calibri" fo:font-size="11pt" fo:font-style="italic" officeooo:paragraph-rsid="012fa555"/>
    </style:style>
    <style:style style:name="P38" style:family="paragraph" style:parent-style-name="Table_20_Contents">
      <style:paragraph-properties fo:margin-top="0cm" fo:margin-bottom="0cm" loext:contextual-spacing="false" fo:text-align="center" style:justify-single-word="false" style:writing-mode="lr-tb"/>
      <style:text-properties fo:color="#ff3333" style:font-name="Calibri" fo:font-size="11pt" fo:font-style="italic" officeooo:paragraph-rsid="012ff64c"/>
    </style:style>
    <style:style style:name="P39" style:family="paragraph" style:parent-style-name="Table_20_Contents">
      <style:paragraph-properties fo:margin-top="0cm" fo:margin-bottom="0cm" loext:contextual-spacing="false" fo:text-align="center" style:justify-single-word="false" style:writing-mode="lr-tb"/>
      <style:text-properties fo:color="#ff3333" style:font-name="Calibri" fo:font-size="11pt" fo:font-style="italic" officeooo:paragraph-rsid="0132fe85"/>
    </style:style>
    <style:style style:name="P40" style:family="paragraph" style:parent-style-name="Table_20_Contents">
      <style:paragraph-properties fo:margin-top="0cm" fo:margin-bottom="0cm" loext:contextual-spacing="false" fo:text-align="center" style:justify-single-word="false" style:writing-mode="lr-tb"/>
      <style:text-properties fo:color="#ff3333" style:font-name="Calibri" fo:font-size="11pt" fo:font-style="italic" fo:font-weight="bold" officeooo:paragraph-rsid="012ff64c"/>
    </style:style>
    <style:style style:name="P41" style:family="paragraph" style:parent-style-name="Table_20_Contents">
      <style:paragraph-properties fo:margin-top="0cm" fo:margin-bottom="0cm" loext:contextual-spacing="false" fo:text-align="center" style:justify-single-word="false" style:writing-mode="lr-tb"/>
      <style:text-properties fo:color="#ff3333" style:font-name="Calibri" fo:font-size="11pt" fo:font-weight="bold" officeooo:paragraph-rsid="012ff64c"/>
    </style:style>
    <style:style style:name="P42" style:family="paragraph" style:parent-style-name="Table_20_Contents">
      <style:paragraph-properties fo:margin-top="0cm" fo:margin-bottom="0cm" loext:contextual-spacing="false" fo:text-align="center" style:justify-single-word="false" style:writing-mode="lr-tb"/>
      <style:text-properties fo:color="#ff3333" style:font-name="Calibri" officeooo:paragraph-rsid="012fa555"/>
    </style:style>
    <style:style style:name="P43" style:family="paragraph" style:parent-style-name="Table_20_Contents">
      <style:paragraph-properties fo:margin-top="0cm" fo:margin-bottom="0cm" loext:contextual-spacing="false" fo:text-align="center" style:justify-single-word="false" style:writing-mode="lr-tb"/>
      <style:text-properties fo:color="#ff3333" style:font-name="Calibri" officeooo:paragraph-rsid="0132fe85"/>
    </style:style>
    <style:style style:name="P44" style:family="paragraph" style:parent-style-name="Table_20_Contents">
      <style:paragraph-properties fo:margin-top="0cm" fo:margin-bottom="0cm" loext:contextual-spacing="false" fo:text-align="center" style:justify-single-word="false"/>
      <style:text-properties style:font-name="Calibri" fo:font-weight="bold" officeooo:paragraph-rsid="012fa555"/>
    </style:style>
    <style:style style:name="P45" style:family="paragraph" style:parent-style-name="Table_20_Contents">
      <style:paragraph-properties fo:margin-top="0cm" fo:margin-bottom="0cm" loext:contextual-spacing="false" fo:text-align="center" style:justify-single-word="false"/>
      <style:text-properties style:font-name="Calibri" fo:font-weight="bold" officeooo:paragraph-rsid="012ff64c"/>
    </style:style>
    <style:style style:name="P46" style:family="paragraph" style:parent-style-name="Table_20_Contents">
      <style:paragraph-properties fo:margin-top="0cm" fo:margin-bottom="0cm" loext:contextual-spacing="false" fo:text-align="center" style:justify-single-word="false"/>
      <style:text-properties style:font-name="Calibri" fo:font-weight="bold" officeooo:rsid="012ff64c" officeooo:paragraph-rsid="012ff64c"/>
    </style:style>
    <style:style style:name="P47" style:family="paragraph" style:parent-style-name="EP_20_Tabela">
      <style:paragraph-properties fo:margin-top="0cm" fo:margin-bottom="0cm" loext:contextual-spacing="false" fo:hyphenation-ladder-count="no-limit"/>
      <style:text-properties style:font-name="Calibri" fo:font-size="12pt" officeooo:paragraph-rsid="002ff4d8" style:font-size-asian="12pt" style:font-name-complex="Times New Roman" style:font-size-complex="12pt" fo:hyphenate="false"/>
    </style:style>
    <style:style style:name="P48" style:family="paragraph" style:parent-style-name="Normal">
      <style:paragraph-properties fo:margin-top="0cm" fo:margin-bottom="0cm" loext:contextual-spacing="false" fo:text-align="center" style:justify-single-word="false"/>
      <style:text-properties fo:color="#ff3333" style:font-name="Calibri" fo:font-size="12pt" officeooo:paragraph-rsid="002ff4d8" style:font-size-asian="12pt" style:font-size-complex="12pt"/>
    </style:style>
    <style:style style:name="P49" style:family="paragraph" style:parent-style-name="Normal">
      <style:paragraph-properties fo:margin-top="0cm" fo:margin-bottom="0cm" loext:contextual-spacing="false" fo:text-align="start" style:justify-single-word="false"/>
      <style:text-properties fo:color="#ff3333" style:font-name="Calibri" fo:font-size="12pt" officeooo:paragraph-rsid="002ff4d8" style:font-size-asian="12pt" style:font-size-complex="12pt"/>
    </style:style>
    <style:style style:name="P50" style:family="paragraph" style:parent-style-name="Normal">
      <style:paragraph-properties fo:margin-top="0cm" fo:margin-bottom="0cm" loext:contextual-spacing="false" fo:text-align="center" style:justify-single-word="false"/>
      <style:text-properties fo:color="#ff0000" style:font-name="Calibri" fo:font-size="12pt" officeooo:rsid="0081e6f8" officeooo:paragraph-rsid="009261bc" style:font-size-asian="12pt" style:font-size-complex="12pt"/>
    </style:style>
    <style:style style:name="P51" style:family="paragraph" style:parent-style-name="Standard">
      <style:paragraph-properties fo:margin-top="0.101cm" fo:margin-bottom="0.101cm" loext:contextual-spacing="false" fo:line-height="100%" fo:text-align="justify"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2pt" fo:font-weight="bold" officeooo:rsid="0036ce7d" officeooo:paragraph-rsid="00381e54" style:letter-kerning="true" style:font-name-asian="SimSun" style:font-size-asian="12pt" style:language-asian="zh" style:country-asian="CN" style:font-weight-asian="bold" style:font-name-complex="Tahoma" style:font-size-complex="12pt" style:language-complex="hi" style:country-complex="IN" style:font-weight-complex="bold"/>
    </style:style>
    <style:style style:name="P52" style:family="paragraph" style:parent-style-name="Standard">
      <style:paragraph-properties fo:margin-top="0.101cm" fo:margin-bottom="0.101cm" loext:contextual-spacing="false" fo:line-height="100%" fo:text-align="justify"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fae63" officeooo:paragraph-rsid="0044f037"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53" style:family="paragraph" style:parent-style-name="Standard" style:master-page-name="">
      <style:paragraph-properties fo:margin-top="0.101cm" fo:margin-bottom="0.101cm" loext:contextual-spacing="false" fo:line-height="100%" fo:text-align="justify" style:justify-single-word="false" style:page-number="auto">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c8e341" officeooo:paragraph-rsid="00c8e341"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54" style:family="paragraph" style:parent-style-name="Text_20_body">
      <style:paragraph-properties fo:margin-top="0.101cm" fo:margin-bottom="0.101cm" loext:contextual-spacing="false" fo:text-align="justify" style:justify-single-word="false" fo:orphans="2" fo:widows="2"/>
      <style:text-properties officeooo:paragraph-rsid="0134709c"/>
    </style:style>
    <style:style style:name="P55" style:family="paragraph" style:parent-style-name="Standard">
      <style:paragraph-properties fo:margin-left="0.7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fae63" officeooo:paragraph-rsid="00458ec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56" style:family="paragraph" style:parent-style-name="Standard" style:master-page-name="">
      <style:paragraph-properties fo:margin-left="0.7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cab44" officeooo:paragraph-rsid="0036ce7d"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57"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2pt" fo:font-weight="bold" officeooo:rsid="0036ce7d" officeooo:paragraph-rsid="003fb3fe"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58"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2pt" fo:font-weight="bold" officeooo:rsid="005e6a88" officeooo:paragraph-rsid="0036ce7d"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59" style:family="paragraph" style:parent-style-name="Standard">
      <style:paragraph-properties fo:margin-left="0cm" fo:margin-right="0cm" fo:margin-top="0.101cm" fo:margin-bottom="0.101cm" loext:contextual-spacing="false" fo:line-height="100%" fo:text-align="start"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81ad0" officeooo:paragraph-rsid="009e2d9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60"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81ad0" officeooo:paragraph-rsid="012fa555"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61"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fae63" officeooo:paragraph-rsid="003fb3f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62"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fae63" officeooo:paragraph-rsid="003fae63"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63"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4afb04" officeooo:paragraph-rsid="005010bd"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64" style:family="paragraph" style:parent-style-name="Standard">
      <style:paragraph-properties fo:margin-left="0cm" fo:margin-right="0cm" fo:margin-top="0.101cm" fo:margin-bottom="0.101cm" loext:contextual-spacing="false" fo:line-height="100%" fo:text-align="justify" style:justify-single-word="false" fo:text-indent="0cm" style:auto-text-indent="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9cd2d" officeooo:paragraph-rsid="0039cd2d"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65"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1292f2c" officeooo:paragraph-rsid="01292f2c" style:font-size-asian="12pt" style:font-weight-asian="normal" style:font-size-complex="12pt" style:font-weight-complex="normal" fo:hyphenate="false"/>
    </style:style>
    <style:style style:name="P66"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bold" officeooo:rsid="00381ad0" officeooo:paragraph-rsid="01292f2c"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67"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165d2" officeooo:paragraph-rsid="00a165d2" style:font-size-asian="12pt" style:font-weight-asian="normal" style:font-size-complex="12pt" style:font-weight-complex="normal" fo:hyphenate="false"/>
    </style:style>
    <style:style style:name="P68"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165d2" officeooo:paragraph-rsid="00a9f9ea" style:font-size-asian="12pt" style:font-weight-asian="normal" style:font-size-complex="12pt" style:font-weight-complex="normal" fo:hyphenate="false"/>
    </style:style>
    <style:style style:name="P69"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2d022" officeooo:paragraph-rsid="00a2d022" style:font-size-asian="12pt" style:font-weight-asian="normal" style:font-size-complex="12pt" style:font-weight-complex="normal" fo:hyphenate="false"/>
    </style:style>
    <style:style style:name="P70"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9f9ea" officeooo:paragraph-rsid="00a9f9ea" style:font-size-asian="12pt" style:font-weight-asian="normal" style:font-size-complex="12pt" style:font-weight-complex="normal" fo:hyphenate="false"/>
    </style:style>
    <style:style style:name="P71"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c7f69e" officeooo:paragraph-rsid="00c7f69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2"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cc1876" officeooo:paragraph-rsid="00cc1876"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3"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d2d5a3" officeooo:paragraph-rsid="00d2d5a3"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4"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d670ed" officeooo:paragraph-rsid="00d670ed"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5"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d703d5" officeooo:paragraph-rsid="00d703d5"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6"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e2d92" officeooo:paragraph-rsid="009e2d9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7"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e2d92" officeooo:paragraph-rsid="00a2d02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8"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e03952" officeooo:paragraph-rsid="00e0748a"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79"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dac170" officeooo:paragraph-rsid="00ee8e69"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0"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dac170" officeooo:paragraph-rsid="00dac170"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1"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ee8e69" officeooo:paragraph-rsid="00ee8e69"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2"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fca798" officeooo:paragraph-rsid="00fca79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3"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fca798" officeooo:paragraph-rsid="012ceee4"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4"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fea0cd" officeooo:paragraph-rsid="00fea0cd"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5"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2abd36" officeooo:paragraph-rsid="012abd36"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6"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2ad3a1" officeooo:paragraph-rsid="012ceee4"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7"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fae63" officeooo:paragraph-rsid="00554105"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8"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2ad3a1" officeooo:paragraph-rsid="012ceee4" style:letter-kerning="true" fo:background-color="transparent"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89"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normal" officeooo:rsid="00d426eb" officeooo:paragraph-rsid="00d426e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90"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normal" officeooo:rsid="009e2d92" officeooo:paragraph-rsid="00a9f9ea"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91"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normal" officeooo:rsid="009e2d92" officeooo:paragraph-rsid="009e2d9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92"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1pt" fo:font-weight="bold" officeooo:rsid="003fae63" officeooo:paragraph-rsid="00e4e194" style:letter-kerning="true" style:font-name-asian="SimSun" style:font-size-asian="11pt" style:language-asian="zh" style:country-asian="CN" style:font-weight-asian="bold" style:font-name-complex="Tahoma" style:font-size-complex="11pt" style:language-complex="hi" style:country-complex="IN" style:font-weight-complex="bold" fo:hyphenate="false"/>
    </style:style>
    <style:style style:name="P93"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GothamHTF-Book" fo:font-size="10pt" officeooo:paragraph-rsid="0044f037" style:font-size-asian="10pt" fo:hyphenate="false"/>
    </style:style>
    <style:style style:name="P94"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bold" officeooo:rsid="0036ce7d" officeooo:paragraph-rsid="00c8e341"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95"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81ad0" officeooo:paragraph-rsid="00381e54" style:font-size-asian="12pt" style:font-weight-asian="normal" style:font-size-complex="12pt" style:font-weight-complex="normal" fo:hyphenate="false"/>
    </style:style>
    <style:style style:name="P96"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81ad0" officeooo:paragraph-rsid="003cab44" style:font-size-asian="12pt" style:font-weight-asian="normal" style:font-size-complex="12pt" style:font-weight-complex="normal" fo:hyphenate="false"/>
    </style:style>
    <style:style style:name="P97"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81ad0" officeooo:paragraph-rsid="003de8d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98"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fae63" officeooo:paragraph-rsid="0044f037"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99"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fae63" officeooo:paragraph-rsid="00fca79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00"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e2d92" officeooo:paragraph-rsid="009e2d9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01"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fcd56e" officeooo:paragraph-rsid="00fcd56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02" style:family="paragraph" style:parent-style-name="Standard"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officeooo:paragraph-rsid="012ceee4" fo:hyphenate="false"/>
    </style:style>
    <style:style style:name="P103"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fo:break-before="auto" fo:break-aft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fae63" officeooo:paragraph-rsid="003fb3f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04" style:family="paragraph" style:parent-style-name="Standard">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fo:break-before="auto" fo:break-aft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fae63" officeooo:paragraph-rsid="003fae63"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0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2pt" fo:language="pt" fo:country="BR" officeooo:rsid="0a2a74e6" officeooo:paragraph-rsid="00aea1de" style:font-size-asian="12pt" style:font-size-complex="12pt"/>
    </style:style>
    <style:style style:name="P10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2pt" fo:language="pt" fo:country="BR" officeooo:rsid="00b1140c" officeooo:paragraph-rsid="00b1140c" style:font-size-asian="12pt" style:font-size-complex="12pt"/>
    </style:style>
    <style:style style:name="P107"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vertical-align="baseline"/>
      <style:text-properties fo:color="#ff3333" style:font-name="Calibri" fo:font-size="12pt" fo:font-weight="normal" officeooo:rsid="01087b2f" officeooo:paragraph-rsid="012ceee4"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0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fo:font-weight="bold" officeooo:paragraph-rsid="00e4e194" style:font-size-asian="11pt" style:font-weight-asian="bold" style:font-size-complex="11pt" style:font-weight-complex="bold"/>
    </style:style>
    <style:style style:name="P10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3333" style:font-name="Calibri" fo:font-size="11pt" fo:font-weight="bold" officeooo:paragraph-rsid="00e4e194" style:font-size-asian="11pt" style:font-weight-asian="bold" style:font-size-complex="11pt" style:font-weight-complex="bold"/>
    </style:style>
    <style:style style:name="P11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3333" style:font-name="Calibri" fo:font-size="11pt" fo:font-weight="bold" officeooo:rsid="0784a14e" officeooo:paragraph-rsid="00e4e194" style:font-size-asian="11pt" style:font-weight-asian="bold" style:font-size-complex="11pt" style:font-weight-complex="bold"/>
    </style:style>
    <style:style style:name="P11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fo:font-weight="bold" officeooo:paragraph-rsid="00ed0776" fo:background-color="transparent" style:font-size-asian="11pt" style:font-weight-asian="bold" style:font-size-complex="11pt" style:font-weight-complex="bold"/>
    </style:style>
    <style:style style:name="P11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fo:font-weight="normal" officeooo:paragraph-rsid="00ed0776" fo:background-color="transparent" style:font-size-asian="11pt" style:font-weight-asian="normal" style:font-size-complex="11pt" style:font-weight-complex="normal"/>
    </style:style>
    <style:style style:name="P1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ff3333" style:font-name="Calibri" fo:font-size="11pt" fo:font-weight="normal" officeooo:paragraph-rsid="00ed0776" fo:background-color="transparent" style:font-size-asian="11pt" style:font-weight-asian="normal" style:font-size-complex="11pt" style:font-weight-complex="normal"/>
    </style:style>
    <style:style style:name="P1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3333" style:font-name="Calibri" fo:font-size="11pt" fo:font-weight="normal" officeooo:paragraph-rsid="00ed0776" fo:background-color="transparent" style:font-size-asian="11pt" style:font-weight-asian="normal" style:font-size-complex="11pt" style:font-weight-complex="normal"/>
    </style:style>
    <style:style style:name="P11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fo:font-weight="normal" officeooo:rsid="01454107" officeooo:paragraph-rsid="01454107" fo:background-color="transparent" style:font-size-asian="11pt" style:font-weight-asian="normal" style:font-size-complex="11pt" style:font-weight-complex="normal"/>
    </style:style>
    <style:style style:name="P116" style:family="paragraph" style:parent-style-name="Standard">
      <style:paragraph-properties fo:margin-left="0cm" fo:margin-right="0cm" fo:margin-top="0cm" fo:margin-bottom="0cm" loext:contextual-spacing="false" fo:text-indent="0cm" style:auto-text-indent="false"/>
      <style:text-properties fo:color="#ff3333" style:font-name="Calibri" fo:font-size="11pt" officeooo:rsid="08a1efde" officeooo:paragraph-rsid="00ed0776" style:font-size-asian="11pt" style:font-size-complex="11pt"/>
    </style:style>
    <style:style style:name="P117" style:family="paragraph" style:parent-style-name="Standard">
      <style:paragraph-properties fo:margin-left="0cm" fo:margin-right="0cm" fo:margin-top="0cm" fo:margin-bottom="0cm" loext:contextual-spacing="false" fo:text-indent="0cm" style:auto-text-indent="false"/>
      <style:text-properties fo:color="#ff3333" style:font-name="Calibri" fo:font-size="11pt" officeooo:rsid="00f3e4b8" officeooo:paragraph-rsid="00f3e4b8" style:font-size-asian="11pt" style:font-size-complex="11pt"/>
    </style:style>
    <style:style style:name="P118" style:family="paragraph" style:parent-style-name="Standard">
      <style:paragraph-properties fo:margin-left="0cm" fo:margin-right="0cm" fo:margin-top="0cm" fo:margin-bottom="0cm" loext:contextual-spacing="false" fo:line-height="100%" fo:text-indent="0cm" style:auto-text-indent="false"/>
      <style:text-properties fo:color="#ff3333" style:font-name="Calibri" fo:font-size="11pt" officeooo:rsid="08a1efde" officeooo:paragraph-rsid="00ed0776" fo:background-color="transparent" style:font-size-asian="11pt" style:font-size-complex="11pt"/>
    </style:style>
    <style:style style:name="P1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3333" style:font-name="Calibri" fo:font-size="11pt" officeooo:paragraph-rsid="00ed0776" fo:background-color="transparent" style:font-size-asian="11pt" style:font-size-complex="11pt"/>
    </style:style>
    <style:style style:name="P12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ff3333" style:font-name="Calibri" fo:font-size="11pt" fo:language="pt" fo:country="BR" fo:font-weight="normal" officeooo:paragraph-rsid="00ed0776"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ff3333" style:font-name="Calibri" fo:font-size="11pt" fo:language="pt" fo:country="BR" fo:font-weight="normal" officeooo:paragraph-rsid="012bd160"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00%" fo:text-indent="0cm" style:auto-text-indent="false" style:text-autospace="none"/>
      <style:text-properties fo:color="#ff3333" style:font-name="Calibri" fo:font-size="11pt" fo:language="pt" fo:country="BR" fo:font-weight="normal" officeooo:paragraph-rsid="00ed0776"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3333" style:text-outline="false" style:text-line-through-style="none" style:text-line-through-type="none" style:font-name="Calibri" fo:font-size="11pt" fo:font-style="normal" fo:text-shadow="none" style:text-underline-style="none" fo:font-weight="normal" officeooo:paragraph-rsid="00ed0776"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2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ff3333" style:text-outline="false" style:text-line-through-style="none" style:text-line-through-type="none" style:font-name="Calibri" fo:font-size="11pt" fo:font-style="normal" fo:text-shadow="none" style:text-underline-style="none" fo:font-weight="normal" officeooo:rsid="0873257a" officeooo:paragraph-rsid="00ed0776" fo:background-color="transparent"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125"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vertical-align="baseline"/>
      <style:text-properties fo:color="#0000ff" style:font-name="Calibri" fo:font-size="12pt" fo:font-weight="normal" officeooo:rsid="0048bda0" officeooo:paragraph-rsid="005a575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26"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vertical-align="baseline"/>
      <style:text-properties fo:color="#0000ff" style:font-name="Calibri" fo:font-size="12pt" fo:font-weight="normal" officeooo:rsid="0048bda0" officeooo:paragraph-rsid="012ceee4"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27" style:family="paragraph" style:parent-style-name="Standard">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bold" officeooo:rsid="003fae63" officeooo:paragraph-rsid="00d703d5"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128"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2pt" fo:language="pt" fo:country="BR" fo:font-weight="bold" officeooo:paragraph-rsid="00aea1de" style:font-size-asian="12pt" style:font-weight-asian="bold" style:font-size-complex="12pt" style:font-weight-complex="bold"/>
    </style:style>
    <style:style style:name="P12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fo:font-style="normal" fo:font-weight="bold" officeooo:paragraph-rsid="00e4e194" style:font-size-asian="11pt" style:language-asian="en" style:country-asian="US" style:font-weight-asian="bold" style:font-name-complex="Liberation Serif" style:font-size-complex="11pt" style:font-weight-complex="bold"/>
    </style:style>
    <style:style style:name="P130"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officeooo:paragraph-rsid="00e4e194" style:font-size-asian="11pt" style:font-size-complex="11pt"/>
    </style:style>
    <style:style style:name="P131" style:family="paragraph" style:parent-style-name="Table_20_Contents">
      <style:paragraph-properties fo:margin-left="0cm" fo:margin-right="0cm" fo:margin-top="0cm" fo:margin-bottom="0cm" loext:contextual-spacing="false" fo:line-height="100%" fo:text-indent="0cm" style:auto-text-indent="false"/>
      <style:text-properties fo:color="#ff3333" style:font-name="Calibri" fo:font-size="11pt" officeooo:paragraph-rsid="00e4e194" style:font-size-asian="11pt" style:font-size-complex="11pt"/>
    </style:style>
    <style:style style:name="P132"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officeooo:rsid="078229fe" officeooo:paragraph-rsid="00e4e194" style:font-size-asian="11pt" style:font-size-complex="11pt"/>
    </style:style>
    <style:style style:name="P133"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officeooo:rsid="077db08d" officeooo:paragraph-rsid="00e4e194" style:font-size-asian="11pt" style:font-size-complex="11pt"/>
    </style:style>
    <style:style style:name="P134"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officeooo:rsid="0795361d" officeooo:paragraph-rsid="00e4e194" style:font-size-asian="11pt" style:font-size-complex="11pt"/>
    </style:style>
    <style:style style:name="P13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fo:font-weight="bold" officeooo:paragraph-rsid="00e4e194" style:font-size-asian="11pt" style:font-weight-asian="bold" style:font-size-complex="11pt" style:font-weight-complex="bold"/>
    </style:style>
    <style:style style:name="P136"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ff3333" style:font-name="Calibri" fo:font-size="11pt" fo:font-weight="normal" officeooo:rsid="0784a14e" officeooo:paragraph-rsid="00e4e194" style:font-size-asian="11pt" style:font-weight-asian="normal" style:font-size-complex="11pt" style:font-weight-complex="normal"/>
    </style:style>
    <style:style style:name="P137"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fo:font-weight="normal" officeooo:rsid="0784a14e" officeooo:paragraph-rsid="00e4e194" style:font-size-asian="11pt" style:font-weight-asian="normal" style:font-size-complex="11pt" style:font-weight-complex="normal"/>
    </style:style>
    <style:style style:name="P138"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autospace="none"/>
      <style:text-properties fo:color="#ff3333" style:font-name="Calibri" fo:font-size="11pt" fo:font-weight="normal" officeooo:paragraph-rsid="00ed0776" fo:background-color="transparent" style:font-size-asian="11pt" style:font-weight-asian="normal" style:font-size-complex="11pt" style:font-weight-complex="normal"/>
    </style:style>
    <style:style style:name="P13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style:text-underline-style="none" fo:font-weight="bold" officeooo:rsid="078ced71" officeooo:paragraph-rsid="00e4e194" fo:background-color="transparent" style:font-size-asian="11pt" style:font-weight-asian="bold" style:font-size-complex="11pt" style:font-weight-complex="bold"/>
    </style:style>
    <style:style style:name="P14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officeooo:paragraph-rsid="00e4e194" fo:background-color="transparent" style:font-size-asian="11pt" style:font-size-complex="11pt"/>
    </style:style>
    <style:style style:name="P141"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officeooo:paragraph-rsid="00e4e194" fo:background-color="transparent" style:font-size-asian="11pt" style:font-size-complex="11pt"/>
    </style:style>
    <style:style style:name="P142"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officeooo:rsid="078cf17b" officeooo:paragraph-rsid="00e4e194" fo:background-color="transparent" style:font-size-asian="11pt" style:font-size-complex="11pt"/>
    </style:style>
    <style:style style:name="P143"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officeooo:rsid="078ee378" officeooo:paragraph-rsid="00e4e194" fo:background-color="transparent" style:font-size-asian="11pt" style:font-size-complex="11pt"/>
    </style:style>
    <style:style style:name="P14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1pt" fo:font-style="normal" officeooo:paragraph-rsid="00e4e194" style:font-size-asian="11pt" style:language-asian="en" style:country-asian="US" style:font-name-complex="Liberation Serif" style:font-size-complex="11pt"/>
    </style:style>
    <style:style style:name="P145"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1pt" fo:font-style="normal" fo:font-weight="bold" officeooo:paragraph-rsid="00e4e194" style:font-size-asian="11pt" style:language-asian="en" style:country-asian="US" style:font-weight-asian="bold" style:font-name-complex="Liberation Serif" style:font-size-complex="11pt" style:font-weight-complex="bold"/>
    </style:style>
    <style:style style:name="P14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style:font-name="Calibri"/>
    </style:style>
    <style:style style:name="P147" style:family="paragraph" style:parent-style-name="Standard" style:master-page-name="">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page-number="auto" style:vertical-align="baseline"/>
      <style:text-properties fo:color="#ff3333" style:font-name="Calibri" fo:font-size="12pt" fo:font-weight="normal" officeooo:rsid="0048bda0" officeooo:paragraph-rsid="005a575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48" style:family="paragraph" style:parent-style-name="Standard" style:master-page-name="">
      <style:paragraph-properties fo:margin-left="0cm" fo:margin-right="0cm" fo:margin-top="0cm" fo:margin-bottom="0cm" loext:contextual-spacing="false" fo:line-height="100%" fo:text-align="justify" style:justify-single-word="false" fo:orphans="0" fo:widows="0" fo:hyphenation-ladder-count="no-limit" fo:text-indent="0cm" style:auto-text-indent="false" style:page-number="auto" style:vertical-align="baseline"/>
      <style:text-properties fo:color="#ff3333" style:font-name="Calibri" fo:font-size="12pt" fo:font-weight="normal" officeooo:rsid="01087b2f" officeooo:paragraph-rsid="012ceee4"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49" style:family="paragraph" style:parent-style-name="EP_20_Conteudotabela">
      <style:paragraph-properties fo:margin-left="0cm" fo:margin-right="0cm" fo:margin-top="0cm" fo:margin-bottom="0cm" loext:contextual-spacing="false" fo:line-height="100%" fo:text-align="center" style:justify-single-word="false" fo:hyphenation-ladder-count="no-limit" fo:text-indent="0cm" style:auto-text-indent="false">
        <style:tab-stops>
          <style:tab-stop style:position="-0.533cm"/>
        </style:tab-stops>
      </style:paragraph-properties>
      <style:text-properties fo:color="#ff0000" style:font-name="Calibri" fo:font-size="12pt" officeooo:rsid="003574ae" officeooo:paragraph-rsid="009261bc" style:font-size-asian="12pt" style:font-name-complex="Times New Roman" style:font-size-complex="12pt" fo:hyphenate="false"/>
    </style:style>
    <style:style style:name="P150" style:family="paragraph" style:parent-style-name="EP_20_Conteudotabela">
      <style:paragraph-properties fo:margin-left="0cm" fo:margin-right="0cm" fo:margin-top="0cm" fo:margin-bottom="0cm" loext:contextual-spacing="false" fo:line-height="100%" fo:text-align="center" style:justify-single-word="false" fo:hyphenation-ladder-count="no-limit" fo:text-indent="0cm" style:auto-text-indent="false">
        <style:tab-stops>
          <style:tab-stop style:position="-0.533cm"/>
        </style:tab-stops>
      </style:paragraph-properties>
      <style:text-properties style:font-name="Calibri" fo:font-size="12pt" officeooo:paragraph-rsid="002ff4d8" style:font-size-asian="12pt" style:font-name-complex="Times New Roman" style:font-size-complex="12pt" fo:hyphenate="false"/>
    </style:style>
    <style:style style:name="P151" style:family="paragraph" style:parent-style-name="texto">
      <style:paragraph-properties fo:margin-left="0cm" fo:margin-right="0cm" fo:line-height="100%" fo:text-align="center" style:justify-single-word="false" fo:text-indent="0cm" style:auto-text-indent="false">
        <style:tab-stops>
          <style:tab-stop style:position="1.549cm"/>
          <style:tab-stop style:position="2.798cm"/>
          <style:tab-stop style:position="4.046cm"/>
          <style:tab-stop style:position="5.295cm"/>
          <style:tab-stop style:position="6.544cm"/>
          <style:tab-stop style:position="7.793cm"/>
          <style:tab-stop style:position="9.042cm"/>
          <style:tab-stop style:position="10.291cm"/>
          <style:tab-stop style:position="11.539cm"/>
          <style:tab-stop style:position="12.788cm"/>
          <style:tab-stop style:position="14.037cm"/>
          <style:tab-stop style:position="15.286cm"/>
          <style:tab-stop style:position="16.535cm"/>
          <style:tab-stop style:position="17.784cm"/>
          <style:tab-stop style:position="19.032cm"/>
          <style:tab-stop style:position="20.281cm"/>
          <style:tab-stop style:position="21.53cm"/>
          <style:tab-stop style:position="22.779cm"/>
          <style:tab-stop style:position="24.028cm"/>
          <style:tab-stop style:position="25.277cm"/>
          <style:tab-stop style:position="26.525cm"/>
          <style:tab-stop style:position="27.774cm"/>
          <style:tab-stop style:position="29.023cm"/>
          <style:tab-stop style:position="30.272cm"/>
          <style:tab-stop style:position="31.521cm"/>
          <style:tab-stop style:position="32.77cm"/>
          <style:tab-stop style:position="34.018cm"/>
          <style:tab-stop style:position="35.267cm"/>
          <style:tab-stop style:position="36.516cm"/>
          <style:tab-stop style:position="37.765cm"/>
          <style:tab-stop style:position="39.014cm"/>
          <style:tab-stop style:position="40.263cm"/>
          <style:tab-stop style:position="41.511cm"/>
          <style:tab-stop style:position="42.76cm"/>
          <style:tab-stop style:position="44.009cm"/>
          <style:tab-stop style:position="45.258cm"/>
          <style:tab-stop style:position="46.507cm"/>
          <style:tab-stop style:position="47.756cm"/>
          <style:tab-stop style:position="49.004cm"/>
          <style:tab-stop style:position="50.253cm"/>
        </style:tab-stops>
      </style:paragraph-properties>
      <style:text-properties style:font-name="Calibri" fo:font-size="12pt" fo:font-weight="bold" officeooo:rsid="008ae3c5" officeooo:paragraph-rsid="008ae3c5" style:letter-kerning="false" style:font-name-asian="Times New Roman" style:font-size-asian="12pt" style:font-weight-asian="bold" style:font-name-complex="Arial" style:font-size-complex="12pt"/>
    </style:style>
    <style:style style:name="P152" style:family="paragraph" style:parent-style-name="texto">
      <style:paragraph-properties fo:margin-left="0cm" fo:margin-right="0cm" fo:line-height="100%" fo:text-align="center" style:justify-single-word="false" fo:text-indent="0cm" style:auto-text-indent="false">
        <style:tab-stops>
          <style:tab-stop style:position="1.549cm"/>
          <style:tab-stop style:position="2.798cm"/>
          <style:tab-stop style:position="4.046cm"/>
          <style:tab-stop style:position="5.295cm"/>
          <style:tab-stop style:position="6.544cm"/>
          <style:tab-stop style:position="7.793cm"/>
          <style:tab-stop style:position="9.042cm"/>
          <style:tab-stop style:position="10.291cm"/>
          <style:tab-stop style:position="11.539cm"/>
          <style:tab-stop style:position="12.788cm"/>
          <style:tab-stop style:position="14.037cm"/>
          <style:tab-stop style:position="15.286cm"/>
          <style:tab-stop style:position="16.535cm"/>
          <style:tab-stop style:position="17.784cm"/>
          <style:tab-stop style:position="19.032cm"/>
          <style:tab-stop style:position="20.281cm"/>
          <style:tab-stop style:position="21.53cm"/>
          <style:tab-stop style:position="22.779cm"/>
          <style:tab-stop style:position="24.028cm"/>
          <style:tab-stop style:position="25.277cm"/>
          <style:tab-stop style:position="26.525cm"/>
          <style:tab-stop style:position="27.774cm"/>
          <style:tab-stop style:position="29.023cm"/>
          <style:tab-stop style:position="30.272cm"/>
          <style:tab-stop style:position="31.521cm"/>
          <style:tab-stop style:position="32.77cm"/>
          <style:tab-stop style:position="34.018cm"/>
          <style:tab-stop style:position="35.267cm"/>
          <style:tab-stop style:position="36.516cm"/>
          <style:tab-stop style:position="37.765cm"/>
          <style:tab-stop style:position="39.014cm"/>
          <style:tab-stop style:position="40.263cm"/>
          <style:tab-stop style:position="41.511cm"/>
          <style:tab-stop style:position="42.76cm"/>
          <style:tab-stop style:position="44.009cm"/>
          <style:tab-stop style:position="45.258cm"/>
          <style:tab-stop style:position="46.507cm"/>
          <style:tab-stop style:position="47.756cm"/>
          <style:tab-stop style:position="49.004cm"/>
          <style:tab-stop style:position="50.253cm"/>
        </style:tab-stops>
      </style:paragraph-properties>
      <style:text-properties fo:color="#ff3333" style:font-name="Calibri" fo:font-size="12pt" fo:font-weight="bold" officeooo:rsid="008ae3c5" officeooo:paragraph-rsid="008ae3c5" style:letter-kerning="false" style:font-name-asian="Times New Roman" style:font-size-asian="12pt" style:font-weight-asian="bold" style:font-name-complex="Arial" style:font-size-complex="12pt"/>
    </style:style>
    <style:style style:name="P153" style:family="paragraph" style:parent-style-name="texto">
      <style:paragraph-properties fo:margin-left="0cm" fo:margin-right="0cm" fo:line-height="100%" fo:text-align="center" style:justify-single-word="false" fo:text-indent="0cm" style:auto-text-indent="false">
        <style:tab-stops>
          <style:tab-stop style:position="1.549cm"/>
          <style:tab-stop style:position="2.798cm"/>
          <style:tab-stop style:position="4.046cm"/>
          <style:tab-stop style:position="5.295cm"/>
          <style:tab-stop style:position="6.544cm"/>
          <style:tab-stop style:position="7.793cm"/>
          <style:tab-stop style:position="9.042cm"/>
          <style:tab-stop style:position="10.291cm"/>
          <style:tab-stop style:position="11.539cm"/>
          <style:tab-stop style:position="12.788cm"/>
          <style:tab-stop style:position="14.037cm"/>
          <style:tab-stop style:position="15.286cm"/>
          <style:tab-stop style:position="16.535cm"/>
          <style:tab-stop style:position="17.784cm"/>
          <style:tab-stop style:position="19.032cm"/>
          <style:tab-stop style:position="20.281cm"/>
          <style:tab-stop style:position="21.53cm"/>
          <style:tab-stop style:position="22.779cm"/>
          <style:tab-stop style:position="24.028cm"/>
          <style:tab-stop style:position="25.277cm"/>
          <style:tab-stop style:position="26.525cm"/>
          <style:tab-stop style:position="27.774cm"/>
          <style:tab-stop style:position="29.023cm"/>
          <style:tab-stop style:position="30.272cm"/>
          <style:tab-stop style:position="31.521cm"/>
          <style:tab-stop style:position="32.77cm"/>
          <style:tab-stop style:position="34.018cm"/>
          <style:tab-stop style:position="35.267cm"/>
          <style:tab-stop style:position="36.516cm"/>
          <style:tab-stop style:position="37.765cm"/>
          <style:tab-stop style:position="39.014cm"/>
          <style:tab-stop style:position="40.263cm"/>
          <style:tab-stop style:position="41.511cm"/>
          <style:tab-stop style:position="42.76cm"/>
          <style:tab-stop style:position="44.009cm"/>
          <style:tab-stop style:position="45.258cm"/>
          <style:tab-stop style:position="46.507cm"/>
          <style:tab-stop style:position="47.756cm"/>
          <style:tab-stop style:position="49.004cm"/>
          <style:tab-stop style:position="50.253cm"/>
        </style:tab-stops>
      </style:paragraph-properties>
      <style:text-properties fo:color="#ff3333" style:font-name="Calibri" fo:font-size="12pt" fo:font-weight="bold" officeooo:rsid="008dbcb2" officeooo:paragraph-rsid="008dbcb2" style:letter-kerning="false" style:font-name-asian="Times New Roman" style:font-size-asian="12pt" style:font-weight-asian="bold" style:font-name-complex="Arial" style:font-size-complex="12pt"/>
    </style:style>
    <style:style style:name="P154" style:family="paragraph" style:parent-style-name="texto">
      <style:paragraph-properties fo:margin-left="0cm" fo:margin-right="0cm" fo:line-height="100%" fo:text-align="start" style:justify-single-word="false" fo:text-indent="0cm" style:auto-text-indent="false">
        <style:tab-stops>
          <style:tab-stop style:position="1.549cm"/>
          <style:tab-stop style:position="2.798cm"/>
          <style:tab-stop style:position="4.046cm"/>
          <style:tab-stop style:position="5.295cm"/>
          <style:tab-stop style:position="6.544cm"/>
          <style:tab-stop style:position="7.793cm"/>
          <style:tab-stop style:position="9.042cm"/>
          <style:tab-stop style:position="10.291cm"/>
          <style:tab-stop style:position="11.539cm"/>
          <style:tab-stop style:position="12.788cm"/>
          <style:tab-stop style:position="14.037cm"/>
          <style:tab-stop style:position="15.286cm"/>
          <style:tab-stop style:position="16.535cm"/>
          <style:tab-stop style:position="17.784cm"/>
          <style:tab-stop style:position="19.032cm"/>
          <style:tab-stop style:position="20.281cm"/>
          <style:tab-stop style:position="21.53cm"/>
          <style:tab-stop style:position="22.779cm"/>
          <style:tab-stop style:position="24.028cm"/>
          <style:tab-stop style:position="25.277cm"/>
          <style:tab-stop style:position="26.525cm"/>
          <style:tab-stop style:position="27.774cm"/>
          <style:tab-stop style:position="29.023cm"/>
          <style:tab-stop style:position="30.272cm"/>
          <style:tab-stop style:position="31.521cm"/>
          <style:tab-stop style:position="32.77cm"/>
          <style:tab-stop style:position="34.018cm"/>
          <style:tab-stop style:position="35.267cm"/>
          <style:tab-stop style:position="36.516cm"/>
          <style:tab-stop style:position="37.765cm"/>
          <style:tab-stop style:position="39.014cm"/>
          <style:tab-stop style:position="40.263cm"/>
          <style:tab-stop style:position="41.511cm"/>
          <style:tab-stop style:position="42.76cm"/>
          <style:tab-stop style:position="44.009cm"/>
          <style:tab-stop style:position="45.258cm"/>
          <style:tab-stop style:position="46.507cm"/>
          <style:tab-stop style:position="47.756cm"/>
          <style:tab-stop style:position="49.004cm"/>
          <style:tab-stop style:position="50.253cm"/>
        </style:tab-stops>
      </style:paragraph-properties>
      <style:text-properties fo:color="#ff3333" style:font-name="Calibri" fo:font-size="12pt" fo:font-weight="normal" officeooo:rsid="008c0b81" officeooo:paragraph-rsid="008c0b81" style:letter-kerning="false" style:font-name-asian="Times New Roman" style:font-size-asian="12pt" style:font-weight-asian="normal" style:font-name-complex="Arial" style:font-size-complex="12pt" style:font-weight-complex="normal"/>
    </style:style>
    <style:style style:name="P155" style:family="paragraph" style:parent-style-name="Normal">
      <style:paragraph-properties fo:margin-left="0cm" fo:margin-right="0cm" fo:line-height="100%" fo:text-align="center" style:justify-single-word="false" fo:text-indent="0cm" style:auto-text-indent="false" style:snap-to-layout-grid="false">
        <style:tab-stops>
          <style:tab-stop style:position="1.549cm"/>
          <style:tab-stop style:position="2.798cm"/>
          <style:tab-stop style:position="4.046cm"/>
          <style:tab-stop style:position="5.295cm"/>
          <style:tab-stop style:position="6.544cm"/>
          <style:tab-stop style:position="7.793cm"/>
          <style:tab-stop style:position="9.042cm"/>
          <style:tab-stop style:position="10.291cm"/>
          <style:tab-stop style:position="11.539cm"/>
          <style:tab-stop style:position="12.788cm"/>
          <style:tab-stop style:position="14.037cm"/>
          <style:tab-stop style:position="15.286cm"/>
          <style:tab-stop style:position="16.535cm"/>
          <style:tab-stop style:position="17.784cm"/>
          <style:tab-stop style:position="19.032cm"/>
          <style:tab-stop style:position="20.281cm"/>
          <style:tab-stop style:position="21.53cm"/>
          <style:tab-stop style:position="22.779cm"/>
          <style:tab-stop style:position="24.028cm"/>
          <style:tab-stop style:position="25.277cm"/>
          <style:tab-stop style:position="26.525cm"/>
          <style:tab-stop style:position="27.774cm"/>
          <style:tab-stop style:position="29.023cm"/>
          <style:tab-stop style:position="30.272cm"/>
          <style:tab-stop style:position="31.521cm"/>
          <style:tab-stop style:position="32.77cm"/>
          <style:tab-stop style:position="34.018cm"/>
          <style:tab-stop style:position="35.267cm"/>
          <style:tab-stop style:position="36.516cm"/>
          <style:tab-stop style:position="37.765cm"/>
          <style:tab-stop style:position="39.014cm"/>
          <style:tab-stop style:position="40.263cm"/>
          <style:tab-stop style:position="41.511cm"/>
          <style:tab-stop style:position="42.76cm"/>
          <style:tab-stop style:position="44.009cm"/>
          <style:tab-stop style:position="45.258cm"/>
          <style:tab-stop style:position="46.507cm"/>
          <style:tab-stop style:position="47.756cm"/>
          <style:tab-stop style:position="49.004cm"/>
          <style:tab-stop style:position="50.253cm"/>
        </style:tab-stops>
      </style:paragraph-properties>
      <style:text-properties style:font-name="Calibri" fo:font-size="12pt" fo:font-weight="bold" officeooo:rsid="008cc5e5" officeooo:paragraph-rsid="008ae3c5" style:letter-kerning="false" style:font-name-asian="Times New Roman" style:font-size-asian="12pt" style:font-weight-asian="bold" style:font-name-complex="Arial" style:font-size-complex="12pt"/>
    </style:style>
    <style:style style:name="P156" style:family="paragraph" style:parent-style-name="Normal">
      <style:paragraph-properties fo:margin-left="0cm" fo:margin-right="0cm" fo:line-height="100%" fo:text-align="center" style:justify-single-word="false" fo:text-indent="0cm" style:auto-text-indent="false" style:snap-to-layout-grid="false">
        <style:tab-stops>
          <style:tab-stop style:position="1.549cm"/>
          <style:tab-stop style:position="2.798cm"/>
          <style:tab-stop style:position="4.046cm"/>
          <style:tab-stop style:position="5.295cm"/>
          <style:tab-stop style:position="6.544cm"/>
          <style:tab-stop style:position="7.793cm"/>
          <style:tab-stop style:position="9.042cm"/>
          <style:tab-stop style:position="10.291cm"/>
          <style:tab-stop style:position="11.539cm"/>
          <style:tab-stop style:position="12.788cm"/>
          <style:tab-stop style:position="14.037cm"/>
          <style:tab-stop style:position="15.286cm"/>
          <style:tab-stop style:position="16.535cm"/>
          <style:tab-stop style:position="17.784cm"/>
          <style:tab-stop style:position="19.032cm"/>
          <style:tab-stop style:position="20.281cm"/>
          <style:tab-stop style:position="21.53cm"/>
          <style:tab-stop style:position="22.779cm"/>
          <style:tab-stop style:position="24.028cm"/>
          <style:tab-stop style:position="25.277cm"/>
          <style:tab-stop style:position="26.525cm"/>
          <style:tab-stop style:position="27.774cm"/>
          <style:tab-stop style:position="29.023cm"/>
          <style:tab-stop style:position="30.272cm"/>
          <style:tab-stop style:position="31.521cm"/>
          <style:tab-stop style:position="32.77cm"/>
          <style:tab-stop style:position="34.018cm"/>
          <style:tab-stop style:position="35.267cm"/>
          <style:tab-stop style:position="36.516cm"/>
          <style:tab-stop style:position="37.765cm"/>
          <style:tab-stop style:position="39.014cm"/>
          <style:tab-stop style:position="40.263cm"/>
          <style:tab-stop style:position="41.511cm"/>
          <style:tab-stop style:position="42.76cm"/>
          <style:tab-stop style:position="44.009cm"/>
          <style:tab-stop style:position="45.258cm"/>
          <style:tab-stop style:position="46.507cm"/>
          <style:tab-stop style:position="47.756cm"/>
          <style:tab-stop style:position="49.004cm"/>
          <style:tab-stop style:position="50.253cm"/>
        </style:tab-stops>
      </style:paragraph-properties>
      <style:text-properties style:use-window-font-color="true" style:font-name="Calibri" fo:font-size="12pt" fo:font-weight="bold" officeooo:rsid="008ae3c5" officeooo:paragraph-rsid="008ae3c5" style:letter-kerning="false" style:font-name-asian="Times New Roman" style:font-size-asian="12pt" style:font-weight-asian="bold" style:font-name-complex="Arial" style:font-size-complex="12pt"/>
    </style:style>
    <style:style style:name="P157" style:family="paragraph" style:parent-style-name="Table_20_Contents">
      <style:paragraph-properties fo:margin-left="0cm" fo:margin-right="0cm" fo:margin-top="0.212cm" fo:margin-bottom="0.212cm" loext:contextual-spacing="false" fo:text-align="center" style:justify-single-word="false" fo:text-indent="0cm" style:auto-text-indent="false"/>
      <style:text-properties style:font-name="Calibri" fo:font-weight="bold" officeooo:rsid="0121b10c" officeooo:paragraph-rsid="012fa555"/>
    </style:style>
    <style:style style:name="P158" style:family="paragraph" style:parent-style-name="Table_20_Contents">
      <style:paragraph-properties fo:margin-left="0cm" fo:margin-right="0cm" fo:margin-top="0.212cm" fo:margin-bottom="0.212cm" loext:contextual-spacing="false" fo:text-align="center" style:justify-single-word="false" fo:text-indent="0cm" style:auto-text-indent="false"/>
      <style:text-properties style:font-name="Calibri" fo:font-weight="bold" officeooo:rsid="0121b10c" officeooo:paragraph-rsid="0132fe85"/>
    </style:style>
    <style:style style:name="P159" style:family="paragraph" style:parent-style-name="Standard" style:master-page-name="">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0000" style:font-name="Calibri" fo:font-size="12pt" fo:font-weight="normal" officeooo:rsid="01092a9b" officeooo:paragraph-rsid="01092a9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0"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0000" style:font-name="Calibri" fo:font-size="12pt" fo:font-weight="normal" officeooo:rsid="01092a9b" officeooo:paragraph-rsid="01092a9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1"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0000" style:font-name="Calibri" fo:font-size="11pt" fo:font-style="italic" fo:font-weight="normal" officeooo:rsid="01092a9b" officeooo:paragraph-rsid="0113f209" style:letter-kerning="true" style:font-name-asian="SimSun" style:font-size-asian="11pt" style:language-asian="zh" style:country-asian="CN" style:font-style-asian="italic" style:font-weight-asian="normal" style:font-name-complex="Tahoma" style:font-size-complex="11pt" style:language-complex="hi" style:country-complex="IN" style:font-style-complex="italic" style:font-weight-complex="normal" fo:hyphenate="false"/>
    </style:style>
    <style:style style:name="P162"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09912d" officeooo:paragraph-rsid="0109912d"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3"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103f18" officeooo:paragraph-rsid="01103f1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4"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0cac24" officeooo:paragraph-rsid="01150577"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5"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092a9b" officeooo:paragraph-rsid="01092a9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6"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ext-properties fo:color="#0000ff" style:font-name="Calibri" fo:font-size="12pt" fo:font-weight="normal" officeooo:rsid="0048bda0" officeooo:paragraph-rsid="005a5752"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7" style:family="paragraph" style:parent-style-name="Standard">
      <style:paragraph-properties fo:margin-left="0cm" fo:margin-right="0cm" fo:margin-top="0cm" fo:margin-bottom="0.21cm" loext:contextual-spacing="false" fo:line-height="100%" fo:text-align="justify" style:justify-single-word="false" fo:orphans="0" fo:widows="0" fo:hyphenation-ladder-count="no-limit" fo:text-indent="0cm" style:auto-text-indent="false" style:vertical-align="baseline"/>
      <style:text-properties style:use-window-font-color="true" style:font-name="Calibri" fo:font-size="12pt" fo:font-weight="normal" officeooo:rsid="01092a9b" officeooo:paragraph-rsid="010e928f"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68" style:family="paragraph" style:parent-style-name="Text_20_body">
      <style:paragraph-properties fo:margin-left="0cm" fo:margin-right="0cm" fo:margin-top="0.212cm" fo:margin-bottom="0cm" loext:contextual-spacing="false" fo:line-height="100%" fo:text-align="justify" style:justify-single-word="false" fo:text-indent="0cm" style:auto-text-indent="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normal" officeooo:rsid="012fa555" officeooo:paragraph-rsid="012fa555"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169" style:family="paragraph" style:parent-style-name="Text_20_body">
      <style:paragraph-properties fo:margin-left="0cm" fo:margin-right="0cm" fo:margin-top="0.212cm" fo:margin-bottom="0cm" loext:contextual-spacing="false" fo:line-height="100%" fo:text-align="justify" style:justify-single-word="false" fo:text-indent="0cm" style:auto-text-indent="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normal" officeooo:rsid="012fa555" officeooo:paragraph-rsid="014a6889"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170" style:family="paragraph" style:parent-style-name="Standard" style:master-page-name="">
      <style:paragraph-properties fo:margin-left="-0.025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81ad0" officeooo:paragraph-rsid="006be70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71" style:family="paragraph" style:parent-style-name="Standard">
      <style:paragraph-properties fo:margin-left="-0.025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9cd2d" officeooo:paragraph-rsid="006be70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72"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81ad0" officeooo:paragraph-rsid="007ee300" style:font-size-asian="12pt" style:font-weight-asian="normal" style:font-size-complex="12pt" style:font-weight-complex="normal" fo:hyphenate="false"/>
    </style:style>
    <style:style style:name="P173"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801318" officeooo:paragraph-rsid="00801318" style:font-size-asian="12pt" style:font-weight-asian="normal" style:font-size-complex="12pt" style:font-weight-complex="normal" fo:hyphenate="false"/>
    </style:style>
    <style:style style:name="P174"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801318" officeooo:paragraph-rsid="0091a4a0" style:font-size-asian="12pt" style:font-weight-asian="normal" style:font-size-complex="12pt" style:font-weight-complex="normal" fo:hyphenate="false"/>
    </style:style>
    <style:style style:name="P175"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841579" officeooo:paragraph-rsid="00841579" style:font-size-asian="12pt" style:font-weight-asian="normal" style:font-size-complex="12pt" style:font-weight-complex="normal" fo:hyphenate="false"/>
    </style:style>
    <style:style style:name="P176"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8e1008" officeooo:paragraph-rsid="008f865d" style:font-size-asian="12pt" style:font-weight-asian="normal" style:font-size-complex="12pt" style:font-weight-complex="normal" fo:hyphenate="false"/>
    </style:style>
    <style:style style:name="P177"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1a4a0" officeooo:paragraph-rsid="0091a4a0" style:font-size-asian="12pt" style:font-weight-asian="normal" style:font-size-complex="12pt" style:font-weight-complex="normal" fo:hyphenate="false"/>
    </style:style>
    <style:style style:name="P178"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2d022" officeooo:paragraph-rsid="00a2d022" style:font-size-asian="12pt" style:font-weight-asian="normal" style:font-size-complex="12pt" style:font-weight-complex="normal" fo:hyphenate="false"/>
    </style:style>
    <style:style style:name="P179"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3400b" officeooo:paragraph-rsid="00a3400b" style:font-size-asian="12pt" style:font-weight-asian="normal" style:font-size-complex="12pt" style:font-weight-complex="normal" fo:hyphenate="false"/>
    </style:style>
    <style:style style:name="P180"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77ef4" officeooo:paragraph-rsid="00a77ef4" style:font-size-asian="12pt" style:font-weight-asian="normal" style:font-size-complex="12pt" style:font-weight-complex="normal" fo:hyphenate="false"/>
    </style:style>
    <style:style style:name="P181"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88500" officeooo:paragraph-rsid="00a88500" style:font-size-asian="12pt" style:font-weight-asian="normal" style:font-size-complex="12pt" style:font-weight-complex="normal" fo:hyphenate="false"/>
    </style:style>
    <style:style style:name="P182"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8ee89" officeooo:paragraph-rsid="00a8ee89" style:font-size-asian="12pt" style:font-weight-asian="normal" style:font-size-complex="12pt" style:font-weight-complex="normal" fo:hyphenate="false"/>
    </style:style>
    <style:style style:name="P183"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a985d" officeooo:paragraph-rsid="00ac524a" style:font-size-asian="12pt" style:font-weight-asian="normal" style:font-size-complex="12pt" style:font-weight-complex="normal" fo:hyphenate="false"/>
    </style:style>
    <style:style style:name="P184"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c524a" officeooo:paragraph-rsid="00ac524a" style:font-size-asian="12pt" style:font-weight-asian="normal" style:font-size-complex="12pt" style:font-weight-complex="normal" fo:hyphenate="false"/>
    </style:style>
    <style:style style:name="P185"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c39406" officeooo:paragraph-rsid="00c39406" style:font-size-asian="12pt" style:font-weight-asian="normal" style:font-size-complex="12pt" style:font-weight-complex="normal" fo:hyphenate="false"/>
    </style:style>
    <style:style style:name="P186"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823258" officeooo:paragraph-rsid="013c5869" style:font-size-asian="12pt" style:font-weight-asian="normal" style:font-size-complex="12pt" style:font-weight-complex="normal" fo:hyphenate="false"/>
    </style:style>
    <style:style style:name="P187"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801318" officeooo:paragraph-rsid="0080131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88"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801318" officeooo:paragraph-rsid="0084dea9"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89"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4c658" officeooo:paragraph-rsid="0094c65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90"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1b716" officeooo:paragraph-rsid="0091b716"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91"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fc0c3" officeooo:paragraph-rsid="009fc0c3"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92"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81ad0" officeooo:paragraph-rsid="007ee300"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93"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style:text-underline-style="none" fo:font-weight="normal" officeooo:rsid="00801318" officeooo:paragraph-rsid="00801318" style:font-size-asian="12pt" style:font-weight-asian="normal" style:font-size-complex="12pt" style:font-weight-complex="normal" fo:hyphenate="false"/>
    </style:style>
    <style:style style:name="P194"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style:text-underline-style="none" fo:font-weight="normal" officeooo:rsid="00980e85" officeooo:paragraph-rsid="00980e85"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195"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bold" officeooo:rsid="00823258" officeooo:paragraph-rsid="009fc0c3" style:font-size-asian="12pt" style:font-weight-asian="bold" style:font-size-complex="12pt" style:font-weight-complex="bold" fo:hyphenate="false"/>
    </style:style>
    <style:style style:name="P196"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bold" officeooo:rsid="009fc0c3" officeooo:paragraph-rsid="009fc0c3"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197"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bold" officeooo:rsid="009fc0c3" officeooo:paragraph-rsid="00a77ef4"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198"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use-window-font-color="true" style:font-name="Calibri" fo:font-size="12pt" fo:font-weight="bold" officeooo:rsid="009fc0c3" officeooo:paragraph-rsid="00aea1de" style:letter-kerning="true" style:font-name-asian="SimSun" style:font-size-asian="12pt" style:language-asian="zh" style:country-asian="CN" style:font-weight-asian="bold" style:font-name-complex="Tahoma" style:font-size-complex="12pt" style:language-complex="hi" style:country-complex="IN" style:font-weight-complex="bold" fo:hyphenate="false"/>
    </style:style>
    <style:style style:name="P199" style:family="paragraph" style:parent-style-name="Standard">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ff" style:font-name="Calibri" fo:font-size="12pt" fo:font-weight="normal" officeooo:rsid="00381ad0" officeooo:paragraph-rsid="007ee300"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00" style:family="paragraph" style:parent-style-name="Standard" style:master-page-name="">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381ad0" officeooo:paragraph-rsid="00b6e97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01" style:family="paragraph" style:parent-style-name="Text_20_body">
      <style:paragraph-properties fo:margin-left="0.023cm" fo:margin-right="0cm" fo:margin-top="0.101cm" fo:margin-bottom="0.101cm" loext:contextual-spacing="false" fo:line-height="100%" fo:text-align="justify" style:justify-single-word="false" fo:orphans="2" fo:widows="2"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c39406" officeooo:paragraph-rsid="0134709c" style:font-size-asian="12pt" style:font-weight-asian="normal" style:font-size-complex="12pt" style:font-weight-complex="normal" fo:hyphenate="false"/>
    </style:style>
    <style:style style:name="P202" style:family="paragraph" style:parent-style-name="Standard">
      <style:paragraph-properties fo:margin-left="0.023cm" fo:margin-right="0cm" fo:margin-top="0.101cm" fo:margin-bottom="0.42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af2012" officeooo:paragraph-rsid="00af2012" style:font-size-asian="12pt" style:font-weight-asian="normal" style:font-size-complex="12pt" style:font-weight-complex="normal" fo:hyphenate="false"/>
    </style:style>
    <style:style style:name="P203" style:family="paragraph" style:parent-style-name="Standard">
      <style:paragraph-properties fo:margin-left="0.023cm" fo:margin-right="0cm" fo:margin-top="0.101cm" fo:margin-bottom="0.42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9fc0c3" officeooo:paragraph-rsid="00e4f03a"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04" style:family="paragraph" style:parent-style-name="Standard" style:master-page-name="">
      <style:paragraph-properties fo:margin-left="1.037cm" fo:margin-right="0cm" fo:margin-top="0.101cm" fo:margin-bottom="0.101cm" loext:contextual-spacing="false" fo:line-height="100%" fo:text-align="justify" style:justify-single-word="false" fo:orphans="0" fo:widows="0" fo:hyphenation-ladder-count="no-limit" fo:text-indent="-0.023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de8de" officeooo:paragraph-rsid="003de8d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05" style:family="paragraph" style:parent-style-name="Standard">
      <style:paragraph-properties fo:margin-left="1.037cm" fo:margin-right="0cm" fo:margin-top="0.101cm" fo:margin-bottom="0.101cm" loext:contextual-spacing="false" fo:line-height="100%" fo:text-align="justify" style:justify-single-word="false" fo:orphans="0" fo:widows="0" fo:hyphenation-ladder-count="no-limit" fo:text-indent="-0.023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de8de" officeooo:paragraph-rsid="003de8d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06" style:family="paragraph" style:parent-style-name="Standard" style:master-page-name="">
      <style:paragraph-properties fo:margin-left="1.058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de8de" officeooo:paragraph-rsid="003de8d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07" style:family="paragraph" style:parent-style-name="Standard">
      <style:paragraph-properties fo:margin-left="1.058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de8de" officeooo:paragraph-rsid="003de8d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08" style:family="paragraph" style:parent-style-name="Normal">
      <style:paragraph-properties fo:line-height="150%" fo:text-align="center" style:justify-single-word="false">
        <style:tab-stops>
          <style:tab-stop style:position="1.411cm"/>
          <style:tab-stop style:position="16.984cm" style:type="right" style:leader-style="dotted" style:leader-text="."/>
        </style:tab-stops>
      </style:paragraph-properties>
      <style:text-properties style:font-name="Calibri" fo:font-size="12pt" fo:font-weight="bold" officeooo:paragraph-rsid="002ff4d8" style:font-name-asian="MS Mincho1" style:font-size-asian="12pt" style:language-asian="ar" style:country-asian="SA" style:font-weight-asian="bold" style:font-size-complex="12pt" style:font-weight-complex="bold"/>
    </style:style>
    <style:style style:name="P209" style:family="paragraph" style:parent-style-name="Normal">
      <style:paragraph-properties fo:line-height="100%" fo:text-align="center" style:justify-single-word="false" style:snap-to-layout-grid="false"/>
      <style:text-properties style:font-name="Calibri" fo:font-size="12pt" fo:font-weight="bold" officeooo:rsid="008cc5e5" officeooo:paragraph-rsid="0084dea9" style:font-size-asian="12pt" style:font-weight-asian="bold" style:font-name-complex="Arial" style:font-size-complex="12pt"/>
    </style:style>
    <style:style style:name="P210" style:family="paragraph" style:parent-style-name="Normal">
      <style:paragraph-properties fo:line-height="100%" fo:text-align="center" style:justify-single-word="false" style:snap-to-layout-grid="false"/>
      <style:text-properties style:font-name="Calibri" fo:font-size="12pt" fo:font-weight="bold" officeooo:rsid="008cc5e5" officeooo:paragraph-rsid="008a1e14" style:font-size-asian="12pt" style:font-weight-asian="bold" style:font-name-complex="Arial" style:font-size-complex="12pt"/>
    </style:style>
    <style:style style:name="P211" style:family="paragraph" style:parent-style-name="Normal">
      <style:paragraph-properties fo:line-height="100%" fo:text-align="center" style:justify-single-word="false" style:snap-to-layout-grid="false"/>
      <style:text-properties style:font-name="Calibri" fo:font-size="12pt" fo:font-weight="bold" officeooo:rsid="008f2863" officeooo:paragraph-rsid="0084dea9" style:font-size-asian="12pt" style:font-weight-asian="bold" style:font-name-complex="Arial" style:font-size-complex="12pt"/>
    </style:style>
    <style:style style:name="P212" style:family="paragraph" style:parent-style-name="Normal">
      <style:paragraph-properties fo:line-height="100%" fo:text-align="center" style:justify-single-word="false" style:snap-to-layout-grid="false"/>
      <style:text-properties style:font-name="Calibri" fo:font-size="12pt" fo:font-weight="bold" officeooo:paragraph-rsid="0084dea9" style:font-size-asian="12pt" style:font-weight-asian="bold" style:font-name-complex="Arial" style:font-size-complex="12pt"/>
    </style:style>
    <style:style style:name="P213" style:family="paragraph" style:parent-style-name="Normal">
      <style:paragraph-properties fo:line-height="150%"/>
      <style:text-properties style:font-name="Calibri" fo:font-size="12pt" officeooo:paragraph-rsid="002ff4d8" style:font-size-asian="12pt" style:font-size-complex="12pt"/>
    </style:style>
    <style:style style:name="P214" style:family="paragraph" style:parent-style-name="Normal">
      <style:paragraph-properties fo:line-height="100%" fo:text-align="center" style:justify-single-word="false" style:snap-to-layout-grid="false"/>
      <style:text-properties fo:color="#ff3333" style:font-name="Calibri" fo:font-size="12pt" fo:font-weight="bold" officeooo:rsid="00877b05" officeooo:paragraph-rsid="00877b05" style:letter-kerning="false" style:font-name-asian="Times New Roman" style:font-size-asian="12pt" style:language-asian="ar" style:country-asian="SA" style:font-weight-asian="bold" style:font-name-complex="Arial" style:font-size-complex="12pt" style:language-complex="ar" style:country-complex="SA"/>
    </style:style>
    <style:style style:name="P215" style:family="paragraph" style:parent-style-name="Normal">
      <style:paragraph-properties fo:line-height="100%" fo:text-align="center" style:justify-single-word="false" style:snap-to-layout-grid="false"/>
      <style:text-properties fo:color="#ff3333" style:font-name="Calibri" fo:font-size="12pt" fo:font-weight="bold" officeooo:paragraph-rsid="0084dea9" style:letter-kerning="false" style:font-name-asian="Times New Roman" style:font-size-asian="12pt" style:language-asian="ar" style:country-asian="SA" style:font-weight-asian="bold" style:font-name-complex="Arial" style:font-size-complex="12pt" style:language-complex="ar" style:country-complex="SA"/>
    </style:style>
    <style:style style:name="P216" style:family="paragraph" style:parent-style-name="Normal">
      <style:paragraph-properties fo:line-height="100%" fo:text-align="center" style:justify-single-word="false" style:snap-to-layout-grid="false"/>
      <style:text-properties fo:color="#ff3333" style:font-name="Calibri" fo:font-size="12pt" fo:font-weight="bold" officeooo:rsid="008a1e14" officeooo:paragraph-rsid="008a1e14" style:letter-kerning="false" style:font-name-asian="Times New Roman" style:font-size-asian="12pt" style:language-asian="ar" style:country-asian="SA" style:font-weight-asian="bold" style:font-name-complex="Arial" style:font-size-complex="12pt" style:language-complex="ar" style:country-complex="SA"/>
    </style:style>
    <style:style style:name="P217" style:family="paragraph" style:parent-style-name="Normal">
      <style:paragraph-properties fo:line-height="100%">
        <style:tab-stops>
          <style:tab-stop style:position="3.762cm"/>
        </style:tab-stops>
      </style:paragraph-properties>
      <style:text-properties fo:color="#ff3333" style:font-name="Calibri" fo:font-size="12pt" officeooo:rsid="00863ecd" officeooo:paragraph-rsid="00863ecd" style:font-name-asian="Times New Roman" style:font-size-asian="12pt" style:language-asian="ar" style:country-asian="SA" style:font-name-complex="Arial" style:font-size-complex="12pt" style:language-complex="ar" style:country-complex="SA"/>
    </style:style>
    <style:style style:name="P218" style:family="paragraph" style:parent-style-name="Normal">
      <style:paragraph-properties fo:line-height="100%">
        <style:tab-stops>
          <style:tab-stop style:position="3.762cm"/>
        </style:tab-stops>
      </style:paragraph-properties>
      <style:text-properties fo:color="#ff3333" style:font-name="Calibri" fo:font-size="12pt" officeooo:rsid="00863ecd" officeooo:paragraph-rsid="00877b05" style:font-name-asian="Times New Roman" style:font-size-asian="12pt" style:language-asian="ar" style:country-asian="SA" style:font-name-complex="Arial" style:font-size-complex="12pt" style:language-complex="ar" style:country-complex="SA"/>
    </style:style>
    <style:style style:name="P219" style:family="paragraph" style:parent-style-name="Normal">
      <style:paragraph-properties fo:line-height="100%" style:snap-to-layout-grid="false">
        <style:tab-stops>
          <style:tab-stop style:position="3.762cm"/>
        </style:tab-stops>
      </style:paragraph-properties>
      <style:text-properties fo:color="#ff3333" style:font-name="Calibri" fo:font-size="12pt" officeooo:rsid="00877b05" officeooo:paragraph-rsid="00877b05" style:letter-kerning="false" style:font-name-asian="Times New Roman" style:font-size-asian="12pt" style:language-asian="ar" style:country-asian="SA" style:font-name-complex="Arial" style:font-size-complex="12pt" style:language-complex="ar" style:country-complex="SA"/>
    </style:style>
    <style:style style:name="P220" style:family="paragraph" style:parent-style-name="Normal">
      <style:paragraph-properties fo:line-height="100%" fo:text-align="center" style:justify-single-word="false" style:snap-to-layout-grid="false"/>
      <style:text-properties fo:color="#ff3333" style:font-name="Calibri" fo:font-size="11.6000003814697pt" fo:font-weight="bold" officeooo:rsid="008a1e14" officeooo:paragraph-rsid="008a1e14" style:letter-kerning="false" style:font-name-asian="Times New Roman" style:font-size-asian="11.6000003814697pt" style:language-asian="ar" style:country-asian="SA" style:font-weight-asian="bold" style:font-name-complex="Arial" style:font-size-complex="11.6000003814697pt" style:language-complex="ar" style:country-complex="SA"/>
    </style:style>
    <style:style style:name="P221" style:family="paragraph" style:parent-style-name="Normal">
      <style:paragraph-properties fo:line-height="100%" style:snap-to-layout-grid="false">
        <style:tab-stops>
          <style:tab-stop style:position="3.762cm"/>
        </style:tab-stops>
      </style:paragraph-properties>
      <style:text-properties fo:color="#ff3333" style:font-name="Calibri" fo:font-size="11.6000003814697pt" officeooo:rsid="008a1e14" officeooo:paragraph-rsid="008a1e14" style:letter-kerning="false" style:font-name-asian="Times New Roman" style:font-size-asian="11.6000003814697pt" style:language-asian="ar" style:country-asian="SA" style:font-name-complex="Arial" style:font-size-complex="11.6000003814697pt" style:language-complex="ar" style:country-complex="SA"/>
    </style:style>
    <style:style style:name="P222" style:family="paragraph" style:parent-style-name="Normal">
      <style:paragraph-properties fo:line-height="100%">
        <style:tab-stops>
          <style:tab-stop style:position="3.762cm"/>
        </style:tab-stops>
      </style:paragraph-properties>
      <style:text-properties fo:color="#ff3333" style:font-name="Calibri" fo:font-size="11.6000003814697pt" officeooo:rsid="008a1e14" officeooo:paragraph-rsid="008a1e14" style:font-name-asian="Times New Roman" style:font-size-asian="11.6000003814697pt" style:language-asian="ar" style:country-asian="SA" style:font-name-complex="Arial" style:font-size-complex="11.6000003814697pt" style:language-complex="ar" style:country-complex="SA"/>
    </style:style>
    <style:style style:name="P223" style:family="paragraph" style:parent-style-name="Text_20_body">
      <style:paragraph-properties fo:margin-top="0.212cm" fo:margin-bottom="0.212cm" loext:contextual-spacing="false" fo:text-align="center" style:justify-single-word="false"/>
      <style:text-properties style:font-name="Calibri"/>
    </style:style>
    <style:style style:name="P224" style:family="paragraph" style:parent-style-name="Text_20_body">
      <style:paragraph-properties fo:margin-top="0.212cm" fo:margin-bottom="0.212cm" loext:contextual-spacing="false" fo:line-height="150%" fo:text-align="center" style:justify-single-word="false"/>
      <style:text-properties fo:color="#ff3333" style:font-name="Calibri"/>
    </style:style>
    <style:style style:name="P225" style:family="paragraph" style:parent-style-name="Text_20_body">
      <style:paragraph-properties fo:margin-top="0.212cm" fo:margin-bottom="0.212cm" loext:contextual-spacing="false" fo:line-height="150%" fo:text-align="center" style:justify-single-word="false"/>
      <style:text-properties fo:color="#ff3333" style:font-name="Calibri" fo:font-size="26pt" style:font-size-asian="26pt" style:font-size-complex="26pt"/>
    </style:style>
    <style:style style:name="P226" style:family="paragraph" style:parent-style-name="Standard">
      <style:paragraph-properties fo:margin-left="1.27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fcd56e" officeooo:paragraph-rsid="00fcd56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27" style:family="paragraph" style:parent-style-name="Standard">
      <style:paragraph-properties fo:margin-left="1.27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d703d5" officeooo:paragraph-rsid="00d703d5"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28" style:family="paragraph" style:parent-style-name="Standard">
      <style:paragraph-properties fo:margin-left="1.27cm" fo:margin-right="0cm" fo:margin-top="0cm" fo:margin-bottom="0.21cm" loext:contextual-spacing="false" fo:line-height="100%" fo:text-align="justify" style:justify-single-word="false" fo:text-indent="0cm" style:auto-text-indent="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style="italic" fo:font-weight="normal" officeooo:rsid="01103f18" officeooo:paragraph-rsid="01103f18" style:letter-kerning="true" style:font-name-asian="SimSun"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P229" style:family="paragraph" style:parent-style-name="Standard">
      <style:paragraph-properties fo:margin-left="1.27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092a9b" officeooo:paragraph-rsid="01092a9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30" style:family="paragraph" style:parent-style-name="Standard">
      <style:paragraph-properties fo:margin-left="-0.023cm" fo:margin-right="0cm" fo:margin-top="0cm" fo:margin-bottom="0.2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5010bd" officeooo:paragraph-rsid="0111a6c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31" style:family="paragraph" style:parent-style-name="Standard" style:master-page-name="">
      <style:paragraph-properties fo:margin-left="-0.023cm" fo:margin-right="0cm" fo:margin-top="0cm" fo:margin-bottom="0.2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5010bd" officeooo:paragraph-rsid="0111a6cb"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32" style:family="paragraph" style:parent-style-name="Standard">
      <style:paragraph-properties fo:margin-top="0cm" fo:margin-bottom="0.21cm" loext:contextual-spacing="false" fo:line-height="100%" fo:text-align="justify"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0e928f" officeooo:paragraph-rsid="010e998e"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233" style:family="paragraph" style:parent-style-name="Standard">
      <style:paragraph-properties fo:margin-top="0cm" fo:margin-bottom="0.21cm" loext:contextual-spacing="false" fo:line-height="100%" fo:text-align="justify"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103f18" officeooo:paragraph-rsid="01103f18"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234" style:family="paragraph" style:parent-style-name="Standard">
      <style:paragraph-properties fo:margin-top="0cm" fo:margin-bottom="0.21cm" loext:contextual-spacing="false" fo:line-height="100%" fo:text-align="justify"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1087b2f" officeooo:paragraph-rsid="012fa555"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235" style:family="paragraph" style:parent-style-name="Standard">
      <style:paragraph-properties fo:margin-top="0cm" fo:margin-bottom="0.21cm" loext:contextual-spacing="false" fo:line-height="100%" fo:text-align="justify" style:justify-single-word="fals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4pt" officeooo:rsid="010e928f" officeooo:paragraph-rsid="010e928f"/>
    </style:style>
    <style:style style:name="P236" style:family="paragraph" style:parent-style-name="Text_20_body">
      <style:text-properties fo:color="#ff3333" style:font-name="Calibri" fo:font-size="12pt" fo:font-weight="normal" officeooo:rsid="00fcd56e"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237" style:family="paragraph" style:parent-style-name="Text_20_body">
      <style:paragraph-properties fo:line-height="150%" fo:text-align="center" style:justify-single-word="false">
        <style:tab-stops>
          <style:tab-stop style:position="1.411cm"/>
          <style:tab-stop style:position="16.984cm" style:type="right" style:leader-style="dotted" style:leader-text="."/>
        </style:tab-stops>
      </style:paragraph-properties>
      <style:text-properties style:font-name="Calibri" fo:font-size="26pt" fo:font-weight="bold" officeooo:paragraph-rsid="002ff4d8" style:font-name-asian="MS Mincho1" style:font-size-asian="12pt" style:language-asian="ar" style:country-asian="SA" style:font-weight-asian="bold" style:font-size-complex="12pt" style:font-weight-complex="bold"/>
    </style:style>
    <style:style style:name="P238" style:family="paragraph" style:parent-style-name="Text_20_body">
      <style:paragraph-properties fo:line-height="150%" fo:text-align="center" style:justify-single-word="false">
        <style:tab-stops>
          <style:tab-stop style:position="1.411cm"/>
          <style:tab-stop style:position="16.984cm" style:type="right" style:leader-style="dotted" style:leader-text="."/>
        </style:tab-stops>
      </style:paragraph-properties>
      <style:text-properties style:font-name="Times New Roman1" fo:font-size="12pt" fo:font-weight="bold" officeooo:paragraph-rsid="002ff4d8" style:font-name-asian="MS Mincho1" style:font-size-asian="12pt" style:language-asian="ar" style:country-asian="SA" style:font-weight-asian="bold" style:font-size-complex="12pt" style:font-weight-complex="bold"/>
    </style:style>
    <style:style style:name="P239" style:family="paragraph" style:parent-style-name="Normal">
      <style:paragraph-properties fo:line-height="150%" fo:text-align="center" style:justify-single-word="false" fo:keep-together="always" fo:keep-with-next="always">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style:font-name="Calibri" fo:font-size="12pt" fo:font-weight="bold" officeooo:paragraph-rsid="002ff4d8" style:font-name-asian="Times New Roman" style:font-size-asian="12pt" style:font-weight-asian="bold" style:font-name-complex="Verdana" style:font-size-complex="12pt" style:font-weight-complex="bold"/>
    </style:style>
    <style:style style:name="P240" style:family="paragraph" style:parent-style-name="Text_20_body">
      <style:paragraph-properties fo:margin-top="0.423cm" fo:margin-bottom="0.212cm" loext:contextual-spacing="false" fo:line-height="150%" fo:text-align="center" style:justify-single-word="false"/>
      <style:text-properties style:font-name="Calibri" fo:font-size="14pt" fo:font-weight="bold"/>
    </style:style>
    <style:style style:name="P241" style:family="paragraph" style:parent-style-name="Text_20_body">
      <style:paragraph-properties fo:margin-top="0cm" fo:margin-bottom="0.212cm" loext:contextual-spacing="false"/>
      <style:text-properties style:font-name="Calibri" officeooo:paragraph-rsid="012fa555"/>
    </style:style>
    <style:style style:name="P242" style:family="paragraph" style:parent-style-name="Text_20_body">
      <style:paragraph-properties fo:margin-top="0cm" fo:margin-bottom="0.212cm" loext:contextual-spacing="false"/>
      <style:text-properties style:font-name="Calibri" officeooo:rsid="0132fe85" officeooo:paragraph-rsid="0132fe85"/>
    </style:style>
    <style:style style:name="P243" style:family="paragraph" style:parent-style-name="Text_20_body">
      <style:paragraph-properties fo:margin-left="0.635cm" fo:margin-right="0cm" fo:text-align="center" style:justify-single-word="false" fo:text-indent="0cm" style:auto-text-indent="false"/>
      <style:text-properties fo:color="#ff3333" style:font-name="Calibri" fo:font-weight="normal" officeooo:paragraph-rsid="012fa555" style:font-weight-asian="normal" style:font-weight-complex="normal"/>
    </style:style>
    <style:style style:name="P244" style:family="paragraph" style:parent-style-name="Text_20_body">
      <style:paragraph-properties fo:margin-left="0.635cm" fo:margin-right="0cm" fo:margin-top="0.212cm" fo:margin-bottom="0cm" loext:contextual-spacing="false" fo:text-align="center" style:justify-single-word="false" fo:text-indent="0cm" style:auto-text-indent="false"/>
      <style:text-properties fo:color="#ff3333" style:font-name="Calibri" fo:font-size="12pt" fo:font-weight="normal" officeooo:rsid="01087b2f" officeooo:paragraph-rsid="0132fe85" style:letter-kerning="true" style:font-name-asian="SimSun" style:font-size-asian="12pt" style:language-asian="zh" style:country-asian="CN" style:font-weight-asian="normal" style:font-name-complex="Tahoma" style:font-size-complex="12pt" style:language-complex="hi" style:country-complex="IN" style:font-weight-complex="normal"/>
    </style:style>
    <style:style style:name="P245" style:family="paragraph" style:parent-style-name="Table_20_Contents">
      <style:paragraph-properties fo:margin-top="0cm" fo:margin-bottom="0.499cm" loext:contextual-spacing="false" fo:text-align="center" style:justify-single-word="false"/>
      <style:text-properties style:font-name="Calibri" officeooo:paragraph-rsid="012fa555"/>
    </style:style>
    <style:style style:name="P246" style:family="paragraph" style:parent-style-name="Table_20_Contents">
      <style:paragraph-properties fo:margin-top="0cm" fo:margin-bottom="0.499cm" loext:contextual-spacing="false" fo:text-align="center" style:justify-single-word="false"/>
      <style:text-properties style:font-name="Calibri" officeooo:paragraph-rsid="0132fe85"/>
    </style:style>
    <style:style style:name="P247" style:family="paragraph" style:parent-style-name="Heading_20_1">
      <style:text-properties officeooo:paragraph-rsid="012ceee4" fo:background-color="transparent"/>
    </style:style>
    <style:style style:name="P248" style:family="paragraph" style:parent-style-name="Heading_20_1">
      <style:text-properties style:font-name="Calibri" officeooo:paragraph-rsid="012fa555"/>
    </style:style>
    <style:style style:name="P249" style:family="paragraph" style:parent-style-name="Heading_20_1">
      <style:paragraph-properties fo:margin-top="0.423cm" fo:margin-bottom="0.212cm" loext:contextual-spacing="false" fo:line-height="150%"/>
      <style:text-properties style:font-name="Calibri" fo:font-size="14pt" officeooo:rsid="010e928f" officeooo:paragraph-rsid="012fa555"/>
    </style:style>
    <style:style style:name="P250" style:family="paragraph" style:parent-style-name="Standard" style:list-style-name="WW8Num1">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2pt" fo:language="pt" fo:country="BR" fo:font-weight="bold" officeooo:paragraph-rsid="00aea1de" style:font-size-asian="12pt" style:font-weight-asian="bold" style:font-size-complex="12pt" style:font-weight-complex="bold"/>
    </style:style>
    <style:style style:name="P251" style:family="paragraph" style:parent-style-name="Standard" style:list-style-name="WW8Num1">
      <style:paragraph-properties fo:margin-left="0cm" fo:margin-right="0cm" fo:margin-top="0cm" fo:margin-bottom="0cm" loext:contextual-spacing="false" fo:line-height="100%" fo:text-align="center" style:justify-single-word="false" fo:text-indent="0cm" style:auto-text-indent="false"/>
      <style:text-properties fo:color="#ff3333" style:font-name="Calibri" fo:font-size="12pt" fo:language="pt" fo:country="BR" fo:font-weight="bold" officeooo:paragraph-rsid="00aea1de" fo:background-color="transparent" style:font-size-asian="12pt" style:font-weight-asian="bold" style:font-size-complex="12pt" style:font-weight-complex="bold"/>
    </style:style>
    <style:style style:name="P252" style:family="paragraph" style:parent-style-name="Standard" style:list-style-name="WW8Num1">
      <style:paragraph-properties fo:margin-left="0cm" fo:margin-right="0cm" fo:margin-top="0cm" fo:margin-bottom="0cm" loext:contextual-spacing="false" fo:line-height="100%" fo:text-align="justify" style:justify-single-word="false" fo:text-indent="0cm" style:auto-text-indent="false"/>
      <style:text-properties fo:color="#ff3333" style:font-name="Calibri" fo:font-size="12pt" fo:language="pt" fo:country="BR" officeooo:rsid="00b1140c" officeooo:paragraph-rsid="00b1140c" style:font-size-asian="12pt" style:font-size-complex="12pt"/>
    </style:style>
    <style:style style:name="P253" style:family="paragraph" style:parent-style-name="Standard" style:list-style-name="L2">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cab44" officeooo:paragraph-rsid="003cab44" style:font-size-asian="12pt" style:font-weight-asian="normal" style:font-size-complex="12pt" style:font-weight-complex="normal" fo:hyphenate="false"/>
    </style:style>
    <style:style style:name="P254" style:family="paragraph" style:parent-style-name="Standard" style:list-style-name="L3">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de8de" officeooo:paragraph-rsid="003de8d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55" style:family="paragraph" style:parent-style-name="Standard" style:list-style-name="L2">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63e8d1" officeooo:paragraph-rsid="00b905d5" style:font-size-asian="12pt" style:font-weight-asian="normal" style:font-size-complex="12pt" style:font-weight-complex="normal" fo:hyphenate="false"/>
    </style:style>
    <style:style style:name="P256" style:family="paragraph" style:parent-style-name="Standard" style:list-style-name="L3" style:master-page-name="">
      <style:paragraph-properties fo:margin-left="0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de8de" officeooo:paragraph-rsid="003de8de"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57" style:family="paragraph" style:parent-style-name="Standard" style:list-style-name="L1">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000000" style:font-name="Calibri" fo:font-size="12pt" fo:font-weight="normal" officeooo:rsid="003cab44" officeooo:paragraph-rsid="00b6e97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58" style:family="paragraph" style:parent-style-name="Standard" style:list-style-name="L1">
      <style:paragraph-properties fo:margin-left="0.023cm" fo:margin-right="0cm" fo:margin-top="0.101cm" fo:margin-bottom="0.101cm" loext:contextual-spacing="false" fo:line-height="100%" fo:text-align="justify" style:justify-single-word="false" fo:orphans="0" fo:widows="0" fo:hyphenation-ladder-count="no-limit" fo:text-indent="0cm" style:auto-text-indent="false"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64e868" officeooo:paragraph-rsid="00b6e97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59" style:family="paragraph" style:parent-style-name="Standard" style:list-style-name="L3" style:master-page-name="">
      <style:paragraph-properties fo:margin-left="0.044cm" fo:margin-right="0cm" fo:margin-top="0.101cm" fo:margin-bottom="0.101cm" loext:contextual-spacing="false" fo:line-height="100%" fo:text-align="justify" style:justify-single-word="false" fo:orphans="0" fo:widows="0" fo:hyphenation-ladder-count="no-limit" fo:text-indent="0cm" style:auto-text-indent="false" style:page-number="auto" style:vertical-align="baseline">
        <style:tab-stops>
          <style:tab-stop style:position="0.979cm"/>
          <style:tab-stop style:position="1.482cm"/>
          <style:tab-stop style:position="2.011cm"/>
          <style:tab-stop style:position="2.461cm"/>
          <style:tab-stop style:position="2.91cm"/>
          <style:tab-stop style:position="3.466cm"/>
          <style:tab-stop style:position="3.916cm"/>
          <style:tab-stop style:position="12.94cm" style:leader-style="solid" style:leader-text="_"/>
        </style:tab-stops>
      </style:paragraph-properties>
      <style:text-properties fo:color="#ff3333" style:font-name="Calibri" fo:font-size="12pt" fo:font-weight="normal" officeooo:rsid="0063e8d1" officeooo:paragraph-rsid="0064e868" style:letter-kerning="true" style:font-name-asian="SimSun" style:font-size-asian="12pt" style:language-asian="zh" style:country-asian="CN" style:font-weight-asian="normal" style:font-name-complex="Tahoma" style:font-size-complex="12pt" style:language-complex="hi" style:country-complex="IN" style:font-weight-complex="normal" fo:hyphenate="false"/>
    </style:style>
    <style:style style:name="P260" style:family="paragraph" style:parent-style-name="Text_20_body" style:master-page-name="First_20_Page">
      <style:paragraph-properties fo:line-height="150%" fo:text-align="center" style:justify-single-word="false" style:page-number="auto" fo:break-before="page">
        <style:tab-stops>
          <style:tab-stop style:position="1.411cm"/>
          <style:tab-stop style:position="16.984cm" style:type="right" style:leader-style="dotted" style:leader-text="."/>
        </style:tab-stops>
      </style:paragraph-properties>
      <style:text-properties style:font-name="Calibri" fo:font-size="18pt" fo:font-weight="normal" officeooo:rsid="011ebb2a" officeooo:paragraph-rsid="011ebb2a" style:letter-kerning="true" style:font-name-asian="MS Mincho1" style:font-size-asian="18pt" style:language-asian="ar" style:country-asian="SA" style:font-weight-asian="normal" style:font-name-complex="Tahoma" style:font-size-complex="18pt" style:language-complex="hi" style:country-complex="IN" style:font-weight-complex="normal"/>
    </style:style>
    <style:style style:name="P261" style:family="paragraph" style:parent-style-name="Heading_20_2">
      <style:text-properties fo:background-color="transparent"/>
    </style:style>
    <style:style style:name="P262" style:family="paragraph" style:parent-style-name="Heading_20_2">
      <style:paragraph-properties fo:margin-top="0cm" fo:margin-bottom="0cm" loext:contextual-spacing="false"/>
      <style:text-properties fo:font-size="12pt" officeooo:paragraph-rsid="0127dd64" style:font-size-asian="10.5pt" style:font-size-complex="12pt"/>
    </style:style>
    <style:style style:name="P263" style:family="paragraph" style:parent-style-name="Heading_20_2" style:master-page-name="">
      <style:paragraph-properties style:page-number="auto"/>
    </style:style>
    <style:style style:name="P264" style:family="paragraph" style:parent-style-name="Heading_20_2">
      <style:paragraph-properties fo:margin-top="0cm" fo:margin-bottom="0.21cm" loext:contextual-spacing="false"/>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Contents_20_2">
      <style:paragraph-properties>
        <style:tab-stops>
          <style:tab-stop style:position="17cm" style:type="right" style:leader-style="dotted" style:leader-text="."/>
        </style:tab-stops>
      </style:paragraph-properties>
    </style:style>
    <style:style style:name="P267" style:family="paragraph" style:parent-style-name="Contents_20_Heading">
      <style:paragraph-properties fo:break-before="page"/>
    </style:style>
    <style:style style:name="T1" style:family="text">
      <style:text-properties officeooo:rsid="00878832"/>
    </style:style>
    <style:style style:name="T2" style:family="text">
      <style:text-properties style:font-name="Calibri"/>
    </style:style>
    <style:style style:name="T3" style:family="text">
      <style:text-properties style:font-name="Calibri" officeooo:rsid="0009839d"/>
    </style:style>
    <style:style style:name="T4" style:family="text">
      <style:text-properties style:font-name="Calibri" officeooo:rsid="0019d874"/>
    </style:style>
    <style:style style:name="T5" style:family="text">
      <style:text-properties style:font-name="Calibri" fo:font-size="9pt" style:font-size-asian="9pt"/>
    </style:style>
    <style:style style:name="T6" style:family="text">
      <style:text-properties style:font-name="Calibri" fo:font-size="9pt" fo:font-weight="bold" style:font-size-asian="9pt" style:font-weight-asian="bold" style:font-weight-complex="bold"/>
    </style:style>
    <style:style style:name="T7" style:family="text">
      <style:text-properties officeooo:rsid="002ff4d8"/>
    </style:style>
    <style:style style:name="T8" style:family="text">
      <style:text-properties style:letter-kerning="true" style:font-name-asian="SimSun" style:language-asian="zh" style:country-asian="CN" style:font-name-complex="Tahoma" style:language-complex="hi" style:country-complex="IN"/>
    </style:style>
    <style:style style:name="T9" style:family="text">
      <style:text-properties officeooo:rsid="003cab44" style:letter-kerning="true" style:font-name-asian="SimSun" style:language-asian="zh" style:country-asian="CN" style:font-name-complex="Tahoma" style:language-complex="hi" style:country-complex="IN"/>
    </style:style>
    <style:style style:name="T10" style:family="text">
      <style:text-properties officeooo:rsid="0039cd2d" style:letter-kerning="true" style:font-name-asian="SimSun" style:language-asian="zh" style:country-asian="CN" style:font-name-complex="Tahoma" style:language-complex="hi" style:country-complex="IN"/>
    </style:style>
    <style:style style:name="T11" style:family="text">
      <style:text-properties officeooo:rsid="005e6a88" style:letter-kerning="true" style:font-name-asian="SimSun" style:language-asian="zh" style:country-asian="CN" style:font-name-complex="Tahoma" style:language-complex="hi" style:country-complex="IN"/>
    </style:style>
    <style:style style:name="T12" style:family="text">
      <style:text-properties officeooo:rsid="003a5122" style:letter-kerning="true" style:font-name-asian="SimSun" style:language-asian="zh" style:country-asian="CN" style:font-name-complex="Tahoma" style:language-complex="hi" style:country-complex="IN"/>
    </style:style>
    <style:style style:name="T13" style:family="text">
      <style:text-properties officeooo:rsid="007ee300" style:letter-kerning="true" style:font-name-asian="SimSun" style:language-asian="zh" style:country-asian="CN" style:font-name-complex="Tahoma" style:language-complex="hi" style:country-complex="IN"/>
    </style:style>
    <style:style style:name="T14" style:family="text">
      <style:text-properties officeooo:rsid="0081bd22" style:letter-kerning="true" style:font-name-asian="SimSun" style:language-asian="zh" style:country-asian="CN" style:font-name-complex="Tahoma" style:language-complex="hi" style:country-complex="IN"/>
    </style:style>
    <style:style style:name="T15" style:family="text">
      <style:text-properties officeooo:rsid="0081cbfb" style:letter-kerning="true" style:font-name-asian="SimSun" style:language-asian="zh" style:country-asian="CN" style:font-name-complex="Tahoma" style:language-complex="hi" style:country-complex="IN"/>
    </style:style>
    <style:style style:name="T16" style:family="text">
      <style:text-properties officeooo:rsid="0084dea9" style:letter-kerning="true" style:font-name-asian="SimSun" style:language-asian="zh" style:country-asian="CN" style:font-name-complex="Tahoma" style:language-complex="hi" style:country-complex="IN"/>
    </style:style>
    <style:style style:name="T17" style:family="text">
      <style:text-properties officeooo:rsid="008f865d" style:letter-kerning="true" style:font-name-asian="SimSun" style:language-asian="zh" style:country-asian="CN" style:font-name-complex="Tahoma" style:language-complex="hi" style:country-complex="IN"/>
    </style:style>
    <style:style style:name="T18" style:family="text">
      <style:text-properties officeooo:rsid="0090c206" style:letter-kerning="true" style:font-name-asian="SimSun" style:language-asian="zh" style:country-asian="CN" style:font-name-complex="Tahoma" style:language-complex="hi" style:country-complex="IN"/>
    </style:style>
    <style:style style:name="T19" style:family="text">
      <style:text-properties officeooo:rsid="0091a4a0" style:letter-kerning="true" style:font-name-asian="SimSun" style:language-asian="zh" style:country-asian="CN" style:font-name-complex="Tahoma" style:language-complex="hi" style:country-complex="IN"/>
    </style:style>
    <style:style style:name="T20" style:family="text">
      <style:text-properties officeooo:rsid="0091b716" style:letter-kerning="true" style:font-name-asian="SimSun" style:language-asian="zh" style:country-asian="CN" style:font-name-complex="Tahoma" style:language-complex="hi" style:country-complex="IN"/>
    </style:style>
    <style:style style:name="T21" style:family="text">
      <style:text-properties officeooo:rsid="0094c658" style:letter-kerning="true" style:font-name-asian="SimSun" style:language-asian="zh" style:country-asian="CN" style:font-name-complex="Tahoma" style:language-complex="hi" style:country-complex="IN"/>
    </style:style>
    <style:style style:name="T22" style:family="text">
      <style:text-properties officeooo:rsid="0099be06" style:letter-kerning="true" style:font-name-asian="SimSun" style:language-asian="zh" style:country-asian="CN" style:font-name-complex="Tahoma" style:language-complex="hi" style:country-complex="IN"/>
    </style:style>
    <style:style style:name="T23" style:family="text">
      <style:text-properties officeooo:rsid="009e2d92" style:letter-kerning="true" style:font-name-asian="SimSun" style:language-asian="zh" style:country-asian="CN" style:font-name-complex="Tahoma" style:language-complex="hi" style:country-complex="IN"/>
    </style:style>
    <style:style style:name="T24" style:family="text">
      <style:text-properties officeooo:rsid="009fc0c3" style:letter-kerning="true" style:font-name-asian="SimSun" style:language-asian="zh" style:country-asian="CN" style:font-name-complex="Tahoma" style:language-complex="hi" style:country-complex="IN"/>
    </style:style>
    <style:style style:name="T25" style:family="text">
      <style:text-properties officeooo:rsid="00a2d022" style:letter-kerning="true" style:font-name-asian="SimSun" style:language-asian="zh" style:country-asian="CN" style:font-name-complex="Tahoma" style:language-complex="hi" style:country-complex="IN"/>
    </style:style>
    <style:style style:name="T26" style:family="text">
      <style:text-properties officeooo:rsid="00a3400b" style:letter-kerning="true" style:font-name-asian="SimSun" style:language-asian="zh" style:country-asian="CN" style:font-name-complex="Tahoma" style:language-complex="hi" style:country-complex="IN"/>
    </style:style>
    <style:style style:name="T27" style:family="text">
      <style:text-properties officeooo:rsid="00a51de2" style:letter-kerning="true" style:font-name-asian="SimSun" style:language-asian="zh" style:country-asian="CN" style:font-name-complex="Tahoma" style:language-complex="hi" style:country-complex="IN"/>
    </style:style>
    <style:style style:name="T28" style:family="text">
      <style:text-properties officeooo:rsid="00a6ee05" style:letter-kerning="true" style:font-name-asian="SimSun" style:language-asian="zh" style:country-asian="CN" style:font-name-complex="Tahoma" style:language-complex="hi" style:country-complex="IN"/>
    </style:style>
    <style:style style:name="T29" style:family="text">
      <style:text-properties officeooo:rsid="00a8ee89" style:letter-kerning="true" style:font-name-asian="SimSun" style:language-asian="zh" style:country-asian="CN" style:font-name-complex="Tahoma" style:language-complex="hi" style:country-complex="IN"/>
    </style:style>
    <style:style style:name="T30" style:family="text">
      <style:text-properties officeooo:rsid="00a9f9ea" style:letter-kerning="true" style:font-name-asian="SimSun" style:language-asian="zh" style:country-asian="CN" style:font-name-complex="Tahoma" style:language-complex="hi" style:country-complex="IN"/>
    </style:style>
    <style:style style:name="T31" style:family="text">
      <style:text-properties officeooo:rsid="00ac524a" style:letter-kerning="true" style:font-name-asian="SimSun" style:language-asian="zh" style:country-asian="CN" style:font-name-complex="Tahoma" style:language-complex="hi" style:country-complex="IN"/>
    </style:style>
    <style:style style:name="T32" style:family="text">
      <style:text-properties officeooo:rsid="00b2eddf" style:letter-kerning="true" style:font-name-asian="SimSun" style:language-asian="zh" style:country-asian="CN" style:font-name-complex="Tahoma" style:language-complex="hi" style:country-complex="IN"/>
    </style:style>
    <style:style style:name="T33" style:family="text">
      <style:text-properties officeooo:rsid="00b905d5" style:letter-kerning="true" style:font-name-asian="SimSun" style:language-asian="zh" style:country-asian="CN" style:font-name-complex="Tahoma" style:language-complex="hi" style:country-complex="IN"/>
    </style:style>
    <style:style style:name="T34" style:family="text">
      <style:text-properties officeooo:rsid="00c1c891" style:letter-kerning="true" style:font-name-asian="SimSun" style:language-asian="zh" style:country-asian="CN" style:font-name-complex="Tahoma" style:language-complex="hi" style:country-complex="IN"/>
    </style:style>
    <style:style style:name="T35" style:family="text">
      <style:text-properties officeooo:rsid="00df2217" style:letter-kerning="true" style:font-name-asian="SimSun" style:language-asian="zh" style:country-asian="CN" style:font-name-complex="Tahoma" style:language-complex="hi" style:country-complex="IN"/>
    </style:style>
    <style:style style:name="T36" style:family="text">
      <style:text-properties officeooo:rsid="012abd36" style:letter-kerning="true" style:font-name-asian="SimSun" style:language-asian="zh" style:country-asian="CN" style:font-name-complex="Tahoma" style:language-complex="hi" style:country-complex="IN"/>
    </style:style>
    <style:style style:name="T37" style:family="text">
      <style:text-properties officeooo:rsid="0134709c" style:letter-kerning="true" style:font-name-asian="SimSun" style:language-asian="zh" style:country-asian="CN" style:font-name-complex="Tahoma" style:language-complex="hi" style:country-complex="IN"/>
    </style:style>
    <style:style style:name="T38" style:family="text">
      <style:text-properties officeooo:rsid="013947cf" style:letter-kerning="true" style:font-name-asian="SimSun" style:language-asian="zh" style:country-asian="CN" style:font-name-complex="Tahoma" style:language-complex="hi" style:country-complex="IN"/>
    </style:style>
    <style:style style:name="T39" style:family="text">
      <style:text-properties style:letter-kerning="true" fo:background-color="transparent" loext:char-shading-value="0" style:font-name-asian="SimSun" style:language-asian="zh" style:country-asian="CN" style:font-name-complex="Tahoma" style:language-complex="hi" style:country-complex="IN"/>
    </style:style>
    <style:style style:name="T40" style:family="text">
      <style:text-properties officeooo:rsid="0116381d" style:letter-kerning="true" fo:background-color="transparent" loext:char-shading-value="0" style:font-name-asian="SimSun" style:language-asian="zh" style:country-asian="CN" style:font-name-complex="Tahoma" style:language-complex="hi" style:country-complex="IN"/>
    </style:style>
    <style:style style:name="T41" style:family="text">
      <style:text-properties officeooo:rsid="009e2d92" style:letter-kerning="true" fo:background-color="transparent" loext:char-shading-value="0" style:font-name-asian="SimSun" style:language-asian="zh" style:country-asian="CN" style:font-name-complex="Tahoma" style:language-complex="hi" style:country-complex="IN"/>
    </style:style>
    <style:style style:name="T42" style:family="text">
      <style:text-properties officeooo:rsid="011a5c84" style:letter-kerning="true" fo:background-color="transparent" loext:char-shading-value="0" style:font-name-asian="SimSun" style:language-asian="zh" style:country-asian="CN" style:font-name-complex="Tahoma" style:language-complex="hi" style:country-complex="IN"/>
    </style:style>
    <style:style style:name="T43" style:family="text">
      <style:text-properties officeooo:rsid="0122951e" style:letter-kerning="true" fo:background-color="transparent" loext:char-shading-value="0" style:font-name-asian="SimSun" style:language-asian="zh" style:country-asian="CN" style:font-name-complex="Tahoma" style:language-complex="hi" style:country-complex="IN"/>
    </style:style>
    <style:style style:name="T44" style:family="text">
      <style:text-properties officeooo:rsid="0094c658" style:letter-kerning="true" fo:background-color="transparent" loext:char-shading-value="0" style:font-name-asian="SimSun" style:language-asian="zh" style:country-asian="CN" style:font-name-complex="Tahoma" style:language-complex="hi" style:country-complex="IN"/>
    </style:style>
    <style:style style:name="T45" style:family="text">
      <style:text-properties officeooo:rsid="00381e54"/>
    </style:style>
    <style:style style:name="T46" style:family="text">
      <style:text-properties officeooo:rsid="0039cd2d"/>
    </style:style>
    <style:style style:name="T47" style:family="text">
      <style:text-properties officeooo:rsid="003cab44"/>
    </style:style>
    <style:style style:name="T48" style:family="text">
      <style:text-properties officeooo:rsid="003fae63"/>
    </style:style>
    <style:style style:name="T49" style:family="text">
      <style:text-properties officeooo:rsid="0047060d"/>
    </style:style>
    <style:style style:name="T50" style:family="text">
      <style:text-properties officeooo:rsid="0048bda0"/>
    </style:style>
    <style:style style:name="T51" style:family="text">
      <style:text-properties fo:font-weight="bold" style:font-weight-asian="bold" style:font-weight-complex="bold"/>
    </style:style>
    <style:style style:name="T52" style:family="text">
      <style:text-properties fo:font-weight="bold" officeooo:rsid="004d9779" style:font-weight-asian="bold" style:font-weight-complex="bold"/>
    </style:style>
    <style:style style:name="T53" style:family="text">
      <style:text-properties fo:font-weight="bold" officeooo:rsid="07d5c24d" style:font-weight-asian="bold" style:font-weight-complex="bold"/>
    </style:style>
    <style:style style:name="T54" style:family="text">
      <style:text-properties fo:font-weight="bold" officeooo:rsid="010bdee4" style:font-weight-asian="bold" style:font-weight-complex="bold"/>
    </style:style>
    <style:style style:name="T55" style:family="text">
      <style:text-properties fo:font-weight="bold" officeooo:rsid="012f9b44" style:font-weight-asian="bold" style:font-weight-complex="bold"/>
    </style:style>
    <style:style style:name="T56" style:family="text">
      <style:text-properties fo:font-weight="bold" officeooo:rsid="0124cb3d" fo:background-color="transparent" loext:char-shading-value="0" style:font-weight-asian="bold" style:font-weight-complex="bold"/>
    </style:style>
    <style:style style:name="T57" style:family="text">
      <style:text-properties fo:font-weight="bold" officeooo:rsid="078ee378" fo:background-color="transparent" loext:char-shading-value="0" style:font-weight-asian="bold" style:font-weight-complex="bold"/>
    </style:style>
    <style:style style:name="T58" style:family="text">
      <style:text-properties officeooo:rsid="004d9779"/>
    </style:style>
    <style:style style:name="T59" style:family="text">
      <style:text-properties style:text-underline-style="solid" style:text-underline-width="auto" style:text-underline-color="font-color" fo:background-color="transparent" loext:char-shading-value="0"/>
    </style:style>
    <style:style style:name="T60" style:family="text">
      <style:text-properties style:text-underline-style="solid" style:text-underline-width="auto" style:text-underline-color="font-color" officeooo:rsid="078ced71" fo:background-color="transparent" loext:char-shading-value="0"/>
    </style:style>
    <style:style style:name="T61" style:family="text">
      <style:text-properties style:text-underline-style="solid" style:text-underline-width="auto" style:text-underline-color="font-color" officeooo:rsid="077b6132" fo:background-color="transparent" loext:char-shading-value="0"/>
    </style:style>
    <style:style style:name="T62" style:family="text">
      <style:text-properties style:text-underline-style="solid" style:text-underline-width="auto" style:text-underline-color="font-color" officeooo:rsid="0124cb3d" fo:background-color="transparent" loext:char-shading-value="0"/>
    </style:style>
    <style:style style:name="T63" style:family="text">
      <style:text-properties style:text-underline-style="solid" style:text-underline-width="auto" style:text-underline-color="font-color" officeooo:rsid="012bd160" fo:background-color="transparent" loext:char-shading-value="0"/>
    </style:style>
    <style:style style:name="T64" style:family="text">
      <style:text-properties officeooo:rsid="0081e6f8"/>
    </style:style>
    <style:style style:name="T65" style:family="text">
      <style:text-properties officeooo:rsid="0085b080"/>
    </style:style>
    <style:style style:name="T66" style:family="text">
      <style:text-properties fo:color="#ff3333"/>
    </style:style>
    <style:style style:name="T67" style:family="text">
      <style:text-properties fo:color="#ff3333" fo:font-size="11.6000003814697pt" fo:font-weight="normal" officeooo:rsid="00738c26" fo:background-color="transparent" loext:char-shading-value="0" style:font-size-asian="11.6000003814697pt" style:font-weight-asian="normal" style:font-size-complex="11.6000003814697pt" style:font-weight-complex="normal"/>
    </style:style>
    <style:style style:name="T68" style:family="text">
      <style:text-properties fo:color="#ff3333" fo:font-size="11.6000003814697pt" fo:font-weight="normal" officeooo:rsid="007931e4" fo:background-color="transparent" loext:char-shading-value="0" style:font-size-asian="11.6000003814697pt" style:font-weight-asian="normal" style:font-size-complex="11.6000003814697pt" style:font-weight-complex="normal"/>
    </style:style>
    <style:style style:name="T69" style:family="text">
      <style:text-properties fo:color="#ff3333" fo:font-size="11.6000003814697pt" fo:font-weight="normal" officeooo:rsid="0123e558" fo:background-color="transparent" loext:char-shading-value="0" style:font-size-asian="11.6000003814697pt" style:font-weight-asian="normal" style:font-size-complex="11.6000003814697pt" style:font-weight-complex="normal"/>
    </style:style>
    <style:style style:name="T70" style:family="text">
      <style:text-properties fo:color="#ff3333" fo:font-size="11.6000003814697pt" fo:font-weight="normal" officeooo:rsid="013c5869" fo:background-color="transparent" loext:char-shading-value="0" style:font-size-asian="11.6000003814697pt" style:font-weight-asian="normal" style:font-size-complex="11.6000003814697pt" style:font-weight-complex="normal"/>
    </style:style>
    <style:style style:name="T71" style:family="text">
      <style:text-properties fo:color="#ff3333" style:font-name="Calibri" fo:font-size="12pt" fo:font-weight="normal" officeooo:rsid="01255cea" style:letter-kerning="true" fo:background-color="transparent" loext:char-shading-value="0" style:font-name-asian="SimSun" style:font-size-asian="12pt" style:language-asian="zh" style:country-asian="CN" style:font-weight-asian="normal" style:font-name-complex="Tahoma" style:font-size-complex="12pt" style:language-complex="hi" style:country-complex="IN" style:font-weight-complex="normal"/>
    </style:style>
    <style:style style:name="T72" style:family="text">
      <style:text-properties fo:color="#ff3333" style:font-name="Calibri" fo:font-size="12pt" fo:font-weight="normal" officeooo:rsid="012ad3a1" style:letter-kerning="true" fo:background-color="transparent" loext:char-shading-value="0" style:font-name-asian="SimSun" style:font-size-asian="12pt" style:language-asian="zh" style:country-asian="CN" style:font-weight-asian="normal" style:font-name-complex="Tahoma" style:font-size-complex="12pt" style:language-complex="hi" style:country-complex="IN" style:font-weight-complex="normal"/>
    </style:style>
    <style:style style:name="T73" style:family="text">
      <style:text-properties fo:color="#ff3333" officeooo:rsid="0089996e"/>
    </style:style>
    <style:style style:name="T74" style:family="text">
      <style:text-properties fo:color="#ff3333" officeooo:rsid="008fd862"/>
    </style:style>
    <style:style style:name="T75" style:family="text">
      <style:text-properties fo:color="#ff3333" officeooo:rsid="00d4bc14"/>
    </style:style>
    <style:style style:name="T76" style:family="text">
      <style:text-properties fo:color="#ff3333" officeooo:rsid="010e928f"/>
    </style:style>
    <style:style style:name="T77" style:family="text">
      <style:text-properties fo:color="#ff3333" officeooo:rsid="011d38cf"/>
    </style:style>
    <style:style style:name="T78" style:family="text">
      <style:text-properties fo:color="#ff3333" style:font-name="Calibri2" fo:background-color="transparent" loext:char-shading-value="0"/>
    </style:style>
    <style:style style:name="T79" style:family="text">
      <style:text-properties fo:color="#ff3333" officeooo:rsid="01414520"/>
    </style:style>
    <style:style style:name="T80" style:family="text">
      <style:text-properties officeooo:rsid="007d039e"/>
    </style:style>
    <style:style style:name="T81" style:family="text">
      <style:text-properties officeooo:rsid="00285cc0"/>
    </style:style>
    <style:style style:name="T82" style:family="text">
      <style:text-properties officeooo:rsid="008cc5e5"/>
    </style:style>
    <style:style style:name="T83" style:family="text">
      <style:text-properties officeooo:rsid="00877b05"/>
    </style:style>
    <style:style style:name="T84" style:family="text">
      <style:text-properties officeooo:rsid="0089996e"/>
    </style:style>
    <style:style style:name="T85" style:family="text">
      <style:text-properties officeooo:rsid="008a1e14"/>
    </style:style>
    <style:style style:name="T86" style:family="text">
      <style:text-properties officeooo:rsid="008a6f03"/>
    </style:style>
    <style:style style:name="T87" style:family="text">
      <style:text-properties officeooo:rsid="008ae3c5"/>
    </style:style>
    <style:style style:name="T88" style:family="text">
      <style:text-properties officeooo:rsid="0091a4a0"/>
    </style:style>
    <style:style style:name="T89" style:family="text">
      <style:text-properties officeooo:rsid="00980e85"/>
    </style:style>
    <style:style style:name="T90" style:family="text">
      <style:text-properties officeooo:rsid="00983303"/>
    </style:style>
    <style:style style:name="T91" style:family="text">
      <style:text-properties officeooo:rsid="0099be06"/>
    </style:style>
    <style:style style:name="T92" style:family="text">
      <style:text-properties officeooo:rsid="009dc742"/>
    </style:style>
    <style:style style:name="T93" style:family="text">
      <style:text-properties officeooo:rsid="009e2d92"/>
    </style:style>
    <style:style style:name="T94" style:family="text">
      <style:text-properties officeooo:rsid="0a0f26a4"/>
    </style:style>
    <style:style style:name="T95" style:family="text">
      <style:text-properties officeooo:rsid="0a086e87"/>
    </style:style>
    <style:style style:name="T96" style:family="text">
      <style:text-properties officeooo:rsid="00b1140c"/>
    </style:style>
    <style:style style:name="T97" style:family="text">
      <style:text-properties officeooo:rsid="00b2102a"/>
    </style:style>
    <style:style style:name="T98" style:family="text">
      <style:text-properties officeooo:rsid="00b87ee2"/>
    </style:style>
    <style:style style:name="T99" style:family="text">
      <style:text-properties officeooo:rsid="00b905d5"/>
    </style:style>
    <style:style style:name="T100" style:family="text">
      <style:text-properties officeooo:rsid="00bf1967"/>
    </style:style>
    <style:style style:name="T101" style:family="text">
      <style:text-properties officeooo:rsid="00c1c891"/>
    </style:style>
    <style:style style:name="T102" style:family="text">
      <style:text-properties officeooo:rsid="00c8e341"/>
    </style:style>
    <style:style style:name="T103" style:family="text">
      <style:text-properties officeooo:rsid="00ca8f2c"/>
    </style:style>
    <style:style style:name="T104" style:family="text">
      <style:text-properties officeooo:rsid="00ce6faa"/>
    </style:style>
    <style:style style:name="T105" style:family="text">
      <style:text-properties officeooo:rsid="00ced0fb"/>
    </style:style>
    <style:style style:name="T106" style:family="text">
      <style:text-properties officeooo:rsid="00d4130b"/>
    </style:style>
    <style:style style:name="T107" style:family="text">
      <style:text-properties officeooo:rsid="00d57abe"/>
    </style:style>
    <style:style style:name="T108" style:family="text">
      <style:text-properties officeooo:rsid="00d670ed"/>
    </style:style>
    <style:style style:name="T109" style:family="text">
      <style:text-properties officeooo:rsid="00d6c3f3"/>
    </style:style>
    <style:style style:name="T110" style:family="text">
      <style:text-properties officeooo:rsid="00d81b7b"/>
    </style:style>
    <style:style style:name="T111" style:family="text">
      <style:text-properties officeooo:rsid="00d9a9cd"/>
    </style:style>
    <style:style style:name="T112" style:family="text">
      <style:text-properties officeooo:rsid="00dc1198"/>
    </style:style>
    <style:style style:name="T113" style:family="text">
      <style:text-properties officeooo:rsid="00dd62b2"/>
    </style:style>
    <style:style style:name="T114" style:family="text">
      <style:text-properties officeooo:rsid="00e03952"/>
    </style:style>
    <style:style style:name="T115" style:family="text">
      <style:text-properties officeooo:rsid="00e0748a"/>
    </style:style>
    <style:style style:name="T116" style:family="text">
      <style:text-properties officeooo:rsid="0781ce02"/>
    </style:style>
    <style:style style:name="T117" style:family="text">
      <style:text-properties officeooo:rsid="0784a14e"/>
    </style:style>
    <style:style style:name="T118" style:family="text">
      <style:text-properties fo:font-style="normal" style:language-asian="en" style:country-asian="US" style:font-name-complex="Liberation Serif"/>
    </style:style>
    <style:style style:name="T119" style:family="text">
      <style:text-properties officeooo:rsid="0774c72f"/>
    </style:style>
    <style:style style:name="T120" style:family="text">
      <style:text-properties officeooo:rsid="0775f7e7"/>
    </style:style>
    <style:style style:name="T121" style:family="text">
      <style:text-properties style:text-underline-style="none"/>
    </style:style>
    <style:style style:name="T122" style:family="text">
      <style:text-properties style:text-underline-style="none" officeooo:rsid="005a5752"/>
    </style:style>
    <style:style style:name="T123" style:family="text">
      <style:text-properties style:text-underline-style="none" officeooo:rsid="0103e626"/>
    </style:style>
    <style:style style:name="T124" style:family="text">
      <style:text-properties style:text-underline-style="none" fo:background-color="transparent" loext:char-shading-value="0"/>
    </style:style>
    <style:style style:name="T125" style:family="text">
      <style:text-properties officeooo:rsid="077beae9"/>
    </style:style>
    <style:style style:name="T126" style:family="text">
      <style:text-properties officeooo:rsid="0792ba19"/>
    </style:style>
    <style:style style:name="T127" style:family="text">
      <style:text-properties officeooo:rsid="078cf17b"/>
    </style:style>
    <style:style style:name="T128" style:family="text">
      <style:text-properties officeooo:rsid="0790b826"/>
    </style:style>
    <style:style style:name="T129" style:family="text">
      <style:text-properties officeooo:rsid="078607dd"/>
    </style:style>
    <style:style style:name="T130" style:family="text">
      <style:text-properties officeooo:rsid="0796379a"/>
    </style:style>
    <style:style style:name="T131" style:family="text">
      <style:text-properties officeooo:rsid="07978a66"/>
    </style:style>
    <style:style style:name="T132" style:family="text">
      <style:text-properties officeooo:rsid="085e5a54"/>
    </style:style>
    <style:style style:name="T133" style:family="text">
      <style:text-properties officeooo:rsid="00eb2e8f"/>
    </style:style>
    <style:style style:name="T134" style:family="text">
      <style:text-properties officeooo:rsid="084f0a09"/>
    </style:style>
    <style:style style:name="T135" style:family="text">
      <style:text-properties officeooo:rsid="084f69a4"/>
    </style:style>
    <style:style style:name="T136" style:family="text">
      <style:text-properties officeooo:rsid="0872bf81"/>
    </style:style>
    <style:style style:name="T137" style:family="text">
      <style:text-properties officeooo:rsid="085080db"/>
    </style:style>
    <style:style style:name="T138" style:family="text">
      <style:text-properties officeooo:rsid="0851de53"/>
    </style:style>
    <style:style style:name="T139" style:family="text">
      <style:text-properties style:text-outline="false" style:text-line-through-style="none" style:text-line-through-typ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140" style:family="text">
      <style:text-properties style:text-outline="false" style:text-line-through-style="none" style:text-line-through-type="none" fo:font-style="normal" fo:text-shadow="none" style:text-underline-style="none" style:font-name-asian="Times New Roman" style:font-style-asian="normal" style:font-name-complex="Times New Roman" style:font-style-complex="normal" style:text-emphasize="none" style:text-overline-style="none" style:text-overline-color="font-color"/>
    </style:style>
    <style:style style:name="T141" style:family="text">
      <style:text-properties style:text-outline="false" style:text-line-through-style="none" style:text-line-through-type="none" fo:font-style="normal" fo:text-shadow="none" style:text-underline-style="none" officeooo:rsid="0853baae" style:font-name-asian="Times New Roman" style:font-style-asian="normal" style:font-name-complex="Times New Roman" style:font-style-complex="normal" style:text-emphasize="none" style:text-overline-style="none" style:text-overline-color="font-color"/>
    </style:style>
    <style:style style:name="T142" style:family="text">
      <style:text-properties style:text-outline="false" style:text-line-through-style="none" style:text-line-through-type="none" fo:font-style="normal" fo:text-shadow="none" style:text-underline-style="none" officeooo:rsid="0872bf81" style:font-name-asian="Times New Roman" style:font-style-asian="normal" style:font-name-complex="Times New Roman" style:font-style-complex="normal" style:text-emphasize="none" style:text-overline-style="none" style:text-overline-color="font-color"/>
    </style:style>
    <style:style style:name="T143" style:family="text">
      <style:text-properties style:font-name-asian="Arial" style:font-name-complex="Arial"/>
    </style:style>
    <style:style style:name="T144" style:family="text">
      <style:text-properties officeooo:rsid="0858d857" style:font-name-asian="Arial" style:font-name-complex="Arial"/>
    </style:style>
    <style:style style:name="T145" style:family="text">
      <style:text-properties officeooo:rsid="00f3e4b8" style:font-name-asian="Arial" style:font-name-complex="Arial"/>
    </style:style>
    <style:style style:name="T146" style:family="text">
      <style:text-properties officeooo:rsid="08554099"/>
    </style:style>
    <style:style style:name="T147" style:family="text">
      <style:text-properties officeooo:rsid="08570632"/>
    </style:style>
    <style:style style:name="T148" style:family="text">
      <style:text-properties officeooo:rsid="08a16410"/>
    </style:style>
    <style:style style:name="T149" style:family="text">
      <style:text-properties officeooo:rsid="08a2a330"/>
    </style:style>
    <style:style style:name="T150" style:family="text">
      <style:text-properties officeooo:rsid="08a402c1"/>
    </style:style>
    <style:style style:name="T151" style:family="text">
      <style:text-properties officeooo:rsid="08a5db59"/>
    </style:style>
    <style:style style:name="T152" style:family="text">
      <style:text-properties officeooo:rsid="08596bf6"/>
    </style:style>
    <style:style style:name="T153" style:family="text">
      <style:text-properties officeooo:rsid="0859a132"/>
    </style:style>
    <style:style style:name="T154" style:family="text">
      <style:text-properties officeooo:rsid="085a9e91"/>
    </style:style>
    <style:style style:name="T155" style:family="text">
      <style:text-properties officeooo:rsid="085c9423"/>
    </style:style>
    <style:style style:name="T156" style:family="text">
      <style:text-properties officeooo:rsid="00ee8e69"/>
    </style:style>
    <style:style style:name="T157" style:family="text">
      <style:text-properties officeooo:rsid="00dac170"/>
    </style:style>
    <style:style style:name="T158" style:family="text">
      <style:text-properties officeooo:rsid="00f23520"/>
    </style:style>
    <style:style style:name="T159" style:family="text">
      <style:text-properties officeooo:rsid="00f3e4b8"/>
    </style:style>
    <style:style style:name="T160" style:family="text">
      <style:text-properties officeooo:rsid="00f438d9"/>
    </style:style>
    <style:style style:name="T161" style:family="text">
      <style:text-properties officeooo:rsid="00f5aa62"/>
    </style:style>
    <style:style style:name="T162" style:family="text">
      <style:text-properties officeooo:rsid="00fca798"/>
    </style:style>
    <style:style style:name="T163" style:family="text">
      <style:text-properties officeooo:rsid="00fea0cd"/>
    </style:style>
    <style:style style:name="T164" style:family="text">
      <style:text-properties fo:color="#3333ff" officeooo:rsid="01074a19"/>
    </style:style>
    <style:style style:name="T165" style:family="text">
      <style:text-properties fo:color="#3333ff" officeooo:rsid="010e20ab"/>
    </style:style>
    <style:style style:name="T166" style:family="text">
      <style:text-properties officeooo:rsid="0108a072"/>
    </style:style>
    <style:style style:name="T167" style:family="text">
      <style:text-properties officeooo:rsid="010cac24"/>
    </style:style>
    <style:style style:name="T168" style:family="text">
      <style:text-properties officeooo:rsid="010e928f"/>
    </style:style>
    <style:style style:name="T169" style:family="text">
      <style:text-properties officeooo:rsid="01103f8d"/>
    </style:style>
    <style:style style:name="T170" style:family="text">
      <style:text-properties officeooo:rsid="0111a6cb"/>
    </style:style>
    <style:style style:name="T171" style:family="text">
      <style:text-properties officeooo:rsid="0120034c"/>
    </style:style>
    <style:style style:name="T172" style:family="text">
      <style:text-properties officeooo:rsid="0120f9b5"/>
    </style:style>
    <style:style style:name="T173" style:family="text">
      <style:text-properties officeooo:rsid="0122951e"/>
    </style:style>
    <style:style style:name="T174" style:family="text">
      <style:text-properties fo:background-color="transparent" loext:char-shading-value="0"/>
    </style:style>
    <style:style style:name="T175" style:family="text">
      <style:text-properties officeooo:rsid="00983303" fo:background-color="transparent" loext:char-shading-value="0"/>
    </style:style>
    <style:style style:name="T176" style:family="text">
      <style:text-properties officeooo:rsid="003cab44" fo:background-color="transparent" loext:char-shading-value="0"/>
    </style:style>
    <style:style style:name="T177" style:family="text">
      <style:text-properties officeooo:rsid="0124cb3d" fo:background-color="transparent" loext:char-shading-value="0"/>
    </style:style>
    <style:style style:name="T178" style:family="text">
      <style:text-properties officeooo:rsid="0790b826" fo:background-color="transparent" loext:char-shading-value="0"/>
    </style:style>
    <style:style style:name="T179" style:family="text">
      <style:text-properties officeooo:rsid="012bd160" fo:background-color="transparent" loext:char-shading-value="0"/>
    </style:style>
    <style:style style:name="T180" style:family="text">
      <style:text-properties officeooo:rsid="0124cb3d"/>
    </style:style>
    <style:style style:name="T181" style:family="text">
      <style:text-properties officeooo:rsid="0123e558"/>
    </style:style>
    <style:style style:name="T182" style:family="text">
      <style:text-properties officeooo:rsid="0127dd64"/>
    </style:style>
    <style:style style:name="T183" style:family="text">
      <style:text-properties officeooo:rsid="012ad3a1"/>
    </style:style>
    <style:style style:name="T184" style:family="text">
      <style:text-properties officeooo:rsid="012bd160"/>
    </style:style>
    <style:style style:name="T185" style:family="text">
      <style:text-properties officeooo:rsid="012ceee4"/>
    </style:style>
    <style:style style:name="T186" style:family="text">
      <style:text-properties officeooo:rsid="012c15e3"/>
    </style:style>
    <style:style style:name="T187" style:family="text">
      <style:text-properties officeooo:rsid="012e9fab"/>
    </style:style>
    <style:style style:name="T188" style:family="text">
      <style:text-properties officeooo:rsid="012f9b44"/>
    </style:style>
    <style:style style:name="T189" style:family="text">
      <style:text-properties fo:font-size="11pt"/>
    </style:style>
    <style:style style:name="T190" style:family="text">
      <style:text-properties fo:font-size="11pt" fo:font-style="italic"/>
    </style:style>
    <style:style style:name="T191" style:family="text">
      <style:text-properties officeooo:rsid="0121b10c"/>
    </style:style>
    <style:style style:name="T192" style:family="text">
      <style:text-properties officeooo:rsid="012cdff5"/>
    </style:style>
    <style:style style:name="T193" style:family="text">
      <style:text-properties fo:font-style="italic"/>
    </style:style>
    <style:style style:name="T194" style:family="text">
      <style:text-properties fo:font-style="italic" fo:font-weight="normal" style:font-weight-asian="normal" style:font-weight-complex="normal"/>
    </style:style>
    <style:style style:name="T195" style:family="text">
      <style:text-properties officeooo:rsid="012fa555"/>
    </style:style>
    <style:style style:name="T196" style:family="text">
      <style:text-properties fo:font-weight="normal" style:font-weight-asian="normal" style:font-weight-complex="normal"/>
    </style:style>
    <style:style style:name="T197" style:family="text">
      <style:text-properties officeooo:rsid="012ff734"/>
    </style:style>
    <style:style style:name="T198" style:family="text">
      <style:text-properties officeooo:rsid="0132fe85"/>
    </style:style>
    <style:style style:name="T199" style:family="text">
      <style:text-properties style:font-name="Calibri2" officeooo:rsid="009fc0c3" style:letter-kerning="true" fo:background-color="transparent" loext:char-shading-value="0" style:font-name-asian="SimSun" style:language-asian="zh" style:country-asian="CN" style:font-name-complex="Tahoma" style:language-complex="hi" style:country-complex="IN"/>
    </style:style>
    <style:style style:name="T200" style:family="text">
      <style:text-properties style:font-name="Calibri2" officeooo:rsid="0134709c" style:letter-kerning="true" fo:background-color="transparent" loext:char-shading-value="0" style:font-name-asian="SimSun" style:language-asian="zh" style:country-asian="CN" style:font-name-complex="Tahoma" style:language-complex="hi" style:country-complex="IN"/>
    </style:style>
    <style:style style:name="T201" style:family="text">
      <style:text-properties style:font-name="Calibri2" officeooo:rsid="001580c2" style:letter-kerning="true" fo:background-color="transparent" loext:char-shading-value="0" style:font-name-asian="SimSun" style:language-asian="zh" style:country-asian="CN" style:font-name-complex="Tahoma" style:language-complex="hi" style:country-complex="IN"/>
    </style:style>
    <style:style style:name="T202" style:family="text">
      <style:text-properties style:font-name="Calibri2" officeooo:rsid="01359b07" style:letter-kerning="true" fo:background-color="transparent" loext:char-shading-value="0" style:font-name-asian="SimSun" style:language-asian="zh" style:country-asian="CN" style:font-name-complex="Tahoma" style:language-complex="hi" style:country-complex="IN"/>
    </style:style>
    <style:style style:name="T203" style:family="text">
      <style:text-properties officeooo:rsid="01359b07"/>
    </style:style>
    <style:style style:name="T204" style:family="text">
      <style:text-properties officeooo:rsid="00c46e27"/>
    </style:style>
    <style:style style:name="T205" style:family="text">
      <style:text-properties officeooo:rsid="013c5869"/>
    </style:style>
    <style:style style:name="T206" style:family="text">
      <style:text-properties officeooo:rsid="01453d05"/>
    </style:style>
    <style:style style:name="T207" style:family="text">
      <style:text-properties fo:font-variant="normal" fo:text-transform="none" fo:color="#000000" style:font-name="Calibri3" fo:letter-spacing="normal" fo:font-style="normal"/>
    </style:style>
    <style:style style:name="T208" style:family="text">
      <style:text-properties fo:font-variant="normal" fo:text-transform="none" style:font-name="Calibri3" fo:letter-spacing="normal" fo:font-style="normal"/>
    </style:style>
    <style:style style:name="T209" style:family="text">
      <style:text-properties fo:font-variant="normal" fo:text-transform="none" style:font-name="Calibri3" fo:letter-spacing="normal" fo:font-style="normal" officeooo:rsid="0149df51"/>
    </style:style>
    <style:style style:name="T210" style:family="text">
      <style:text-properties officeooo:rsid="014a6889"/>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Anexo <text:span text:style-name="T66">&lt;XXX&gt;</text:span> do Edital</text:p>
      <text:p text:style-name="P238"/>
      <text:p text:style-name="P238"/>
      <text:p text:style-name="P238"/>
      <text:p text:style-name="P238"/>
      <text:p text:style-name="P238"/>
      <text:p text:style-name="P237">TERMO DE REFERÊNCIA </text:p>
      <text:p text:style-name="P240"/>
      <text:p text:style-name="P240">Processo Administrativo nº <text:span text:style-name="T77">&lt;XXXXXXXX&gt;</text:span></text:p>
      <text:p text:style-name="P36"/>
      <text:p text:style-name="P36"/>
      <text:p text:style-name="P36"/>
      <text:p text:style-name="P36"/>
      <text:p text:style-name="P36"/>
      <text:p text:style-name="P225">&lt;Nome do Projeto / Solução&gt;</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223"><text:span text:style-name="T77">&lt;Local&gt;</text:span>, <text:span text:style-name="T66">&lt;mês&gt;</text:span> de <text:span text:style-name="T66">&lt;ano&gt;</text:span></text:p>
      <text:p text:style-name="P224">&lt;COORDENAÇÃO/SECRETARIA/ÓRGÃO&gt;</text:p>
      <text:p text:style-name="P224"/>
      <text:p text:style-name="P208"><text:soft-page-break/>Histórico <text:span text:style-name="T171">de</text:span> Revisões</text:p>
      <text:p text:style-name="P208"/>
      <table:table table:name="Tabela26" table:style-name="Tabela26">
        <table:table-column table:style-name="Tabela26.A"/>
        <table:table-column table:style-name="Tabela26.B"/>
        <table:table-column table:style-name="Tabela26.C"/>
        <table:table-column table:style-name="Tabela26.D"/>
        <table:table-row>
          <table:table-cell table:style-name="Tabela26.A1" office:value-type="string">
            <text:p text:style-name="P47">Data</text:p>
          </table:table-cell>
          <table:table-cell table:style-name="Tabela26.A1" office:value-type="string">
            <text:p text:style-name="P47">Versão</text:p>
          </table:table-cell>
          <table:table-cell table:style-name="Tabela26.A1" office:value-type="string">
            <text:p text:style-name="P47">Descrição</text:p>
          </table:table-cell>
          <table:table-cell table:style-name="Tabela26.D1" office:value-type="string">
            <text:p text:style-name="P47">Autor</text:p>
          </table:table-cell>
        </table:table-row>
        <table:table-row>
          <table:table-cell table:style-name="Tabela26.A2" office:value-type="string">
            <text:p text:style-name="P149"><text:span text:style-name="T64">XX/XX</text:span>/2019</text:p>
          </table:table-cell>
          <table:table-cell table:style-name="Tabela26.B2" office:value-type="string">
            <text:p text:style-name="P48">1.0</text:p>
          </table:table-cell>
          <table:table-cell table:style-name="Tabela26.C2" office:value-type="string">
            <text:p text:style-name="P49"><text:span text:style-name="T172">Finalização da primeira versão</text:span> do documento</text:p>
          </table:table-cell>
          <table:table-cell table:style-name="Tabela26.D2" office:value-type="string">
            <text:p text:style-name="P50"><text:span text:style-name="T65">XXX</text:span>XXXXXXXXX</text:p>
          </table:table-cell>
        </table:table-row>
        <table:table-row>
          <table:table-cell table:style-name="Tabela26.A3" office:value-type="string">
            <text:p text:style-name="P149"><text:span text:style-name="T64">XX/XX</text:span>/2019</text:p>
          </table:table-cell>
          <table:table-cell table:style-name="Tabela26.B3" office:value-type="string">
            <text:p text:style-name="P48"><text:span text:style-name="T171">2</text:span>.0</text:p>
          </table:table-cell>
          <table:table-cell table:style-name="Tabela26.C3" office:value-type="string">
            <text:p text:style-name="P49"><text:span text:style-name="T7">Revisão</text:span> do documento <text:span text:style-name="T171">após análise jurídica</text:span></text:p>
          </table:table-cell>
          <table:table-cell table:style-name="Tabela26.D3" office:value-type="string">
            <text:p text:style-name="P50"><text:span text:style-name="T65">XXX</text:span>XXXXXXXXX</text:p>
          </table:table-cell>
        </table:table-row>
        <table:table-row>
          <table:table-cell table:style-name="Tabela26.A4" office:value-type="string">
            <text:p text:style-name="P150"/>
          </table:table-cell>
          <table:table-cell table:style-name="Tabela26.B4" office:value-type="string">
            <text:p text:style-name="P150"/>
          </table:table-cell>
          <table:table-cell table:style-name="Tabela26.C4" office:value-type="string">
            <text:p text:style-name="P150"/>
          </table:table-cell>
          <table:table-cell table:style-name="Tabela26.D4" office:value-type="string">
            <text:p text:style-name="P150"/>
          </table:table-cell>
        </table:table-row>
        <table:table-row>
          <table:table-cell table:style-name="Tabela26.A5" office:value-type="string">
            <text:p text:style-name="P150"/>
          </table:table-cell>
          <table:table-cell table:style-name="Tabela26.B5" office:value-type="string">
            <text:p text:style-name="P150"/>
          </table:table-cell>
          <table:table-cell table:style-name="Tabela26.C5" office:value-type="string">
            <text:p text:style-name="P150"/>
          </table:table-cell>
          <table:table-cell table:style-name="Tabela26.D5" office:value-type="string">
            <text:p text:style-name="P150"/>
          </table:table-cell>
        </table:table-row>
      </table:table>
      <text:p text:style-name="P213"/>
      <text:p text:style-name="P239"/>
      <table:table table:name="Tabela25" table:style-name="Tabela25">
        <table:table-column table:style-name="Tabela25.A"/>
        <table:table-row>
          <table:table-cell table:style-name="Tabela25.A1" office:value-type="string">
            <text:p text:style-name="P30">ATENÇÃO!</text:p>
            <text:p text:style-name="P30"/>
            <text:p text:style-name="P31">&lt; Os trechos <text:span text:style-name="T204">marcados</text:span> em vermelho neste documento são editáveis, notas explicativas ou exemplos, <text:span text:style-name="T204">devendo ser</text:span> substituídos ou excluídos, conforme necessidade&gt;.</text:p>
          </table:table-cell>
        </table:table-row>
      </table:table>
      <text:p text:style-name="P32"/>
      <text:table-of-content text:style-name="Sect1" text:protected="true" text:name="Sumário1">
        <text:table-of-content-source text:outline-level="10" text:use-index-marks="fals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67">Sumário</text:p>
          </text:index-title>
          <text:p text:style-name="P265"><text:a xlink:type="simple" xlink:href="#__RefHeading___Toc2646_3638099950" text:style-name="Index_20_Link" text:visited-style-name="Index_20_Link">1 – OBJETO DA CONTRATAÇÃO<text:tab/>4</text:a></text:p>
          <text:p text:style-name="P265"><text:a xlink:type="simple" xlink:href="#__RefHeading___Toc2648_3638099950" text:style-name="Index_20_Link" text:visited-style-name="Index_20_Link">2 – DESCRIÇÃO DA SOLUÇÃO DE TIC<text:tab/>4</text:a></text:p>
          <text:p text:style-name="P266"><text:a xlink:type="simple" xlink:href="#__RefHeading___Toc2650_3638099950" text:style-name="Index_20_Link" text:visited-style-name="Index_20_Link"><text:s/>2.1 Bens e serviços que compõem a solução<text:tab/>4</text:a></text:p>
          <text:p text:style-name="P265"><text:a xlink:type="simple" xlink:href="#__RefHeading___Toc2654_3638099950" text:style-name="Index_20_Link" text:visited-style-name="Index_20_Link">3 – JUSTIFICATIVA PARA A CONTRATAÇÃO<text:tab/>4</text:a></text:p>
          <text:p text:style-name="P266"><text:a xlink:type="simple" xlink:href="#__RefHeading___Toc2656_3638099950" text:style-name="Index_20_Link" text:visited-style-name="Index_20_Link">3.1. Contextualização e Justificativa da Contratação<text:tab/>4</text:a></text:p>
          <text:p text:style-name="P266"><text:a xlink:type="simple" xlink:href="#__RefHeading___Toc2658_3638099950" text:style-name="Index_20_Link" text:visited-style-name="Index_20_Link">3.2. Alinhamento aos Instrumentos de Planejamento Institucionais<text:tab/>5</text:a></text:p>
          <text:p text:style-name="P266"><text:a xlink:type="simple" xlink:href="#__RefHeading___Toc2660_3638099950" text:style-name="Index_20_Link" text:visited-style-name="Index_20_Link">3.3. Estimativa da demanda<text:tab/>5</text:a></text:p>
          <text:p text:style-name="P266"><text:a xlink:type="simple" xlink:href="#__RefHeading___Toc2662_3638099950" text:style-name="Index_20_Link" text:visited-style-name="Index_20_Link">3.4. Parcelamento da Solução de TIC<text:tab/>5</text:a></text:p>
          <text:p text:style-name="P266"><text:a xlink:type="simple" xlink:href="#__RefHeading___Toc2664_3638099950" text:style-name="Index_20_Link" text:visited-style-name="Index_20_Link">3.5. Resultados e Benefícios a Serem Alcançados<text:tab/>6</text:a></text:p>
          <text:p text:style-name="P265"><text:a xlink:type="simple" xlink:href="#__RefHeading___Toc2666_3638099950" text:style-name="Index_20_Link" text:visited-style-name="Index_20_Link">4 – ESPECIFICAÇÃO DOS REQUISITOS DA CONTRATAÇÃO<text:tab/>6</text:a></text:p>
          <text:p text:style-name="P266"><text:a xlink:type="simple" xlink:href="#__RefHeading___Toc2668_3638099950" text:style-name="Index_20_Link" text:visited-style-name="Index_20_Link">4.1. Requisitos de Negócio<text:tab/>6</text:a></text:p>
          <text:p text:style-name="P266"><text:a xlink:type="simple" xlink:href="#__RefHeading___Toc2670_3638099950" text:style-name="Index_20_Link" text:visited-style-name="Index_20_Link">4.2. Requisitos de Capacitação<text:tab/>6</text:a></text:p>
          <text:p text:style-name="P266"><text:a xlink:type="simple" xlink:href="#__RefHeading___Toc2672_3638099950" text:style-name="Index_20_Link" text:visited-style-name="Index_20_Link">4.3. Requisitos Legais<text:tab/>6</text:a></text:p>
          <text:p text:style-name="P266"><text:a xlink:type="simple" xlink:href="#__RefHeading___Toc2674_3638099950" text:style-name="Index_20_Link" text:visited-style-name="Index_20_Link">4.4. Requisitos de Manutenção<text:tab/>6</text:a></text:p>
          <text:p text:style-name="P266"><text:a xlink:type="simple" xlink:href="#__RefHeading___Toc2690_3638099950" text:style-name="Index_20_Link" text:visited-style-name="Index_20_Link">4.5. Requisitos Temporais<text:tab/>7</text:a></text:p>
          <text:p text:style-name="P266"><text:a xlink:type="simple" xlink:href="#__RefHeading___Toc2692_3638099950" text:style-name="Index_20_Link" text:visited-style-name="Index_20_Link">4.6. Requisitos de Segurança<text:tab/>7</text:a></text:p>
          <text:p text:style-name="P266"><text:a xlink:type="simple" xlink:href="#__RefHeading___Toc2694_3638099950" text:style-name="Index_20_Link" text:visited-style-name="Index_20_Link">4.7. Requisitos Sociais, Ambientais e Culturais<text:tab/>7</text:a></text:p>
          <text:p text:style-name="P266"><text:a xlink:type="simple" xlink:href="#__RefHeading___Toc2696_3638099950" text:style-name="Index_20_Link" text:visited-style-name="Index_20_Link">4.8. Requisitos de Arquitetura Tecnológica<text:tab/>7</text:a></text:p>
          <text:p text:style-name="P266"><text:a xlink:type="simple" xlink:href="#__RefHeading___Toc2698_3638099950" text:style-name="Index_20_Link" text:visited-style-name="Index_20_Link">4.9. Requisitos de Projeto e de Implementação<text:tab/>7</text:a></text:p>
          <text:p text:style-name="P266"><text:a xlink:type="simple" xlink:href="#__RefHeading___Toc2700_3638099950" text:style-name="Index_20_Link" text:visited-style-name="Index_20_Link">4.10. Requisitos de Implantação<text:tab/>7</text:a></text:p>
          <text:p text:style-name="P266"><text:a xlink:type="simple" xlink:href="#__RefHeading___Toc2702_3638099950" text:style-name="Index_20_Link" text:visited-style-name="Index_20_Link">4.11. Requisitos de Garantia<text:tab/>7</text:a></text:p>
          <text:p text:style-name="P266"><text:a xlink:type="simple" xlink:href="#__RefHeading___Toc2704_3638099950" text:style-name="Index_20_Link" text:visited-style-name="Index_20_Link">4.12. Requisitos de Experiência Profissional<text:tab/>7</text:a></text:p>
          <text:p text:style-name="P266"><text:a xlink:type="simple" xlink:href="#__RefHeading___Toc2706_3638099950" text:style-name="Index_20_Link" text:visited-style-name="Index_20_Link">4.13. Requisitos de Formação da Equipe<text:tab/>8</text:a></text:p>
          <text:p text:style-name="P266"><text:a xlink:type="simple" xlink:href="#__RefHeading___Toc2708_3638099950" text:style-name="Index_20_Link" text:visited-style-name="Index_20_Link">4.14. Requisitos de Metodologia de Trabalho<text:tab/>8</text:a></text:p>
          <text:p text:style-name="P266"><text:a xlink:type="simple" xlink:href="#__RefHeading___Toc2710_3638099950" text:style-name="Index_20_Link" text:visited-style-name="Index_20_Link">4.15. Requisitos de Segurança da Informação<text:tab/>8</text:a></text:p>
          <text:p text:style-name="P266"><text:a xlink:type="simple" xlink:href="#__RefHeading___Toc2712_3638099950" text:style-name="Index_20_Link" text:visited-style-name="Index_20_Link">4.16. Outros Requisitos Aplicáveis<text:tab/>9</text:a></text:p>
          <text:p text:style-name="P265"><text:a xlink:type="simple" xlink:href="#__RefHeading___Toc2714_3638099950" text:style-name="Index_20_Link" text:visited-style-name="Index_20_Link">5 – RESPONSABILIDADES<text:tab/>9</text:a></text:p>
          <text:p text:style-name="P266"><text:a xlink:type="simple" xlink:href="#__RefHeading___Toc2716_3638099950" text:style-name="Index_20_Link" text:visited-style-name="Index_20_Link">5.1. Deveres e responsabilidades da CONTRATANTE<text:tab/>9</text:a></text:p>
          <text:p text:style-name="P266"><text:a xlink:type="simple" xlink:href="#__RefHeading___Toc2718_3638099950" text:style-name="Index_20_Link" text:visited-style-name="Index_20_Link">5.2. Deveres e responsabilidades da CONTRATADA<text:tab/>9</text:a></text:p>
          <text:p text:style-name="P266"><text:a xlink:type="simple" xlink:href="#__RefHeading___Toc2720_3638099950" text:style-name="Index_20_Link" text:visited-style-name="Index_20_Link">5.3. Deveres e responsabilidades do órgão gerenciador da ata de registro de preços<text:tab/>10</text:a></text:p>
          <text:p text:style-name="P265"><text:a xlink:type="simple" xlink:href="#__RefHeading___Toc2722_3638099950" text:style-name="Index_20_Link" text:visited-style-name="Index_20_Link">6 – MODELO DE EXECUÇÃO DO CONTRATO<text:tab/>10</text:a></text:p>
          <text:p text:style-name="P266"><text:a xlink:type="simple" xlink:href="#__RefHeading___Toc2724_3638099950" text:style-name="Index_20_Link" text:visited-style-name="Index_20_Link">6.1. Rotinas de Execução<text:tab/>11</text:a></text:p>
          <text:p text:style-name="P266"><text:a xlink:type="simple" xlink:href="#__RefHeading___Toc2726_3638099950" text:style-name="Index_20_Link" text:visited-style-name="Index_20_Link">6.2. Quantidade mínima de bens ou serviços para comparação e controle<text:tab/>11</text:a></text:p>
          <text:p text:style-name="P266"><text:a xlink:type="simple" xlink:href="#__RefHeading___Toc2728_3638099950" text:style-name="Index_20_Link" text:visited-style-name="Index_20_Link">6.3. Mecanismos formais de comunicação<text:tab/>11</text:a></text:p>
          <text:p text:style-name="P266"><text:a xlink:type="simple" xlink:href="#__RefHeading___Toc2732_3638099950" text:style-name="Index_20_Link" text:visited-style-name="Index_20_Link">6.4. Manutenção de Sigilo e Normas de Segurança<text:tab/>11</text:a></text:p>
          <text:p text:style-name="P265"><text:a xlink:type="simple" xlink:href="#__RefHeading___Toc2734_3638099950" text:style-name="Index_20_Link" text:visited-style-name="Index_20_Link">7 – MODELO DE GESTÃO DO CONTRATO<text:tab/>11</text:a></text:p>
          <text:p text:style-name="P266"><text:a xlink:type="simple" xlink:href="#__RefHeading___Toc2736_3638099950" text:style-name="Index_20_Link" text:visited-style-name="Index_20_Link">7.1. Critérios de Aceitação<text:tab/>12</text:a></text:p>
          <text:p text:style-name="P266"><text:a xlink:type="simple" xlink:href="#__RefHeading___Toc2738_3638099950" text:style-name="Index_20_Link" text:visited-style-name="Index_20_Link">7.2. Procedimentos de Teste e Inspeção<text:tab/>12</text:a></text:p>
          <text:p text:style-name="P266"><text:a xlink:type="simple" xlink:href="#__RefHeading___Toc2740_3638099950" text:style-name="Index_20_Link" text:visited-style-name="Index_20_Link">7.3. Níveis Mínimos de Serviço Exigidos<text:tab/>12</text:a></text:p>
          <text:p text:style-name="P266"><text:a xlink:type="simple" xlink:href="#__RefHeading___Toc2742_3638099950" text:style-name="Index_20_Link" text:visited-style-name="Index_20_Link">7.4. Sanções Administrativas e Procedimentos para retenção ou glosa no pagamento<text:tab/>13</text:a></text:p>
          <text:p text:style-name="P266"><text:a xlink:type="simple" xlink:href="#__RefHeading___Toc2744_3638099950" text:style-name="Index_20_Link" text:visited-style-name="Index_20_Link">7.5. Do Pagamento<text:tab/>15</text:a></text:p>
          <text:p text:style-name="P265"><text:a xlink:type="simple" xlink:href="#__RefHeading___Toc2746_3638099950" text:style-name="Index_20_Link" text:visited-style-name="Index_20_Link">8 – ESTIMATIVA DE PREÇOS DA CONTRATAÇÃO<text:tab/>16</text:a></text:p>
          <text:p text:style-name="P265"><text:a xlink:type="simple" xlink:href="#__RefHeading___Toc2748_3638099950" text:style-name="Index_20_Link" text:visited-style-name="Index_20_Link">9 – ADEQUAÇÃO ORÇAMENTÁRIA E CRONOGRAMA FÍSICO-FINANCEIRO<text:tab/>16</text:a></text:p>
          <text:p text:style-name="P265"><text:a xlink:type="simple" xlink:href="#__RefHeading___Toc2750_3638099950" text:style-name="Index_20_Link" text:visited-style-name="Index_20_Link">10 – DA VIGÊNCIA DO CONTRATO<text:tab/>16</text:a></text:p>
          <text:p text:style-name="P265"><text:a xlink:type="simple" xlink:href="#__RefHeading___Toc2760_36380999501" text:style-name="Index_20_Link" text:visited-style-name="Index_20_Link">11 – DO REAJUSTE DE PREÇOS (quando aplicável)<text:tab/>17</text:a></text:p>
          <text:p text:style-name="P265"><text:a xlink:type="simple" xlink:href="#__RefHeading___Toc2752_3638099950" text:style-name="Index_20_Link" text:visited-style-name="Index_20_Link">12 – DOS CRITÉRIOS DE SELEÇÃO DO FORNECEDOR<text:tab/>17</text:a></text:p>
          <text:p text:style-name="P266"><text:a xlink:type="simple" xlink:href="#__RefHeading___Toc2754_3638099950" text:style-name="Index_20_Link" text:visited-style-name="Index_20_Link">12.1. Regime, Tipo e Modalidade da Licitação<text:tab/>17</text:a></text:p>
          <text:p text:style-name="P266"><text:a xlink:type="simple" xlink:href="#__RefHeading___Toc2756_3638099950" text:style-name="Index_20_Link" text:visited-style-name="Index_20_Link">12.2 Justificativa para a Aplicação do Direito de Preferência e Margens de Preferência<text:tab/>18</text:a></text:p>
          <text:p text:style-name="P266"><text:a xlink:type="simple" xlink:href="#__RefHeading___Toc2758_3638099950" text:style-name="Index_20_Link" text:visited-style-name="Index_20_Link">12.3 Critérios de Qualificação Técnica para a Habilitação<text:tab/>18</text:a></text:p>
          <text:p text:style-name="P265"><text:a xlink:type="simple" xlink:href="#__RefHeading___Toc3069_36380999501" text:style-name="Index_20_Link" text:visited-style-name="Index_20_Link">13 – DA EQUIPE DE PLANEJAMENTO DA CONTRATAÇÃO E DA APROVAÇÃO<text:tab/>19</text:a></text:p>
        </text:index-body>
      </text:table-of-content>
      <text:p text:style-name="P27"><text:soft-page-break/>TERMO DE REFERÊNCIA OU PROJETO BÁSICO</text:p>
      <text:p text:style-name="P27"/>
      <text:p text:style-name="P2">Referência: Arts. 12 a 24 IN SGD/ME Nº 1/2019</text:p>
      <text:p text:style-name="P33"/>
      <table:table table:name="Tabela1" table:style-name="Tabela1">
        <table:table-column table:style-name="Tabela1.A"/>
        <table:table-row>
          <table:table-cell table:style-name="Tabela1.A1" office:value-type="string">
            <text:h text:style-name="Heading_20_1" text:outline-level="1"><text:bookmark-start text:name="__RefHeading___Toc2646_3638099950"/><text:span text:style-name="T45">1 – </text:span>OBJETO DA CONTRATAÇÃO<text:bookmark-end text:name="__RefHeading___Toc2646_3638099950"/></text:h>
          </table:table-cell>
        </table:table-row>
      </table:table>
      <text:p text:style-name="P95">&lt;A definição do objeto da contratação deverá ser precisa, suficiente e clara, vedadas especificações que, por excessivas, irrelevantes ou desnecessárias, limitem ou frustrem a competição ou a realização do fornecimento da solução de TIC&gt;.</text:p>
      <text:p text:style-name="P65"/>
      <text:p text:style-name="P65"/>
      <table:table table:name="Tabela2" table:style-name="Tabela2">
        <table:table-column table:style-name="Tabela2.A"/>
        <table:table-row>
          <table:table-cell table:style-name="Tabela2.A1" office:value-type="string">
            <text:h text:style-name="Heading_20_1" text:outline-level="1"><text:bookmark-start text:name="__RefHeading___Toc2648_3638099950"/>2 – DESCRIÇÃO DA SOLUÇÃO DE TIC<text:bookmark-end text:name="__RefHeading___Toc2648_3638099950"/></text:h>
          </table:table-cell>
        </table:table-row>
      </table:table>
      <text:p text:style-name="P170">&lt;Descrição de forma <text:span text:style-name="T51">detalhada</text:span>, <text:span text:style-name="T51">motivada</text:span> e <text:span text:style-name="T51">justificada</text:span>, <text:span text:style-name="T51">inclusive quanto à forma de cálculo</text:span>, <text:span text:style-name="T205">d</text:span>o quantitativo de bens e serviços necessários para a composição da solução de TIC<text:span text:style-name="T46">&gt;.</text:span></text:p>
      <text:p text:style-name="P171"/>
      <text:h text:style-name="Heading_20_2" text:outline-level="2"><text:bookmark-start text:name="__RefHeading___Toc2650_3638099950"/><text:tab/>2.1 Bens e serviços que compõe<text:span text:style-name="T173">m</text:span> a solução<text:bookmark-end text:name="__RefHeading___Toc2650_3638099950"/></text:h>
      <text:p text:style-name="P64"/>
      <table:table table:name="Tabela16" table:style-name="Tabela16">
        <table:table-column table:style-name="Tabela16.A"/>
        <table:table-column table:style-name="Tabela16.B"/>
        <table:table-column table:style-name="Tabela16.C"/>
        <table:table-column table:style-name="Tabela16.D"/>
        <table:table-column table:style-name="Tabela16.E"/>
        <table:table-row>
          <table:table-cell table:style-name="Tabela16.A1" office:value-type="string">
            <text:p text:style-name="P8">Id.</text:p>
          </table:table-cell>
          <table:table-cell table:style-name="Tabela16.A1" office:value-type="string">
            <text:p text:style-name="P9"><text:span text:style-name="T181">Descrição do </text:span>Bem <text:span text:style-name="T181">ou </text:span>Serviço</text:p>
          </table:table-cell>
          <table:table-cell table:style-name="Tabela16.A1" office:value-type="string">
            <text:p text:style-name="P12">Cód<text:span text:style-name="T182">igo</text:span> CATMAT/CATSER</text:p>
          </table:table-cell>
          <table:table-cell table:style-name="Tabela16.A1" office:value-type="string">
            <text:p text:style-name="P13">Quantidade</text:p>
          </table:table-cell>
          <table:table-cell table:style-name="Tabela16.E1" office:value-type="string">
            <text:p text:style-name="P14">Métrica <text:span text:style-name="T181">ou Unidade</text:span></text:p>
          </table:table-cell>
        </table:table-row>
        <table:table-row>
          <table:table-cell table:style-name="Tabela16.A2" office:value-type="string">
            <text:p text:style-name="P16">1</text:p>
          </table:table-cell>
          <table:table-cell table:style-name="Tabela16.B2" office:value-type="string">
            <text:p text:style-name="P21">&lt;Descrição do bem/serviço&gt;</text:p>
          </table:table-cell>
          <table:table-cell table:style-name="Tabela16.C2" office:value-type="string">
            <text:p text:style-name="P22">xxxxxxxx</text:p>
          </table:table-cell>
          <table:table-cell table:style-name="Tabela16.D2" office:value-type="string">
            <text:p text:style-name="P20">XXX</text:p>
          </table:table-cell>
          <table:table-cell table:style-name="Tabela16.E2" office:value-type="string">
            <text:p text:style-name="P20">XX</text:p>
          </table:table-cell>
        </table:table-row>
        <table:table-row>
          <table:table-cell table:style-name="Tabela16.A3" office:value-type="string">
            <text:p text:style-name="P17">…</text:p>
          </table:table-cell>
          <table:table-cell table:style-name="Tabela16.B3" office:value-type="string">
            <text:p text:style-name="P21">&lt;Descrição do bem/serviço&gt;</text:p>
          </table:table-cell>
          <table:table-cell table:style-name="Tabela16.C3" office:value-type="string">
            <text:p text:style-name="P22">xxxxxxxx</text:p>
          </table:table-cell>
          <table:table-cell table:style-name="Tabela16.D3" office:value-type="string">
            <text:p text:style-name="P20">XXX</text:p>
          </table:table-cell>
          <table:table-cell table:style-name="Tabela16.E3" office:value-type="string">
            <text:p text:style-name="P20">XX</text:p>
          </table:table-cell>
        </table:table-row>
      </table:table>
      <text:h text:style-name="P262" text:outline-level="2"><text:bookmark-start text:name="__RefHeading___Toc2652_3638099950"/><text:bookmark-end text:name="__RefHeading___Toc2652_3638099950"/></text:h>
      <text:p text:style-name="P66"><text:span text:style-name="Fonte_20_parág._20_padrão"><text:span text:style-name="T67">&lt;</text:span></text:span><text:span text:style-name="Fonte_20_parág._20_padrão"><text:span text:style-name="T69">Para informa</text:span></text:span><text:span text:style-name="Fonte_20_parág._20_padrão"><text:span text:style-name="T70">r</text:span></text:span><text:span text:style-name="Fonte_20_parág._20_padrão"><text:span text:style-name="T69"> os códigos de CATMAT/CATSER, deve ser utilizada a f</text:span></text:span><text:span text:style-name="Fonte_20_parág._20_padrão"><text:span text:style-name="T67">erramenta de busca de itens catalogados disponível </text:span></text:span><text:span text:style-name="Fonte_20_parág._20_padrão"><text:span text:style-name="T68">no Portal de Compras do Governo Federal</text:span></text:span><text:span text:style-name="Fonte_20_parág._20_padrão"><text:span text:style-name="T67">:</text:span></text:span></text:p>
      <text:p text:style-name="P66"><text:span text:style-name="Fonte_20_parág._20_padrão"><text:span text:style-name="T67">https://www.comprasgovernamentais.gov.br/index.php/ferramenta-de-busca-do-catalogo&gt;</text:span></text:span></text:p>
      <text:p text:style-name="P63"/>
      <text:p text:style-name="P63"/>
      <table:table table:name="Tabela4" table:style-name="Tabela4">
        <table:table-column table:style-name="Tabela4.A"/>
        <table:table-row>
          <table:table-cell table:style-name="Tabela4.A1" office:value-type="string">
            <text:h text:style-name="Heading_20_1" text:outline-level="1"><text:bookmark-start text:name="__RefHeading___Toc2654_3638099950"/><text:span text:style-name="T80">3</text:span> – JUSTIFICATIVA PARA A CONTRATAÇÃO<text:bookmark-end text:name="__RefHeading___Toc2654_3638099950"/></text:h>
          </table:table-cell>
        </table:table-row>
      </table:table>
      <text:h text:style-name="P263" text:outline-level="2"><text:bookmark-start text:name="__RefHeading___Toc2656_3638099950"/>3.1. Contextualização e Justificativa da Contratação<text:bookmark-end text:name="__RefHeading___Toc2656_3638099950"/></text:h>
      <text:p text:style-name="P175"><text:span text:style-name="T8">&lt;</text:span><text:span text:style-name="T17">C</text:span><text:span text:style-name="T8">ontextualização da necessidade da contratação </text:span><text:span text:style-name="T17">e motivação </text:span><text:span text:style-name="T8">pode</text:span><text:span text:style-name="T17">m</text:span><text:span text:style-name="T8"> ser inserida</text:span><text:span text:style-name="T17">s</text:span><text:span text:style-name="T8"> nesta seção para fundamentar a contratação&gt;.</text:span></text:p>
      <text:p text:style-name="P172"><text:span text:style-name="T8">&lt;</text:span><text:span text:style-name="T12">A justificativa deve ser clara, precisa e suficiente, sendo vedadas justificativas genéricas, incapazes de demonstrar as reais necessidades da contratação</text:span><text:span text:style-name="T13">&gt;.</text:span></text:p>
      <text:p text:style-name="P187"/>
      <text:h text:style-name="Heading_20_2" text:outline-level="2"><text:bookmark-start text:name="__RefHeading___Toc2658_3638099950"/><text:soft-page-break/><text:span text:style-name="T8">3.2. Alinhamento aos Instrumentos de Planejamento </text:span><text:span text:style-name="T16">Institucionais</text:span><text:bookmark-end text:name="__RefHeading___Toc2658_3638099950"/></text:h>
      <text:p text:style-name="P173"><text:span text:style-name="T8">&lt;Deverá conter o </text:span><text:span text:style-name="T12">alinhamento da solução de TIC com os instrumentos de planejamento: </text:span><text:span text:style-name="T14">Plano Diretor de Tecnologia da Informação e Comunicação (</text:span><text:span text:style-name="T8">PDTIC</text:span><text:span text:style-name="T14">)</text:span><text:span text:style-name="T8"> vigente do órgão/entidade, Plano Anual de </text:span><text:span text:style-name="T14">Contratações (PAC) do órgão/entidade (eficácia a partir de 2 de janeiro de 2020</text:span><text:span text:style-name="T8">&gt; </text:span><text:span text:style-name="T15">e Estratégia de Governança Digital&gt;</text:span><text:span text:style-name="T8">.</text:span></text:p>
      <text:p text:style-name="P187"/>
      <table:table table:name="Tabela18" table:style-name="Tabela18">
        <table:table-column table:style-name="Tabela18.A"/>
        <table:table-column table:style-name="Tabela18.B"/>
        <table:table-row table:style-name="Tabela18.1">
          <table:table-cell table:style-name="Tabela18.A1" table:number-columns-spanned="2" office:value-type="string">
            <text:p text:style-name="P209">ALINHAMENTO A<text:span text:style-name="T84">OS PLANOS ESTRATÉGICOS</text:span></text:p>
          </table:table-cell>
          <table:covered-table-cell/>
        </table:table-row>
        <table:table-row table:style-name="Tabela18.2">
          <table:table-cell table:style-name="Tabela18.A2" office:value-type="string">
            <text:p text:style-name="P212">ID</text:p>
          </table:table-cell>
          <table:table-cell table:style-name="Tabela18.A2" office:value-type="string">
            <text:p text:style-name="P212">Objetivos Estratégicos</text:p>
          </table:table-cell>
        </table:table-row>
        <table:table-row table:style-name="Tabela18.3">
          <table:table-cell table:style-name="Tabela18.A3" office:value-type="string">
            <text:p text:style-name="P215"><text:span text:style-name="T83">N</text:span>1</text:p>
          </table:table-cell>
          <table:table-cell table:style-name="Tabela18.B3" office:value-type="string">
            <text:p text:style-name="P217">&lt;Objetivo <text:span text:style-name="T83">Estratégico N1 do Plano Estratégico Institucional 2016-2019&gt;</text:span></text:p>
          </table:table-cell>
        </table:table-row>
        <table:table-row table:style-name="Tabela18.4">
          <table:table-cell table:style-name="Tabela18.A3" office:value-type="string">
            <text:p text:style-name="P214">…</text:p>
          </table:table-cell>
          <table:table-cell table:style-name="Tabela18.B4" office:value-type="string">
            <text:p text:style-name="P219">&lt;Objetivo Estratégico NN do Plano Estratégico Institucional 2016-2019&gt;</text:p>
          </table:table-cell>
        </table:table-row>
        <table:table-row table:style-name="Tabela18.5">
          <table:table-cell table:style-name="Tabela18.A5" office:value-type="string">
            <text:p text:style-name="P215"><text:span text:style-name="T83">M</text:span>1</text:p>
          </table:table-cell>
          <table:table-cell table:style-name="Tabela18.B5" office:value-type="string">
            <text:p text:style-name="P218">&lt;Objetivo <text:span text:style-name="T83">Estratégico M1 da Estratégia de Governança Digital 2016-2019&gt;</text:span></text:p>
          </table:table-cell>
        </table:table-row>
        <table:table-row table:style-name="Tabela18.6">
          <table:table-cell table:style-name="Tabela18.A5" office:value-type="string">
            <text:p text:style-name="P214">…</text:p>
          </table:table-cell>
          <table:table-cell table:style-name="Tabela18.B6" office:value-type="string">
            <text:p text:style-name="P218">&lt;Objetivo <text:span text:style-name="T83">Estratégico MM da Estratégia de Governança Digital 2016-2019&gt;</text:span></text:p>
          </table:table-cell>
        </table:table-row>
      </table:table>
      <text:p text:style-name="P35"/>
      <table:table table:name="Tabela20" table:style-name="Tabela20">
        <table:table-column table:style-name="Tabela20.A"/>
        <table:table-column table:style-name="Tabela20.B"/>
        <table:table-column table:style-name="Tabela20.C"/>
        <table:table-column table:style-name="Tabela20.D"/>
        <table:table-row table:style-name="Tabela20.1">
          <table:table-cell table:style-name="Tabela20.A1" table:number-columns-spanned="4" office:value-type="string">
            <text:p text:style-name="P210">ALINHAMENTO A<text:span text:style-name="T84">O PDTIC </text:span><text:span text:style-name="T73">&lt;2016-2019</text:span><text:span text:style-name="T79">&gt;</text:span></text:p>
          </table:table-cell>
          <table:covered-table-cell/>
          <table:covered-table-cell/>
          <table:covered-table-cell/>
        </table:table-row>
        <table:table-row table:style-name="Tabela20.2">
          <table:table-cell table:style-name="Tabela20.A2" office:value-type="string">
            <text:p text:style-name="P212">ID</text:p>
          </table:table-cell>
          <table:table-cell table:style-name="Tabela20.B2" office:value-type="string">
            <text:p text:style-name="P212"><text:s/>Ação do PDTI<text:span text:style-name="T81">C</text:span></text:p>
          </table:table-cell>
          <table:table-cell table:style-name="Tabela20.C2" office:value-type="string">
            <text:p text:style-name="P212">ID</text:p>
          </table:table-cell>
          <table:table-cell table:style-name="Tabela20.D2" office:value-type="string">
            <text:p text:style-name="P211"><text:span text:style-name="T81">M</text:span>eta do PDTIC associada</text:p>
          </table:table-cell>
        </table:table-row>
        <table:table-row table:style-name="Tabela20.3">
          <table:table-cell table:style-name="Tabela20.A3" office:value-type="string">
            <text:p text:style-name="P215"><text:span text:style-name="T85">A</text:span>1</text:p>
          </table:table-cell>
          <table:table-cell table:style-name="Tabela20.B3" office:value-type="string">
            <text:p text:style-name="P222">&lt;Ação X1 do Plano de Metas e Ações&gt;</text:p>
          </table:table-cell>
          <table:table-cell table:style-name="Tabela20.C3" office:value-type="string">
            <text:p text:style-name="P220">M1</text:p>
          </table:table-cell>
          <table:table-cell table:style-name="Tabela20.D3" office:value-type="string">
            <text:p text:style-name="P28">&lt;Meta <text:span text:style-name="T86">M1 do </text:span>Plano de Metas e Ações&gt;</text:p>
          </table:table-cell>
        </table:table-row>
        <table:table-row table:style-name="Tabela20.4">
          <table:table-cell table:style-name="Tabela20.A3" office:value-type="string">
            <text:p text:style-name="P216">…</text:p>
          </table:table-cell>
          <table:table-cell table:style-name="Tabela20.B4" office:value-type="string">
            <text:p text:style-name="P221">&lt;Ação XN do Plano de Metas e Ações&gt;</text:p>
          </table:table-cell>
          <table:table-cell table:style-name="Tabela20.C4" office:value-type="string">
            <text:p text:style-name="P220">…</text:p>
          </table:table-cell>
          <table:table-cell table:style-name="Tabela20.D4" office:value-type="string">
            <text:p text:style-name="P29">&lt;Meta <text:span text:style-name="T86">MN do </text:span>Plano de Metas e Ações&gt;</text:p>
          </table:table-cell>
        </table:table-row>
      </table:table>
      <text:p text:style-name="P35"/>
      <table:table table:name="Tabela21" table:style-name="Tabela21">
        <table:table-column table:style-name="Tabela21.A"/>
        <table:table-column table:style-name="Tabela21.B"/>
        <table:table-row table:style-name="Tabela21.1">
          <table:table-cell table:style-name="Tabela21.A1" table:number-columns-spanned="2" office:value-type="string">
            <text:p text:style-name="P155"><text:span text:style-name="T82">ALINHAMENTO AO PAC </text:span><text:span text:style-name="T74">&lt;ano da contratação&gt;</text:span></text:p>
          </table:table-cell>
          <table:covered-table-cell/>
        </table:table-row>
        <table:table-row table:style-name="Tabela21.1">
          <table:table-cell table:style-name="Tabela21.A2" office:value-type="string">
            <text:p text:style-name="P151">Item</text:p>
          </table:table-cell>
          <table:table-cell table:style-name="Tabela21.B2" office:value-type="string">
            <text:p text:style-name="P156"><text:span text:style-name="T87">D</text:span>escrição</text:p>
          </table:table-cell>
        </table:table-row>
        <table:table-row table:style-name="Tabela21.1">
          <table:table-cell table:style-name="Tabela21.A3" office:value-type="string">
            <text:p text:style-name="P152">N</text:p>
          </table:table-cell>
          <table:table-cell table:style-name="Tabela21.B3" office:value-type="string">
            <text:p text:style-name="P154">&lt;Descrição do Item <text:span text:style-name="T92">N</text:span>&gt;</text:p>
          </table:table-cell>
        </table:table-row>
        <table:table-row table:style-name="Tabela21.1">
          <table:table-cell table:style-name="Tabela21.A3" office:value-type="string">
            <text:p text:style-name="P153">…</text:p>
          </table:table-cell>
          <table:table-cell table:style-name="Tabela21.B3" office:value-type="string">
            <text:p text:style-name="P154">&lt;Descrição do Item <text:span text:style-name="T92">NN</text:span>&gt;</text:p>
          </table:table-cell>
        </table:table-row>
      </table:table>
      <text:p text:style-name="P188"/>
      <text:p text:style-name="P176"><text:span text:style-name="T8">&lt;Caso o objeto trate </text:span><text:span text:style-name="T17">da oferta digital de serviços públicos, deverá haver </text:span><text:span text:style-name="T8">integra</text:span><text:span text:style-name="T17">ção</text:span><text:span text:style-name="T8"> à Plataforma de Cidadania Digital, nos termos do Decreto nº 8.936, de 19 de dezembro de 2016</text:span><text:span text:style-name="T17">&gt;.</text:span></text:p>
      <text:p text:style-name="P187"/>
      <text:h text:style-name="P261" text:outline-level="2"><text:bookmark-start text:name="__RefHeading___Toc2660_3638099950"/><text:span text:style-name="T8">3.</text:span><text:span text:style-name="T18">3</text:span><text:span text:style-name="T8">. </text:span><text:span text:style-name="T40">Estimativa da demanda</text:span><text:bookmark-end text:name="__RefHeading___Toc2660_3638099950"/></text:h>
      <text:p text:style-name="P193"><text:span text:style-name="T8">&lt;</text:span><text:span text:style-name="T21">Registro d</text:span><text:span text:style-name="T22">os cálculos da</text:span><text:span text:style-name="T21"> estimativa da demanda </text:span><text:span text:style-name="T43">(quantidades, volumes) </text:span><text:span text:style-name="T44">pa</text:span><text:span text:style-name="T21">ra a contratação</text:span><text:span text:style-name="T8">&gt;.</text:span></text:p>
      <text:p text:style-name="P189">&lt;Registro da relação entre a necessidade da contratação da solução de TIC e os respectivos volumes e características do objeto&gt;.</text:p>
      <text:p text:style-name="P187"/>
      <text:h text:style-name="Heading_20_2" text:outline-level="2"><text:bookmark-start text:name="__RefHeading___Toc2662_3638099950"/><text:span text:style-name="T8">3.</text:span><text:span text:style-name="T19">4</text:span><text:span text:style-name="T8">. </text:span><text:span text:style-name="T19">Parcelamento da Solução de TIC</text:span><text:bookmark-end text:name="__RefHeading___Toc2662_3638099950"/></text:h>
      <text:p text:style-name="P190">&lt;A Equipe de Planejamento da Contratação avaliará a viabilidade de realizar o parcelamento da solução de TIC a ser contratada, em tantos itens quanto se comprovarem técnica e economicamente viáveis, justificando-se a decisão de parcelamento ou não da solução&gt;.</text:p>
      <text:p text:style-name="P174"><text:span text:style-name="T8">&lt;</text:span><text:span text:style-name="T19">O art. 23, paragrafo 1</text:span><text:span text:style-name="T20">º</text:span><text:span text:style-name="T19">, da Lei 8666, </text:span><text:span text:style-name="T20">de 1993,</text:span><text:span text:style-name="T19"> determina que as obras, serviços e compras efetuadas pela Administração serão divididas em tantas parcelas quantas se comprovarem técnica e economicamente viáveis, procedendo-se à licitação com vistas ao melhor aproveitamento dos recursos disponíveis no mercado e à ampliação da competitividade sem perda da economia de escala&gt;.</text:span></text:p>
      <text:p text:style-name="P177"><text:span text:style-name="T8">&lt;</text:span><text:span text:style-name="T19">Neste sentido, a Súmula </text:span><text:span text:style-name="T36">TCU </text:span><text:span text:style-name="T19">nº 247 dispõe que é obrigatória a admissão da adjudicação por item </text:span><text:soft-page-break/><text:span text:style-name="T19">e não por preço global, nos editais das licitações para a contratação de obras, serviços, compras e alienações, cujo objeto seja divisível, desde que não haja prejuízo para o conjunto ou complexo ou perda de economia de escala, tendo em vista o objetivo de propiciar a ampla participação de licitantes que, embora não dispondo de capacidade para a execução, fornecimento ou aquisição da totalidade do objeto, possam fazê-lo com relação a itens ou unidades autônomas, devendo as exigências de habilitação adequar-se a essa divisibilidade</text:span><text:span text:style-name="T8">&gt;</text:span><text:span text:style-name="T19">.</text:span></text:p>
      <text:p text:style-name="P199"/>
      <text:h text:style-name="Heading_20_2" text:outline-level="2"><text:bookmark-start text:name="__RefHeading___Toc2664_3638099950"/>3.<text:span text:style-name="T89">5</text:span>.<text:span text:style-name="T88"> Resultados e Benefícios a Serem Alcançados</text:span><text:bookmark-end text:name="__RefHeading___Toc2664_3638099950"/></text:h>
      <text:p text:style-name="P194">&lt;Registro dos resultados <text:span text:style-name="T91">e benefícios </text:span>a serem alcançados <text:span text:style-name="T91">com a contratação</text:span>, <text:span text:style-name="T90">conforme descrito no DOD e possíveis outros identificado</text:span><text:span text:style-name="T175">s durante o Estudo Técnico Preliminar&gt;.</text:span></text:p>
      <text:p text:style-name="P192"/>
      <table:table table:name="Tabela5" table:style-name="Tabela5">
        <table:table-column table:style-name="Tabela5.A"/>
        <table:table-row>
          <table:table-cell table:style-name="Tabela5.A1" office:value-type="string">
            <text:h text:style-name="Heading_20_1" text:outline-level="1"><text:bookmark-start text:name="__RefHeading___Toc2666_3638099950"/><text:span text:style-name="T93">4</text:span> – <text:span text:style-name="T93">ESPECIFICAÇÃO DOS REQUISITOS DA CONTRATAÇÃO</text:span><text:bookmark-end text:name="__RefHeading___Toc2666_3638099950"/></text:h>
          </table:table-cell>
        </table:table-row>
      </table:table>
      <text:p text:style-name="P100">&lt;Informações gerais, se cabível&gt;</text:p>
      <text:p text:style-name="P85">&lt;Observa-se que nem todos os requisitos são obrigatoriamente aplicáveis a toda solução de TIC. Resta-se, nestes casos, uma breve justificativa da não aplicabilidade. Por exemplo: Requisitos de Experiência Profissional e Formação de Equipe não são aplicáveis quando o objeto da contratação envolver apenas o fornecimento de bens de TIC&gt;</text:p>
      <text:h text:style-name="Heading_20_2" text:outline-level="2"><text:bookmark-start text:name="__RefHeading___Toc2668_3638099950"/><text:span text:style-name="T24">4</text:span><text:span text:style-name="T23">.1. </text:span><text:span text:style-name="T24">Requisitos de Negócio</text:span><text:bookmark-end text:name="__RefHeading___Toc2668_3638099950"/></text:h>
      <text:p text:style-name="P67"><text:span text:style-name="T23">&lt;</text:span><text:span text:style-name="T8">Requisitos de negócio, que independem de características tecnológicas e que definem as necessidades e os aspectos funcionais da solução de TIC&gt;.</text:span></text:p>
      <text:p text:style-name="P76"/>
      <text:h text:style-name="Heading_20_2" text:outline-level="2"><text:bookmark-start text:name="__RefHeading___Toc2670_3638099950"/><text:span text:style-name="T24">4</text:span><text:span text:style-name="T23">.</text:span><text:span text:style-name="T24">2</text:span><text:span text:style-name="T23">. </text:span><text:span text:style-name="T24">Requisitos de Capacitação</text:span><text:bookmark-end text:name="__RefHeading___Toc2670_3638099950"/></text:h>
      <text:p text:style-name="P68"><text:span text:style-name="T23">&lt;</text:span><text:span text:style-name="T8">Requisitos de capacitação, que definem a necessidade de treinamento, </text:span><text:span text:style-name="T25">o local a ser realizado, a</text:span><text:span text:style-name="T8"> carga horária, materiais didáticos</text:span><text:span text:style-name="T30">, o ambiente tecnológico dos treinamentos a serem ministrados, os perfis dos instrutores, dentre outros</text:span><text:span text:style-name="T8">&gt;.</text:span></text:p>
      <text:p text:style-name="P90"/>
      <text:h text:style-name="Heading_20_2" text:outline-level="2"><text:bookmark-start text:name="__RefHeading___Toc2672_3638099950"/><text:span text:style-name="T24">4</text:span><text:span text:style-name="T23">.</text:span><text:span text:style-name="T24">3</text:span><text:span text:style-name="T23">. </text:span><text:span text:style-name="T24">Requisitos Legais</text:span><text:bookmark-end text:name="__RefHeading___Toc2672_3638099950"/></text:h>
      <text:p text:style-name="P67"><text:span text:style-name="T23">&lt;</text:span><text:span text:style-name="T8">Requisitos legais, que definem as normas com as quais a solução de TIC deve estar em conformidade&gt;.</text:span></text:p>
      <text:p text:style-name="P91"/>
      <text:h text:style-name="Heading_20_2" text:outline-level="2"><text:bookmark-start text:name="__RefHeading___Toc2674_3638099950"/><text:span text:style-name="T24">4</text:span><text:span text:style-name="T23">.</text:span><text:span text:style-name="T24">4</text:span><text:span text:style-name="T23">. </text:span><text:span text:style-name="T24">Requisitos de Manutenção</text:span><text:bookmark-end text:name="__RefHeading___Toc2674_3638099950"/></text:h>
      <text:p text:style-name="P69"><text:span text:style-name="T8">&lt;Requisitos </text:span><text:span text:style-name="T23">de manutenção, </text:span><text:span text:style-name="T8">que refletem a n</text:span><text:span text:style-name="T23">ecessidade de continuidade no fornecimento da Solução d</text:span><text:span text:style-name="T41">e TI</text:span><text:span text:style-name="T42">C</text:span><text:span text:style-name="T41"> em caso de falhas. </text:span><text:span text:style-name="T39">Verificar a </text:span><text:span text:style-name="T42">necessidade de </text:span><text:span text:style-name="T39">aplicação de manutenção preventiva, corretiva, evolutiva e adaptativa. </text:span><text:span text:style-name="T41">Deve ser avaliada a necessidade de tempo de resposta </text:span><text:span text:style-name="T39">e de </text:span><text:span text:style-name="T41">solução de problemas, </text:span><text:span text:style-name="T42">a ser detalhada no item 7.3 – Níveis Mínimos de Serviços Exigidos</text:span><text:span text:style-name="T39">&gt;.</text:span></text:p>
      <text:p text:style-name="P77"/>
      <text:h text:style-name="Heading_20_2" text:outline-level="2"><text:bookmark-start text:name="__RefHeading___Toc2690_3638099950"/><text:soft-page-break/><text:span text:style-name="T24">4</text:span><text:span text:style-name="T23">.</text:span><text:span text:style-name="T24">5</text:span><text:span text:style-name="T23">. </text:span><text:span text:style-name="T24">Requisitos Temporais</text:span><text:bookmark-end text:name="__RefHeading___Toc2690_3638099950"/></text:h>
      <text:p text:style-name="P178"><text:span text:style-name="T8">&lt;Requisitos </text:span><text:span text:style-name="T24">temporais, que definem datas de entrega da solução de TIC </text:span><text:span text:style-name="T26">ou de suas parcelas</text:span><text:span text:style-name="T8">&gt;.</text:span></text:p>
      <text:p text:style-name="P196"/>
      <text:h text:style-name="Heading_20_2" text:outline-level="2"><text:bookmark-start text:name="__RefHeading___Toc2692_3638099950"/><text:span text:style-name="T24">4</text:span><text:span text:style-name="T23">.</text:span><text:span text:style-name="T24">6</text:span><text:span text:style-name="T23">. </text:span><text:span text:style-name="T24">Requisitos de Segurança</text:span><text:bookmark-end text:name="__RefHeading___Toc2692_3638099950"/></text:h>
      <text:p text:style-name="P179"><text:span text:style-name="T27">&lt;Requisitos de segurança de forma ampla, </text:span><text:span text:style-name="T8">como normas, </text:span><text:span text:style-name="T37">boas práticas</text:span><text:span text:style-name="T8"> e políticas que devem ser observadas na contratação e implementação da Solução de TI</text:span><text:span text:style-name="T27">C&gt;.</text:span></text:p>
      <text:p text:style-name="P196"/>
      <text:h text:style-name="Heading_20_2" text:outline-level="2"><text:bookmark-start text:name="__RefHeading___Toc2694_3638099950"/><text:span text:style-name="T24">4</text:span><text:span text:style-name="T23">.</text:span><text:span text:style-name="T24">7</text:span><text:span text:style-name="T23">. </text:span><text:span text:style-name="T24">Requisitos Sociais, Ambientais e Culturais</text:span><text:bookmark-end text:name="__RefHeading___Toc2694_3638099950"/></text:h>
      <text:p text:style-name="P180"><text:span text:style-name="T24">&lt;</text:span><text:span text:style-name="T8">Requisitos </text:span><text:span text:style-name="T24">sociais, ambientais e culturais, que definem requisitos que a solução de TIC deve atender para estar em conformidade com costumes, idiomas e ao meio ambiente, como limites de emissão sonora de equipamentos, espaço máximo que deverá ocupar, linguagem e textos em português, descarte sustentável de resíduos, dentre outros que se apliquem</text:span><text:span text:style-name="T28">&gt;.</text:span></text:p>
      <text:p text:style-name="P197"/>
      <text:h text:style-name="Heading_20_2" text:outline-level="2"><text:bookmark-start text:name="__RefHeading___Toc2696_3638099950"/>4.8. Requisitos de Arquitetura Tecnológica<text:bookmark-end text:name="__RefHeading___Toc2696_3638099950"/></text:h>
      <text:p text:style-name="P181"><text:span text:style-name="T8">&lt;Requisitos de </text:span><text:span text:style-name="T24">arquitetura tecnológica, composta de hardware, software, padrões de interoperabilidade, linguagens de programação, interfaces, dentre outros</text:span><text:span text:style-name="T8">&gt;.</text:span></text:p>
      <text:p text:style-name="P196"/>
      <text:h text:style-name="Heading_20_2" text:outline-level="2"><text:bookmark-start text:name="__RefHeading___Toc2698_3638099950"/>4.9. Requisitos de Projeto e de Implementação<text:bookmark-end text:name="__RefHeading___Toc2698_3638099950"/></text:h>
      <text:p text:style-name="P186"><text:span text:style-name="T29">&lt;Requisitos d</text:span><text:span text:style-name="T24">e projeto e de implementação, que estabelecem o processo de desenvolvimento de software, </text:span><text:span text:style-name="T38">os padrões de projeto de rede</text:span><text:span text:style-name="T24">, técnicas, métodos, forma de gestão, de documentação, dentre outros</text:span><text:span text:style-name="T29">&gt;.</text:span></text:p>
      <text:p text:style-name="P191"/>
      <text:h text:style-name="Heading_20_2" text:outline-level="2"><text:bookmark-start text:name="__RefHeading___Toc2700_3638099950"/><text:span text:style-name="T24">4</text:span><text:span text:style-name="T23">.1</text:span><text:span text:style-name="T24">0</text:span><text:span text:style-name="T23">. </text:span><text:span text:style-name="T24">Requisitos de Implantação</text:span><text:bookmark-end text:name="__RefHeading___Toc2700_3638099950"/></text:h>
      <text:p text:style-name="P182"><text:span text:style-name="T8">&lt;Requisitos </text:span><text:span text:style-name="T24">de implantação, que definem o processo de disponibilização da solução em ambiente de produção, dentre outros</text:span><text:span text:style-name="T8">&gt;.</text:span></text:p>
      <text:p text:style-name="P196"/>
      <text:h text:style-name="Heading_20_2" text:outline-level="2"><text:bookmark-start text:name="__RefHeading___Toc2702_3638099950"/><text:span text:style-name="T24">4</text:span><text:span text:style-name="T23">.1</text:span><text:span text:style-name="T24">1</text:span><text:span text:style-name="T23">. </text:span><text:span text:style-name="T24">Requisitos de Garantia</text:span><text:bookmark-end text:name="__RefHeading___Toc2702_3638099950"/></text:h>
      <text:p text:style-name="P70"><text:span text:style-name="T8">&lt;Requisitos de garantia, </text:span><text:span text:style-name="T23">que definem a forma como será conduzida a </text:span><text:span text:style-name="T8">prestação de garantia e </text:span><text:span text:style-name="T23">a comunicação entre as partes envolvidas</text:span><text:span text:style-name="T8">&gt;.</text:span></text:p>
      <text:p text:style-name="P91"/>
      <text:h text:style-name="Heading_20_2" text:outline-level="2"><text:bookmark-start text:name="__RefHeading___Toc2704_3638099950"/><text:span text:style-name="T24">4</text:span><text:span text:style-name="T23">.1</text:span><text:span text:style-name="T24">2</text:span><text:span text:style-name="T23">. </text:span><text:span text:style-name="T24">Requisitos de Experiência Profissional</text:span><text:bookmark-end text:name="__RefHeading___Toc2704_3638099950"/></text:h>
      <text:p text:style-name="P183"><text:span text:style-name="T8">&lt;Requisitos de </text:span><text:span text:style-name="T31">experiência profissional da equipe que executará os serviços relacionados à solução de TIC, que definem a natureza da experiência profissional exigida e as respectivas formas de comprovação dessa experiência, dentre outros&gt;.</text:span></text:p>
      <text:p text:style-name="P195"/>
      <text:h text:style-name="Heading_20_2" text:outline-level="2"><text:bookmark-start text:name="__RefHeading___Toc2706_3638099950"/><text:soft-page-break/><text:span text:style-name="T24">4</text:span><text:span text:style-name="T23">.1</text:span><text:span text:style-name="T24">3</text:span><text:span text:style-name="T23">. </text:span><text:span text:style-name="T24">Requisitos de Formação da Equipe</text:span><text:bookmark-end text:name="__RefHeading___Toc2706_3638099950"/></text:h>
      <text:p text:style-name="P184"><text:span text:style-name="T8">&lt;Requisitos </text:span><text:span text:style-name="T24">de formação da equipe que projetará, implementará e implantará a solução de TIC, que definem cursos acadêmicos e técnicos, formas de comprovação dessa formação, dentre outros</text:span><text:span text:style-name="T8">&gt;.</text:span></text:p>
      <text:p text:style-name="P202"><text:span text:style-name="T24">&lt;</text:span><text:span text:style-name="T32">Exemplo de definição de </text:span><text:span text:style-name="T35">um</text:span><text:span text:style-name="T32"> perfil profissional:&gt;</text:span></text:p>
      <table:table table:name="Tabela60" table:style-name="Tabela60">
        <table:table-column table:style-name="Tabela60.A"/>
        <table:table-column table:style-name="Tabela60.B"/>
        <table:table-row table:style-name="Tabela60.1">
          <table:table-cell table:style-name="Tabela60.A1" table:number-columns-spanned="2" office:value-type="string">
            <text:p text:style-name="P128">PERFIL <text:span text:style-name="T97">&lt;XXXX&gt;</text:span> – <text:span text:style-name="T94">Desenvolvedor para Plataforma Móvel em linguagem &lt;YYYY&gt;</text:span></text:p>
          </table:table-cell>
          <table:covered-table-cell/>
        </table:table-row>
        <table:table-row>
          <table:table-cell table:style-name="Tabela60.A2" table:number-columns-spanned="2" office:value-type="string">
            <text:p text:style-name="P105">Responsável por realizar todas as atividades relacionadas à codificação e testes unitários, conforme as normas, padrões e diretrizes d<text:span text:style-name="T96">a contratante</text:span>, implementando os casos de uso, integrando os componentes e módulos do sistema, além de gerar e manter as rotinas de implantação.</text:p>
          </table:table-cell>
          <table:covered-table-cell/>
        </table:table-row>
        <table:table-row>
          <table:table-cell table:style-name="Tabela60.A3" office:value-type="string">
            <text:list xml:id="list3632497323" text:style-name="WW8Num1">
              <text:list-header>
                <text:p text:style-name="P250">Experiência/Qualificação</text:p>
              </text:list-header>
            </text:list>
          </table:table-cell>
          <table:table-cell table:style-name="Tabela60.B3" office:value-type="string">
            <text:list xml:id="list91815293052665" text:continue-numbering="true" text:style-name="WW8Num1">
              <text:list-header>
                <text:p text:style-name="P250">Modo de Comprovação</text:p>
              </text:list-header>
            </text:list>
          </table:table-cell>
        </table:table-row>
        <table:table-row>
          <table:table-cell table:style-name="Tabela60.A4" office:value-type="string">
            <text:list xml:id="list91815674327171" text:continue-numbering="true" text:style-name="WW8Num1">
              <text:list-header>
                <text:p text:style-name="P252"><text:span text:style-name="T95">Experiência mínima de 02 (dois) anos em desenvolvimento na plataforma &lt;</text:span>YYYY<text:span text:style-name="T97">&gt;.</text:span></text:p>
              </text:list-header>
            </text:list>
          </table:table-cell>
          <table:table-cell table:style-name="Tabela60.B4" office:value-type="string">
            <text:p text:style-name="P106">Registro em Carteira de Trabalho ou contrato(s) executado(s) pelo funcionário, além da devida documentação necessária para que se comprove a participação do funcionário na execução das atividades.</text:p>
          </table:table-cell>
        </table:table-row>
        <table:table-row>
          <table:table-cell table:style-name="Tabela60.A3" office:value-type="string">
            <text:list xml:id="list91815839012772" text:continue-numbering="true" text:style-name="WW8Num1">
              <text:list-header>
                <text:p text:style-name="P251">Formação</text:p>
              </text:list-header>
            </text:list>
          </table:table-cell>
          <table:table-cell table:style-name="Tabela60.B3" office:value-type="string">
            <text:list xml:id="list91814533169883" text:continue-numbering="true" text:style-name="WW8Num1">
              <text:list-header>
                <text:p text:style-name="P251">Modo de Comprovação</text:p>
              </text:list-header>
            </text:list>
          </table:table-cell>
        </table:table-row>
        <table:table-row>
          <table:table-cell table:style-name="Tabela60.A4" office:value-type="string">
            <text:p text:style-name="P106">Curso superior completo na área de Tecnologia da Informação, ou qualquer formação de nível superior com pós-graduação na área de Tecnologia da Informação.</text:p>
          </table:table-cell>
          <table:table-cell table:style-name="Tabela60.B6" office:value-type="string">
            <text:list xml:id="list91815701370580" text:continue-numbering="true" text:style-name="WW8Num1">
              <text:list-item>
                <text:list>
                  <text:list-item>
                    <text:list>
                      <text:list-item>
                        <text:list>
                          <text:list-header>
                            <text:p text:style-name="P252">Diploma, devidamente registrado, de conclusão de curso de graduação na área de Tecnologia da Informação ou nível superior em qualquer área com pós-graduação na área de Tecnologia da Informação em nível de especialização ou mestrado ou doutorado, fornecido por instituição de ensino superior reconhecido pelo Ministério da Educação – MEC.</text:p>
                          </text:list-header>
                        </text:list>
                      </text:list-item>
                    </text:list>
                  </text:list-item>
                </text:list>
              </text:list-item>
            </text:list>
          </table:table-cell>
        </table:table-row>
      </table:table>
      <text:p text:style-name="P198"/>
      <text:h text:style-name="Heading_20_2" text:outline-level="2"><text:bookmark-start text:name="__RefHeading___Toc2708_3638099950"/><text:span text:style-name="T24">4</text:span><text:span text:style-name="T23">.1</text:span><text:span text:style-name="T24">4</text:span><text:span text:style-name="T23">. </text:span><text:span text:style-name="T24">Requisitos de Metodologia de Trabalho</text:span><text:bookmark-end text:name="__RefHeading___Toc2708_3638099950"/></text:h>
      <text:p text:style-name="P185"><text:span text:style-name="T24">&lt;</text:span><text:span text:style-name="T8">Requisitos de metodologia de trabalho&gt;.</text:span></text:p>
      <text:p text:style-name="P196"/>
      <text:h text:style-name="Heading_20_2" text:outline-level="2"><text:bookmark-start text:name="__RefHeading___Toc2710_3638099950"/><text:span text:style-name="T24">4</text:span><text:span text:style-name="T23">.1</text:span><text:span text:style-name="T24">5</text:span><text:span text:style-name="T23">. </text:span><text:span text:style-name="T24">Requisitos de Segurança da Informação</text:span><text:bookmark-end text:name="__RefHeading___Toc2710_3638099950"/></text:h>
      <text:p text:style-name="P54"><text:span text:style-name="Fonte_20_parág._20_padrão"><text:span text:style-name="T78">&lt;Requisitos específicos de Segurança da Informação com a finalidade de garantir a disponibilidade, integridade, confidencialidade e autenticidade das informações&gt;.</text:span></text:span></text:p>
      <text:p text:style-name="P201"><text:span text:style-name="Fonte_20_parág._20_padrão"><text:span text:style-name="T199">&lt;No que couber e a título de exemplificação, é recomendável que os requisitos contemplem aspectos que: propiciem a disponibilidade da solução de TIC contratada</text:span></text:span><text:span text:style-name="Fonte_20_parág._20_padrão"><text:span text:style-name="T202">; </text:span></text:span><text:span text:style-name="Fonte_20_parág._20_padrão"><text:span text:style-name="T199">evitem vazamento de dados e fraudes digitais</text:span></text:span><text:span text:style-name="Fonte_20_parág._20_padrão"><text:span text:style-name="T200">; </text:span></text:span><text:span text:style-name="Fonte_20_parág._20_padrão"><text:span text:style-name="T199">exijam, por parte da contratada, a definição de processo de gestão de riscos de segurança da informação que envolvam a solução de TIC; possibilitem a rastreabilidade de forma a manter trilha de auditoria de segurança da informação; assegure a continuidade do negócio implementado pela solução; realizem o tratamento</text:span></text:span><text:span text:style-name="Fonte_20_parág._20_padrão"><text:span text:style-name="T202"> </text:span></text:span><text:span text:style-name="Fonte_20_parág._20_padrão"><text:span text:style-name="T199">de dados pessoais (Lei 13709/2018) e informações classificadas, conforme legislação vigente; prevejam a realização de auditoria de SIC </text:span></text:span><text:span text:style-name="Fonte_20_parág._20_padrão"><text:span text:style-name="T201">(Segurança da Informação e Comunicação)</text:span></text:span><text:span text:style-name="Fonte_20_parág._20_padrão"><text:span text:style-name="T199"> de conformidade dos requisitos de segurança da informação previstos pela contratação; assegurem a gestão e tratamento de incidentes de forma sistematizada; e indiquem diretrizes para o desenvolvimento e obtenção de software seguro&gt;.</text:span></text:span></text:p>
      <text:p text:style-name="P196"><text:soft-page-break/></text:p>
      <text:h text:style-name="Heading_20_2" text:outline-level="2"><text:bookmark-start text:name="__RefHeading___Toc2712_3638099950"/><text:span text:style-name="T24">4</text:span><text:span text:style-name="T23">.1</text:span><text:span text:style-name="T24">6</text:span><text:span text:style-name="T23">. </text:span><text:span text:style-name="T24">Outros Requisitos Aplicáveis</text:span><text:bookmark-end text:name="__RefHeading___Toc2712_3638099950"/></text:h>
      <text:p text:style-name="P185"><text:span text:style-name="T24">&lt;</text:span><text:span text:style-name="T8">Outros requisitos aplicáveis&gt;.</text:span></text:p>
      <text:p text:style-name="P59"/>
      <table:table table:name="Tabela6" table:style-name="Tabela6">
        <table:table-column table:style-name="Tabela6.A"/>
        <table:table-row>
          <table:table-cell table:style-name="Tabela6.A1" office:value-type="string">
            <text:h text:style-name="Heading_20_1" text:outline-level="1"><text:bookmark-start text:name="__RefHeading___Toc2714_3638099950"/><text:span text:style-name="T101">5</text:span> – RESPONSABILIDADES<text:bookmark-end text:name="__RefHeading___Toc2714_3638099950"/></text:h>
          </table:table-cell>
        </table:table-row>
      </table:table>
      <text:h text:style-name="Heading_20_2" text:outline-level="2"><text:bookmark-start text:name="__RefHeading___Toc2716_3638099950"/><text:span text:style-name="T101">5</text:span>.<text:span text:style-name="T99">1.</text:span> Deveres e responsabilidades da <text:span text:style-name="T47">CONTRATANTE</text:span><text:bookmark-end text:name="__RefHeading___Toc2716_3638099950"/></text:h>
      <text:p text:style-name="P200">&lt;<text:span text:style-name="T47">Indicação das responsabilidades da CONTRATANTE. O rol mínimo abaixo pode ser acrescido com obrigações pertinentes ao objeto da contratação&gt;.</text:span></text:p>
      <text:list xml:id="list3463296516" text:style-name="L1">
        <text:list-item>
          <text:p text:style-name="P257">Nomear<text:span text:style-name="T46"> Gestor e Fiscais Técnico, Administrativo e Requisitante do contrato para acompanhar e fiscalizar a execução dos contratos;</text:span></text:p>
        </text:list-item>
        <text:list-item>
          <text:p text:style-name="P257">Encaminhar formalmente a demanda por meio de Ordem de Serviço ou de Fornecimento de Bens, de acordo com os critérios estabelecidos no Termo de Referência ou Projeto Básico;</text:p>
        </text:list-item>
        <text:list-item>
          <text:p text:style-name="P257">Receber o objeto fornecido pela contratada que esteja em conformidade com a proposta aceita, conforme inspeções realizadas;</text:p>
        </text:list-item>
        <text:list-item>
          <text:p text:style-name="P257">Aplicar à contratada as sanções administrativas regulamentares e contratuais cabíveis, comunicando ao órgão gerenciador da Ata de Registro de Preços, quando aplicável;</text:p>
        </text:list-item>
        <text:list-item>
          <text:p text:style-name="P257">Liquidar o empenho e efetuar o pagamento à contratada, dentro dos prazos preestabelecidos em contrato;</text:p>
        </text:list-item>
        <text:list-item>
          <text:p text:style-name="P257">Comunicar à contratada todas e quaisquer ocorrências relacionadas com o fornecimento da solução de TIC;</text:p>
        </text:list-item>
        <text:list-item>
          <text:p text:style-name="P257">Definir produtividade ou capacidade mínima de fornecimento da solução de TIC por parte da contratada, com base em pesquisas de mercado, quando aplicável; e</text:p>
        </text:list-item>
        <text:list-item>
          <text:p text:style-name="P257">Prever que os direitos de propriedade intelectual e direitos autorais da solução de TIC sobre os diversos artefatos e produtos produzidos em decorrência da relação contratual, incluindo a documentação, o código-fonte de aplicações, os modelos de dados e as bases de dados, pertençam à Administração;</text:p>
        </text:list-item>
        <text:list-item>
          <text:p text:style-name="P258"><text:span text:style-name="T11">&lt;Outras </text:span><text:span text:style-name="T100">obrigações </text:span><text:span text:style-name="T11">que se apliquem, </text:span><text:span text:style-name="T98">de acordo com o</text:span><text:span text:style-name="T11"> objeto da contratação&gt;.</text:span></text:p>
        </text:list-item>
      </text:list>
      <text:p text:style-name="P58"/>
      <text:h text:style-name="Heading_20_2" text:outline-level="2"><text:bookmark-start text:name="__RefHeading___Toc2718_3638099950"/><text:span text:style-name="T34">5</text:span><text:span text:style-name="T8">.</text:span><text:span text:style-name="T33">2.</text:span><text:span text:style-name="T8"> Deveres e responsabilidades da </text:span><text:span text:style-name="T9">CONTRATADA</text:span><text:bookmark-end text:name="__RefHeading___Toc2718_3638099950"/></text:h>
      <text:p text:style-name="P96"><text:span text:style-name="T8">&lt;</text:span><text:span text:style-name="T9">Indicação das responsabilidades da CONTRATADA. O rol mínimo abaixo pode ser acrescido com obrigações pertinentes ao objeto da contratação</text:span><text:span text:style-name="T10">&gt;.</text:span></text:p>
      <text:list xml:id="list3827884513" text:style-name="L2">
        <text:list-item>
          <text:p text:style-name="P253"><text:span text:style-name="T8">I</text:span><text:span text:style-name="T10">ndicar formalmente preposto apto a representá-lo junto à contratante, que deverá responder pela fiel execução do contrato;</text:span></text:p>
        </text:list-item>
        <text:list-item>
          <text:p text:style-name="P253">Atender prontamente quaisquer orientações e exigências da Equipe de Fiscalização do Contrato, inerentes à execução do objeto contratual;</text:p>
        </text:list-item>
        <text:list-item>
          <text:p text:style-name="P253">Reparar quaisquer danos diretamente causados à contratante ou a terceiros por culpa ou dolo de seus representantes legais, prepostos ou empregados, em decorrência da relação contratual, não excluindo ou reduzindo a responsabilidade da fiscalização ou o acompanhamento da execução dos serviços pela contratante;</text:p>
        </text:list-item>
        <text:list-item>
          <text:p text:style-name="P253">Propiciar todos os meios necessários à fiscalização do contrato pela contratante, cujo <text:soft-page-break/>representante terá poderes para sustar o fornecimento, total ou parcial, em qualquer tempo, sempre que considerar a medida necessária;</text:p>
        </text:list-item>
        <text:list-item>
          <text:p text:style-name="P253">Manter, durante toda a execução do contrato, as mesmas condições da habilitação;</text:p>
        </text:list-item>
        <text:list-item>
          <text:p text:style-name="P253">Quando especificada, manter, durante a execução do contrato, equipe técnica composta por profissionais devidamente habilitados, treinados e qualificados para fornecimento da solução de TIC;</text:p>
        </text:list-item>
        <text:list-item>
          <text:p text:style-name="P253">Quando especificado, manter a produtividade ou a capacidade mínima de fornecimento da solução de TIC durante a execução do contrato; e</text:p>
        </text:list-item>
        <text:list-item>
          <text:p text:style-name="P253">Ceder os direitos de propriedade intelectual e direitos autorais da solução de TIC sobre os diversos artefatos e produtos produzidos em decorrência da relação contratual, incluindo a documentação, os modelos de dados e as bases de dados à Administração;</text:p>
        </text:list-item>
        <text:list-item>
          <text:p text:style-name="P255">&lt;<text:span text:style-name="T99">Outras obrigações que se apliquem, de acordo com o objeto da contratação&gt;.</text:span></text:p>
        </text:list-item>
      </text:list>
      <text:p text:style-name="P56"/>
      <text:h text:style-name="Heading_20_2" text:outline-level="2"><text:bookmark-start text:name="__RefHeading___Toc2720_3638099950"/><text:span text:style-name="T34">5</text:span><text:span text:style-name="T8">.3. Deveres e responsabilidades do órgão gerenciador da ata de registro de preços</text:span><text:bookmark-end text:name="__RefHeading___Toc2720_3638099950"/></text:h>
      <text:p text:style-name="P97">&lt;<text:span text:style-name="T47">Indicação das responsabilidades do órgão gerenciador da ata, nos casos de contratações por </text:span><text:span text:style-name="T176">Sistema de Registro de Preços</text:span><text:span text:style-name="T177"> – </text:span><text:span text:style-name="T176">SRP. </text:span><text:span text:style-name="T47">O rol mínimo abaixo pode ser acrescido com obrigações pertinentes ao objeto da contratação, observando-se sempre o Decreto nº 7.892, de 23 de janeiro de 2013 e suas alterações&gt;.</text:span></text:p>
      <text:list xml:id="list2021426243" text:style-name="L3">
        <text:list-item>
          <text:p text:style-name="P256">Efetuar<text:span text:style-name="T46"> o registro do licitante fornecedor e firmar a correspondente Ata de Registro de Preços;</text:span></text:p>
        </text:list-item>
        <text:list-item>
          <text:p text:style-name="P254">Conduzir os procedimentos relativos a eventuais renegociações de condições, produtos ou preços registrados;</text:p>
        </text:list-item>
        <text:list-item>
          <text:p text:style-name="P254">Definir mecanismos de comunicação com os órgãos participantes e não participantes, contendo:</text:p>
        </text:list-item>
      </text:list>
      <text:p text:style-name="P206">1. as formas de comunicação entre os envolvidos, a exemplo de ofício, telefone, e-mail, ou sistema informatizado, quando disponível; e</text:p>
      <text:p text:style-name="P207">2. definição dos eventos a serem reportados ao órgão gerenciador, com a indicação de prazo e responsável;</text:p>
      <text:list xml:id="list91815917036181" text:continue-numbering="true" text:style-name="L3">
        <text:list-item>
          <text:p text:style-name="P256">Definir mecanismos de controle de fornecimento da solução de TIC, observando, dentre outros:</text:p>
        </text:list-item>
      </text:list>
      <text:p text:style-name="P204">1. a definição da produtividade ou da capacidade mínima de fornecimento da solução de TIC;</text:p>
      <text:p text:style-name="P205">2. as regras para gerenciamento da fila de fornecimento da solução de TIC aos órgãos participantes e não participantes, contendo prazos e formas de negociação e redistribuição da demanda, quando esta ultrapassar a produtividade definida ou a capacidade mínima de fornecimento e for requerida pela contratada; e</text:p>
      <text:p text:style-name="P205">3. as regras para a substituição da solução registrada na Ata de Registro de Preços, garantida a realização de Prova de Conceito, em função de fatores supervenientes que tornem necessária e imperativa a substituição da solução tecnológica;</text:p>
      <text:list xml:id="list91814313200310" text:continue-numbering="true" text:style-name="L3">
        <text:list-item>
          <text:p text:style-name="P259">&lt;Outras <text:span text:style-name="T100">obrigações </text:span>que se apliquem ao objeto da contratação&gt;.</text:p>
        </text:list-item>
      </text:list>
      <text:p text:style-name="P51"/>
      <table:table table:name="Tabela7" table:style-name="Tabela7">
        <table:table-column table:style-name="Tabela7.A"/>
        <table:table-row>
          <table:table-cell table:style-name="Tabela7.A1" office:value-type="string">
            <text:h text:style-name="Heading_20_1" text:outline-level="1"><text:bookmark-start text:name="__RefHeading___Toc2722_3638099950"/><text:span text:style-name="T101">6</text:span> – MODELO DE EXECUÇÃO DO CONTRATO<text:bookmark-end text:name="__RefHeading___Toc2722_3638099950"/></text:h>
          </table:table-cell>
        </table:table-row>
      </table:table>
      <text:p text:style-name="P53">&lt;O Modelo de Execução do Contrato deverá contemplar as condições necessárias ao fornecimento <text:soft-page-break/>da solução de TIC, observando <text:span text:style-name="T105">os itens a seguir</text:span>&gt;.</text:p>
      <text:p text:style-name="P94"/>
      <text:h text:style-name="Heading_20_2" text:outline-level="2"><text:bookmark-start text:name="__RefHeading___Toc2724_3638099950"/><text:span text:style-name="T102">6</text:span>.<text:span text:style-name="T102">1.</text:span> <text:span text:style-name="T103">Rotinas de Execução</text:span><text:bookmark-end text:name="__RefHeading___Toc2724_3638099950"/></text:h>
      <text:p text:style-name="P73">&lt;Realização da Reunião Inicial&gt;;</text:p>
      <text:p text:style-name="P73">&lt;Descrição dos eventos do período de ambientação, quando houver&gt;;</text:p>
      <text:p text:style-name="P73">&lt;Procedimentos para encaminhamento e controle de solicitações&gt;;</text:p>
      <text:p text:style-name="P73">&lt;Forma de execução e acompanhamento dos serviços&gt;;</text:p>
      <text:p text:style-name="P72">&lt;Prazos, horários de fornecimento de bens ou prestação dos serviços&gt;;</text:p>
      <text:p text:style-name="P72">&lt;Locais de entrega, quando aplicáveis&gt;;</text:p>
      <text:p text:style-name="P72">&lt;Documentação mínima exigida&gt;;</text:p>
      <text:p text:style-name="P72">&lt;Papéis e responsabilidades por parte da contratante e da contratada&gt;;</text:p>
      <text:p text:style-name="P73">&lt;Formas de transferência de conhecimento&gt;;</text:p>
      <text:p text:style-name="P73">&lt;Procedimentos de transição e finalização do contrato&gt;.</text:p>
      <text:p text:style-name="P72"/>
      <text:h text:style-name="Heading_20_2" text:outline-level="2"><text:bookmark-start text:name="__RefHeading___Toc2726_3638099950"/><text:span text:style-name="T107">6.2.</text:span> <text:span text:style-name="T48">Quantidade mínima de bens ou serviços para comparação e controle</text:span><text:bookmark-end text:name="__RefHeading___Toc2726_3638099950"/></text:h>
      <text:p text:style-name="P103">&lt;Quantificação ou estimativa prévia do volume de serviços demandados ou quantidade de bens a serem fornecidos, para comparação e controle&gt;.</text:p>
      <text:p text:style-name="P61"/>
      <text:h text:style-name="Heading_20_2" text:outline-level="2"><text:bookmark-start text:name="__RefHeading___Toc2728_3638099950"/><text:span text:style-name="T107">6</text:span>.<text:span text:style-name="T104">3.</text:span> Mecanismos formais de comunicação<text:bookmark-end text:name="__RefHeading___Toc2728_3638099950"/></text:h>
      <text:p text:style-name="P104">&lt;Definição de mecanismos formais de comunicação a serem utilizados para troca de informações entre a contratada e a Administração, adotando-se preferencialmente as Ordens de Serviço ou Fornecimento de Bens&gt;.</text:p>
      <text:p text:style-name="P62"/>
      <text:h text:style-name="Heading_20_2" text:outline-level="2"><text:bookmark-start text:name="__RefHeading___Toc2732_3638099950"/><text:span text:style-name="T107">6</text:span>.<text:span text:style-name="T185">4.</text:span> <text:span text:style-name="T106">Manutenção de Sigilo e Normas de Segurança</text:span><text:bookmark-end text:name="__RefHeading___Toc2732_3638099950"/></text:h>
      <text:p text:style-name="P89"><text:tab/>A Contratada deverá manter sigilo absoluto sobre quaisquer dados e informações contidos em quaisquer documentos e mídias, incluindo os equipamentos e seus meios de armazenamento, de que venha a ter conhecimento durante a execução dos serviços, não podendo, sob qualquer pretexto, divulgar, reproduzir ou utilizar, sob pena de lei, independentemente da classificação de sigilo conferida pelo Contratante a tais documentos.</text:p>
      <text:p text:style-name="P89"><text:tab/>O <text:span text:style-name="T51">Termo de Compromisso</text:span>, contendo declaração de manutenção de sigilo e respeito às normas de segurança vigentes na entidade, a ser assinado pelo representante legal da Contratada, e <text:span text:style-name="T51">Termo de Ciência</text:span>, a ser assinado por todos os empregados da Contratada diretamente envolvidos na contratação, encontram-se nos ANEXOS <text:span text:style-name="T75">&lt;XXX&gt;</text:span> e <text:span text:style-name="T75">&lt;XXX&gt;</text:span>.</text:p>
      <text:p text:style-name="P57"/>
      <table:table table:name="Tabela8" table:style-name="Tabela8">
        <table:table-column table:style-name="Tabela8.A"/>
        <table:table-row>
          <table:table-cell table:style-name="Tabela8.A1" office:value-type="string">
            <text:h text:style-name="Heading_20_1" text:outline-level="1"><text:bookmark-start text:name="__RefHeading___Toc2734_3638099950"/><text:span text:style-name="T101">7</text:span> – MODELO DE GESTÃO DO CONTRATO<text:bookmark-end text:name="__RefHeading___Toc2734_3638099950"/></text:h>
          </table:table-cell>
        </table:table-row>
      </table:table>
      <text:p text:style-name="P98">&lt;Deverá contemplar as condições para gestão e fiscalização do contrato de fornecimento da solução de TIC, com base no Modelo de Execução do Contrato, <text:span text:style-name="T108">observando os itens a seguir&gt;</text:span>.</text:p>
      <text:p text:style-name="P71"/>
      <text:h text:style-name="Heading_20_2" text:outline-level="2"><text:bookmark-start text:name="__RefHeading___Toc2736_3638099950"/><text:soft-page-break/><text:span text:style-name="T108">7</text:span>.<text:span text:style-name="T108">1.</text:span> <text:span text:style-name="T108">Critérios de Aceitação</text:span><text:bookmark-end text:name="__RefHeading___Toc2736_3638099950"/></text:h>
      <text:p text:style-name="P74">&lt;<text:span text:style-name="T109">Definição dos c</text:span>ritérios de aceitação dos serviços prestados ou bens fornecidos, abrangendo métricas, indicadores e níveis mínimos de serviços com os valores aceitáveis para os principais elementos que compõe a solução de TIC&gt;.</text:p>
      <text:p text:style-name="P74"/>
      <text:h text:style-name="Heading_20_2" text:outline-level="2"><text:bookmark-start text:name="__RefHeading___Toc2738_3638099950"/><text:span text:style-name="T108">7</text:span>.<text:span text:style-name="T109">2.</text:span> <text:span text:style-name="T109">Procedimentos de Teste e Inspeção</text:span><text:bookmark-end text:name="__RefHeading___Toc2738_3638099950"/></text:h>
      <text:p text:style-name="P75">&lt;Definição dos procedimentos de teste e inspeção para fins de elaboração dos Termos de Recebimento Definitivo e Provisório, abrangendo:</text:p>
      <text:p text:style-name="P227">a) metodologia, formas de avaliação da qualidade e adequação da solução de TIC às especificações funcionais e tecnológicas, observando:</text:p>
      <text:p text:style-name="P227">1. definição de mecanismos de inspeção e avaliação da solução, a exemplo de inspeção por amostragem ou total do fornecimento de bens ou da prestação de serviços;</text:p>
      <text:p text:style-name="P227">2. adoção de ferramentas, computacionais ou não, para implantação e acompanhamento dos indicadores estabelecidos;</text:p>
      <text:p text:style-name="P227">3. origem e formas de obtenção das informações necessárias à gestão e à fiscalização do contrato;</text:p>
      <text:p text:style-name="P227">4. definição de vistas de verificação e de roteiros de testes para subsidiar a ação dos Fiscais do contrato; e</text:p>
      <text:p text:style-name="P227">5. garantia de inspeções e diligências, quando aplicáveis, e suas formas de exercício;</text:p>
      <text:p text:style-name="P227">b) disponibilidade de recursos humanos necessários às atividades de gestão e fiscalização do contrato<text:span text:style-name="T110">&gt;.</text:span></text:p>
      <text:p text:style-name="P127"/>
      <text:h text:style-name="P264" text:outline-level="2"><text:bookmark-start text:name="__RefHeading___Toc2740_3638099950"/>7.3. Níveis Mínimos <text:span text:style-name="T114">d</text:span>e Serviço Exigidos<text:bookmark-end text:name="__RefHeading___Toc2740_3638099950"/></text:h>
      <text:p text:style-name="P78">&lt;Definição dos Níveis Mínimos de Serviço Exigidos <text:span text:style-name="T115">e/ou</text:span> Níveis de Qualidade, <text:span text:style-name="T115">que são indicadores mensuráveis estabelecidos pelo órgão/entidade para aferir objetivamente os resultados pretendidos com a contratação&gt;.</text:span></text:p>
      <text:p text:style-name="P203">&lt;Em seguida são apresentados exemplos de indicadores de nível de serviço. Ressalta-se que a quantidade e tipos de indicadores, assim como seus parâmetros e dosimetria da glosa e sanção, devem ser definidos pela Equipe de Planejamento da Contratação de acordo com o objeto a ser contratado&gt;.</text:p>
      <table:table table:name="Tabela43" table:style-name="Tabela43">
        <table:table-column table:style-name="Tabela43.A"/>
        <table:table-column table:style-name="Tabela43.B"/>
        <table:table-column table:style-name="Tabela43.C"/>
        <table:table-row>
          <table:table-cell table:style-name="Tabela43.A1" table:number-columns-spanned="3" office:value-type="string">
            <text:p text:style-name="P129">IAE – INDICADOR DE ATRASO DE ENTREGA <text:span text:style-name="T116">DE OS</text:span></text:p>
          </table:table-cell>
          <table:covered-table-cell/>
          <table:covered-table-cell/>
        </table:table-row>
        <table:table-row>
          <table:table-cell table:style-name="Tabela43.A2" office:value-type="string">
            <text:p text:style-name="P108">Tópico</text:p>
          </table:table-cell>
          <table:table-cell table:style-name="Tabela43.B2" table:number-columns-spanned="2" office:value-type="string">
            <text:p text:style-name="P108">Descrição</text:p>
          </table:table-cell>
          <table:covered-table-cell/>
        </table:table-row>
        <table:table-row>
          <table:table-cell table:style-name="Tabela43.A3" office:value-type="string">
            <text:p text:style-name="P109">Finalidade</text:p>
          </table:table-cell>
          <table:table-cell table:style-name="Tabela43.B3" table:number-columns-spanned="2" office:value-type="string">
            <text:p text:style-name="P144">Medir o tempo de atraso na entrega dos produtos e serviços constantes na Orde<text:span text:style-name="T117">m</text:span> de Serviço.</text:p>
          </table:table-cell>
          <table:covered-table-cell/>
        </table:table-row>
        <table:table-row>
          <table:table-cell table:style-name="Tabela43.A3" office:value-type="string">
            <text:p text:style-name="P109">Meta a cumprir</text:p>
          </table:table-cell>
          <table:table-cell table:style-name="Tabela43.B4" office:value-type="string">
            <text:p text:style-name="P145">IAE &lt; = 0</text:p>
          </table:table-cell>
          <table:table-cell table:style-name="Tabela43.C4" office:value-type="string">
            <text:p text:style-name="P130">A meta definida visa g<text:span text:style-name="T118">arantir a entrega dos produtos e serviços constantes nas Ordens de Serviço dentro do prazo previsto.</text:span></text:p>
          </table:table-cell>
        </table:table-row>
        <table:table-row>
          <table:table-cell table:style-name="Tabela43.A3" office:value-type="string">
            <text:p text:style-name="P109">Instrumento de medição</text:p>
          </table:table-cell>
          <table:table-cell table:style-name="Tabela43.B5" table:number-columns-spanned="2" office:value-type="string">
            <text:p text:style-name="P130">Através das ferramentas disponíveis <text:span text:style-name="T119">para a gestão de demandas, </text:span>por controle próprio da <text:span text:style-name="T119">Contratante e lista de Termos de Recebimento Provisório e Definitivo emitidos</text:span>.</text:p>
          </table:table-cell>
          <table:covered-table-cell/>
        </table:table-row>
        <table:table-row>
          <table:table-cell table:style-name="Tabela43.A3" office:value-type="string">
            <text:p text:style-name="P109">Forma de acompanhamento</text:p>
          </table:table-cell>
          <table:table-cell table:style-name="Tabela43.B6" table:number-columns-spanned="2" office:value-type="string">
            <text:p text:style-name="P130">A avaliação será feita conforme linha de base do cronograma registrada na OS.</text:p>
            <text:p text:style-name="P132">Será subtraída a data de entrega dos produtos da OS (desde que o fiscal técnico reconheça aquela data, com registro em Termo de Recebimento Provisório) pela data de início da execução da OS.</text:p>
          </table:table-cell>
          <table:covered-table-cell/>
        </table:table-row>
        <text:soft-page-break/>
        <table:table-row>
          <table:table-cell table:style-name="Tabela43.A3" office:value-type="string">
            <text:p text:style-name="P109">Periodicidade</text:p>
          </table:table-cell>
          <table:table-cell table:style-name="Tabela43.B7" table:number-columns-spanned="2" office:value-type="string">
            <text:p text:style-name="P131">Mensalmente, para cada Ordem de Serviço encerrada <text:span text:style-name="T120">e com Termo de Recebimento Definitivo</text:span>.</text:p>
          </table:table-cell>
          <table:covered-table-cell/>
        </table:table-row>
        <table:table-row>
          <table:table-cell table:style-name="Tabela43.A3" office:value-type="string">
            <text:p text:style-name="P109">Mecanismo de Cálculo (métrica)</text:p>
          </table:table-cell>
          <table:table-cell table:style-name="Tabela43.B8" table:number-columns-spanned="2" office:value-type="string">
            <text:p text:style-name="P135"/>
            <text:p text:style-name="P135"><text:s/>I<text:span text:style-name="T174">AE =</text:span><text:span text:style-name="T124"> </text:span><text:span text:style-name="T60">T</text:span><text:span text:style-name="T61">E</text:span><text:span text:style-name="T62">X</text:span><text:span text:style-name="T61"> </text:span><text:span text:style-name="T59">– </text:span><text:span text:style-name="T60">TE</text:span><text:span text:style-name="T62">ST</text:span></text:p>
            <text:p text:style-name="P139"><text:s text:c="9"/>TE<text:span text:style-name="T180">ST</text:span></text:p>
            <text:p text:style-name="P140"/>
            <text:p text:style-name="P141">Onde:</text:p>
            <text:p text:style-name="P141"><text:span text:style-name="T51">IAE</text:span> – Indicador de Atraso de Entrega <text:span text:style-name="T125">da OS</text:span>;</text:p>
            <text:p text:style-name="P142"><text:span text:style-name="T51">TE</text:span><text:span text:style-name="T56">X</text:span> – Tempo de Execução – corresponde ao período de execução da OS, da sua data de início até a data de entrega dos produtos da OS.</text:p>
            <text:p text:style-name="P142">A data de início <text:span text:style-name="T126">será</text:span> aquela contante na OS; caso não esteja explícita, será o primeiro dia útil após a emissão da OS.</text:p>
            <text:p text:style-name="P143">A data de entrega da OS deverá ser aquela <text:span text:style-name="T127">reconhe</text:span>cida pelo fiscal técnico, conforme <text:span text:style-name="T126">critérios constantes no </text:span>Termo de Referência<text:span text:style-name="T127">. Para os casos em que o fiscal técnico rejeita a entrega, o prazo de execução da OS continua a correr, findando-se apenas quanto a Contratada entrega os produtos da OS e haja aceitação por parte do fiscal técnico.</text:span></text:p>
            <text:p text:style-name="P130"><text:span text:style-name="T57">TE</text:span><text:span text:style-name="T56">ST</text:span><text:span text:style-name="T174"> – </text:span><text:span text:style-name="T178">Tempo Estimado para a execução da</text:span><text:span text:style-name="T128"> OS – constante na OS, conforme estipulado no Termo de Referência.</text:span></text:p>
          </table:table-cell>
          <table:covered-table-cell/>
        </table:table-row>
        <table:table-row>
          <table:table-cell table:style-name="Tabela43.A3" office:value-type="string">
            <text:p text:style-name="P110">Observações</text:p>
          </table:table-cell>
          <table:table-cell table:style-name="Tabela43.B9" table:number-columns-spanned="2" office:value-type="string">
            <text:p text:style-name="P136">Obs1: Serão utilizados dias úteis na medição.</text:p>
            <text:p text:style-name="P137">Obs2: Os dias com expediente parcial no <text:span text:style-name="T133">órgão/entidade</text:span> serão considerados como dias úteis no cômputo do indicador.</text:p>
            <text:p text:style-name="P137"><text:span text:style-name="T129">Obs3: Não se aplicará este indicador para as OS </text:span>de Manutenções Corretivas do tipo Garantia <text:span text:style-name="T129">e aquelas com execução interrompida ou cancelada por solicitação da Contratante. </text:span></text:p>
          </table:table-cell>
          <table:covered-table-cell/>
        </table:table-row>
        <table:table-row>
          <table:table-cell table:style-name="Tabela43.A3" office:value-type="string">
            <text:p text:style-name="P109">Início de Vigência</text:p>
          </table:table-cell>
          <table:table-cell table:style-name="Tabela43.B10" table:number-columns-spanned="2" office:value-type="string">
            <text:p text:style-name="P131">A partir da emissão da OS.</text:p>
          </table:table-cell>
          <table:covered-table-cell/>
        </table:table-row>
        <table:table-row>
          <table:table-cell table:style-name="Tabela43.A3" office:value-type="string">
            <text:p text:style-name="P109">Faixas de ajuste no pagamento e Sanções</text:p>
          </table:table-cell>
          <table:table-cell table:style-name="Tabela43.B11" table:number-columns-spanned="2" office:value-type="string">
            <text:p text:style-name="P133">Para valores do indicador <text:span text:style-name="T53">IAE</text:span>:</text:p>
            <text:p text:style-name="P134">De 0 a 0,10 – Pagamento integral da OS;</text:p>
            <text:p text:style-name="P134">De 0,<text:span text:style-name="T130">11</text:span> <text:span text:style-name="T130">a</text:span> 0,<text:span text:style-name="T130">2</text:span>0 – Glosa de <text:span text:style-name="T158">XXX</text:span>% sobre o valor da OS;</text:p>
            <text:p text:style-name="P134">De 0,<text:span text:style-name="T130">2</text:span>1 a 0,30 – Glosa de <text:span text:style-name="T158">XXX</text:span>% sobre o valor da OS;</text:p>
            <text:p text:style-name="P134">De 0,31 a 0,<text:span text:style-name="T158">5</text:span>0 – Glosa de <text:span text:style-name="T158">XXX</text:span>% sobre o valor da OS;</text:p>
            <text:p text:style-name="P134">De 0,51 a 1,0<text:span text:style-name="T131">0</text:span> – Glosa de <text:span text:style-name="T158">XXX</text:span>% sobre o valor da OS; </text:p>
            <text:p text:style-name="P134">Acima de 1 – Será aplicad<text:span text:style-name="T132">a Glosa de XXX% sobre o valor da OS e multa de XXX% sobre o valor do Contrato.</text:span></text:p>
          </table:table-cell>
          <table:covered-table-cell/>
        </table:table-row>
      </table:table>
      <text:p text:style-name="P92"/>
      <text:h text:style-name="Heading_20_2" text:outline-level="2"><text:bookmark-start text:name="__RefHeading___Toc2742_3638099950"/><text:span text:style-name="T108">7</text:span>.<text:span text:style-name="T113">4.</text:span> <text:span text:style-name="T111">Sanções Administrativas e Procedimentos para retenção ou glosa no pagamento</text:span><text:bookmark-end text:name="__RefHeading___Toc2742_3638099950"/></text:h>
      <text:p text:style-name="P80">&lt;Fixação dos valores e procedimentos para retenção ou glosa no pagamento, sem prejuízo das sanções cabíveis<text:span text:style-name="T112">&gt;.</text:span></text:p>
      <text:p text:style-name="P81"><text:span text:style-name="T112">&lt;</text:span>Modelos texto de sanções e glosas do órgão/entidades poderão ser utilizados, devendo-se observar a d<text:span text:style-name="T157">efinição clara e detalhada das sanções administrativas, </text:span>considerando<text:span text:style-name="T157">:</text:span></text:p>
      <text:p text:style-name="P34">a) vinculação aos termos contratuais;</text:p>
      <text:p text:style-name="P34">b) proporcionalidade das sanções previstas ao grau do prejuízo causado pelo descumprimento das respectivas obrigações;</text:p>
      <text:p text:style-name="P34">c) as situações em que advertências serão aplicadas;</text:p>
      <text:p text:style-name="P34">d) as situações em que as multas serão aplicadas, com seus percentuais correspondentes, que obedecerão a uma escala gradual para as sanções recorrentes;</text:p>
      <text:p text:style-name="P34"><text:soft-page-break/>e) as situações em que o contrato será rescindido por parte da Administração devido ao não atendimento de termos contratuais, da recorrência de aplicação de multas ou outros motivos;</text:p>
      <text:p text:style-name="P34">f) as situações em que a contratada terá suspensa a participação em licitações e impedimento para contratar com a Administração; e</text:p>
      <text:p text:style-name="P34">g) as situações em que a contratada será declarada inidônea para licitar ou contratar com a Administração, conforme previsto em Lei.</text:p>
      <text:p text:style-name="P34"><text:span text:style-name="T208">h) observância à Legislação que trata de </text:span><text:span text:style-name="T209">p</text:span><text:span text:style-name="T208">roteção de </text:span><text:span text:style-name="T209">d</text:span><text:span text:style-name="T208">ados </text:span><text:span text:style-name="T209">p</text:span><text:span text:style-name="T208">essoais (Lei nº 13.709, de 14 de agosto de 2018) e </text:span><text:span text:style-name="T209">p</text:span><text:span text:style-name="T208">roteção do </text:span><text:span text:style-name="T209">c</text:span><text:span text:style-name="T208">onsumidor (Lei nº 8.078, de 11 de setembro de 1990)</text:span><text:span text:style-name="T207">.</text:span></text:p>
      <text:p text:style-name="P34"/>
      <text:p text:style-name="P79">&lt;<text:span text:style-name="T156">Exemplo de definição</text:span> detalhada d<text:span text:style-name="T156">e</text:span> sanções <text:span text:style-name="T156">e glosas:&gt;</text:span></text:p>
      <text:p text:style-name="P93"/>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111">Id</text:p>
          </table:table-cell>
          <table:table-cell table:style-name="Tabela15.A1" office:value-type="string">
            <text:p text:style-name="P111">Ocorrência</text:p>
          </table:table-cell>
          <table:table-cell table:style-name="Tabela15.C1" office:value-type="string">
            <text:p text:style-name="P111"><text:span text:style-name="T134">Glosa</text:span> / <text:span text:style-name="T134">Sanção</text:span></text:p>
          </table:table-cell>
        </table:table-row>
        <table:table-row table:style-name="Tabela15.2">
          <table:table-cell table:style-name="Tabela15.A2" office:value-type="string">
            <text:p text:style-name="P112">1</text:p>
          </table:table-cell>
          <table:table-cell table:style-name="Tabela15.A2" office:value-type="string">
            <text:p text:style-name="P113">Não comparecer injustificadamente <text:span text:style-name="T206">à</text:span> <text:span text:style-name="T135">R</text:span>eunião <text:span text:style-name="T135">I</text:span>nicial.</text:p>
          </table:table-cell>
          <table:table-cell table:style-name="Tabela15.C2" office:value-type="string">
            <text:p text:style-name="P113">Advertência.</text:p>
            <text:p text:style-name="P113">Em caso de reincidência, <text:span text:style-name="T159">XXX</text:span>% sobre o valor total do <text:span text:style-name="T136">C</text:span>ontrato.</text:p>
          </table:table-cell>
        </table:table-row>
        <table:table-row table:style-name="Tabela15.3">
          <table:table-cell table:style-name="Tabela15.A2" office:value-type="string">
            <text:p text:style-name="P112">2</text:p>
          </table:table-cell>
          <table:table-cell table:style-name="Tabela15.A2" office:value-type="string">
            <text:p text:style-name="P113">Quando convocado dentro do prazo de validade da sua proposta, não celebrar o <text:span text:style-name="T136">C</text:span>ontrato, deixar de entregar ou apresentar documentação falsa exigida para o certame, ensejar o retardamento da execução de seu objeto, não manter a proposta, falhar ou fraudar na execução do <text:span text:style-name="T136">C</text:span>ontrato, comportar-se de modo inidôneo ou cometer fraude fiscal.</text:p>
          </table:table-cell>
          <table:table-cell table:style-name="Tabela15.C2" office:value-type="string">
            <text:p text:style-name="P113">A <text:span text:style-name="T137">Contratada</text:span> ficará impedida de licitar e contratar com a União, Estados, Distrito Federal e Municípios e, será descredenciada no SICAF, ou nos sistemas de cadastramento de fornecedores a que se refere o inciso XIV do art. 4º da Lei nº 10.520/2002, pelo prazo de até 5 (cinco) anos, sem prejuízo das demais cominações legais, e multa de <text:span text:style-name="T159">XXX</text:span>% do valor da contratação.</text:p>
          </table:table-cell>
        </table:table-row>
        <table:table-row table:style-name="Tabela15.4">
          <table:table-cell table:style-name="Tabela15.A2" office:value-type="string">
            <text:p text:style-name="P112">3</text:p>
          </table:table-cell>
          <table:table-cell table:style-name="Tabela15.A2" office:value-type="string">
            <text:p text:style-name="P113">Ter praticado atos ilícitos visando frustrar os objetivos da licitação.</text:p>
          </table:table-cell>
          <table:table-cell table:style-name="Tabela15.C2" office:value-type="string">
            <text:p text:style-name="P113">A <text:span text:style-name="T138">Contratada</text:span> será declarada inidônea para licitar e contratar com a Administração.</text:p>
          </table:table-cell>
        </table:table-row>
        <table:table-row table:style-name="Tabela15.5">
          <table:table-cell table:style-name="Tabela15.A2" office:value-type="string">
            <text:p text:style-name="P112">4</text:p>
          </table:table-cell>
          <table:table-cell table:style-name="Tabela15.A2" office:value-type="string">
            <text:p text:style-name="P113">Demonstrar não possuir idoneidade para contratar com a Administração em virtude de atos ilícitos praticados.</text:p>
          </table:table-cell>
          <table:table-cell table:style-name="Tabela15.C2" office:value-type="string">
            <text:p text:style-name="P113">Suspensão temporária de 6 (seis) meses para licitar e contratar com a Administração, sem prejuízo da Rescisão Contratual.</text:p>
          </table:table-cell>
        </table:table-row>
        <table:table-row table:style-name="Tabela15.6">
          <table:table-cell table:style-name="Tabela15.A6" office:value-type="float" office:value="5">
            <text:p text:style-name="P112">5</text:p>
          </table:table-cell>
          <table:table-cell table:style-name="Tabela15.A2" office:value-type="string">
            <text:p text:style-name="P113">Não executar total ou parcialmente os serviços previstos no objeto da contratação.</text:p>
          </table:table-cell>
          <table:table-cell table:style-name="Tabela15.C2" office:value-type="string">
            <text:p text:style-name="P113">Suspensão temporária de 6 (seis) meses para licitar e contratar com a Administração, sem prejuízo da Rescisão Contratual.</text:p>
          </table:table-cell>
        </table:table-row>
        <table:table-row table:style-name="Tabela15.7">
          <table:table-cell table:style-name="Tabela15.A6" office:value-type="float" office:value="6">
            <text:p text:style-name="P112">6</text:p>
          </table:table-cell>
          <table:table-cell table:style-name="Tabela15.A2" office:value-type="string">
            <text:p text:style-name="P114"><text:span text:style-name="T139">Suspender ou interromper, salvo motivo de força maior ou caso fortuito, </text:span><text:span text:style-name="T140">os serviços solicitados, por até de 30 dias, sem comunicação formal </text:span><text:span text:style-name="T141">ao gestor do </text:span><text:span text:style-name="T142">C</text:span><text:span text:style-name="T141">ontrato.</text:span></text:p>
          </table:table-cell>
          <table:table-cell table:style-name="Tabela15.C2" office:value-type="string">
            <text:p text:style-name="P123"><text:span text:style-name="T143">Multa de </text:span><text:span text:style-name="T145">XXX%</text:span><text:span text:style-name="T143"> sobre o valor total do </text:span><text:span text:style-name="T144">C</text:span>ontrato.</text:p>
            <text:p text:style-name="P124">Em caso de reincidência, configura-se inexecução total do Contrato por parte da empresa, ensejando a rescisão contratual unilateral.</text:p>
          </table:table-cell>
        </table:table-row>
        <table:table-row table:style-name="Tabela15.8">
          <table:table-cell table:style-name="Tabela15.A6" office:value-type="float" office:value="7">
            <text:p text:style-name="P112">7</text:p>
          </table:table-cell>
          <table:table-cell table:style-name="Tabela15.A2" office:value-type="string">
            <text:p text:style-name="P113"><text:span text:style-name="T139">Suspender ou interromper, salvo motivo de força maior ou caso fortuito, </text:span><text:span text:style-name="T140">os serviços solicitados, por mais de 30 (trinta) dias, sem comunicação formal </text:span><text:span text:style-name="T141">ao gestor do contrato.</text:span></text:p>
          </table:table-cell>
          <table:table-cell table:style-name="Tabela15.C2" office:value-type="string">
            <text:p text:style-name="P113"><text:span text:style-name="T146">Contratada</text:span> será declarada inidônea para licitar e contratar com a Administração, sem prejuízo da Rescisão Contratual.</text:p>
          </table:table-cell>
        </table:table-row>
        <text:soft-page-break/>
        <table:table-row table:style-name="Tabela15.9">
          <table:table-cell table:style-name="Tabela15.A6" table:number-rows-spanned="2" office:value-type="float" office:value="8">
            <text:p text:style-name="P112">8</text:p>
          </table:table-cell>
          <table:table-cell table:style-name="Tabela15.A2" table:number-rows-spanned="2" office:value-type="string">
            <text:p text:style-name="P113">Não prestar os esclarecimentos imediatamente, referente à execução dos serviços, salvo quando implicarem em indagações de caráter técnico, hipótese em que serão respondidos no prazo máximo de <text:span text:style-name="T159">XXX</text:span> horas úteis.</text:p>
          </table:table-cell>
          <table:table-cell table:style-name="Tabela15.C2" office:value-type="string">
            <text:p text:style-name="P113">Multa de <text:span text:style-name="T159">XXX</text:span>% sobre o valor total do Contrato por dia útil de atraso em prestar as informações por escrito, ou por outro meio quando autorizado pela <text:span text:style-name="T147">Contratante</text:span>, até o limite de <text:span text:style-name="T159">XXX </text:span>dias úteis.</text:p>
          </table:table-cell>
        </table:table-row>
        <table:table-row table:style-name="Tabela15.10">
          <table:covered-table-cell/>
          <table:covered-table-cell/>
          <table:table-cell table:style-name="Tabela15.C2" office:value-type="string">
            <text:p text:style-name="P113">Após o limite de <text:span text:style-name="T159">XXX </text:span>dias úteis, aplicar-se-á multa de <text:span text:style-name="T159">XXX</text:span> do valor total do Contrato.</text:p>
          </table:table-cell>
        </table:table-row>
        <table:table-row table:style-name="Tabela15.10">
          <table:table-cell table:style-name="Tabela15.A6" office:value-type="float" office:value="9">
            <text:p text:style-name="P117">9</text:p>
          </table:table-cell>
          <table:table-cell table:style-name="Tabela15.A2" office:value-type="string">
            <text:p text:style-name="P122">Provocar intencionalmente a indisponibilidade da prestação dos serviços quanto aos componentes de software (<text:span text:style-name="T148">sistemas, portais, funcionalidades, </text:span>banco de dados, programas, relatórios, consultas, etc).</text:p>
          </table:table-cell>
          <table:table-cell table:style-name="Tabela15.C2" office:value-type="string">
            <text:p text:style-name="P120">A <text:span text:style-name="T148">Contratada</text:span> será declarada inidônea para licitar ou contratar com a Administração Pública, sem prejuízo às penalidades decorrentes da inexecução total ou parcial do contrato, o que poderá acarretar a rescisão do Contrato, sem prejuízo das demais penalidades previstas na Lei nº 8.666, <text:span text:style-name="T184">de 19</text:span>93.</text:p>
          </table:table-cell>
        </table:table-row>
        <table:table-row table:style-name="Tabela15.10">
          <table:table-cell table:style-name="Tabela15.A6" office:value-type="float" office:value="10">
            <text:p text:style-name="P116">1<text:span text:style-name="T159">0</text:span></text:p>
          </table:table-cell>
          <table:table-cell table:style-name="Tabela15.A2" office:value-type="string">
            <text:p text:style-name="P122">Permitir intencionalmente o funcionamento dos sistemas de modo adverso ao especificado na fase de levantamento de requisitos <text:span text:style-name="T149">e às cláusulas contratuais</text:span>, provocando prejuízo aos usuários dos serviços.</text:p>
          </table:table-cell>
          <table:table-cell table:style-name="Tabela15.C2" office:value-type="string">
            <text:p text:style-name="P121">A <text:span text:style-name="T149">Contratada</text:span> será declarada inidônea para licitar ou contratar com a Administração Pública, sem prejuízo às penalidades decorrentes da inexecução total ou parcial do contrato, o que poderá acarretar a rescisão do Contrato, sem prejuízo das demais penalidades previstas na Lei nº 8.666, <text:span text:style-name="T184">de 19</text:span>93.</text:p>
          </table:table-cell>
        </table:table-row>
        <table:table-row table:style-name="Tabela15.10">
          <table:table-cell table:style-name="Tabela15.A6" office:value-type="float" office:value="11">
            <text:p text:style-name="P116">1<text:span text:style-name="T159">1</text:span></text:p>
          </table:table-cell>
          <table:table-cell table:style-name="Tabela15.A2" office:value-type="string">
            <text:p text:style-name="P122">Comprometer intencionalmente a integridade, disponibilidade ou confiabilidade <text:span text:style-name="T203">e autenticidade </text:span>das bases de dados dos sistema<text:span text:style-name="T160">s</text:span>.</text:p>
          </table:table-cell>
          <table:table-cell table:style-name="Tabela15.C2" office:value-type="string">
            <text:p text:style-name="P121">A <text:span text:style-name="T150">Contratada</text:span> será declarada inidônea para licitar ou contratar com a Administração Pública, sem prejuízo às penalidades decorrentes da inexecução total ou parcial do contrato, o que poderá acarretar a rescisão do Contrato, sem prejuízo das demais penalidades previstas na Lei nº 8.666, <text:span text:style-name="T184">de 19</text:span>93.</text:p>
          </table:table-cell>
        </table:table-row>
        <table:table-row table:style-name="Tabela15.14">
          <table:table-cell table:style-name="Tabela15.A6" office:value-type="float" office:value="12">
            <text:p text:style-name="P116">1<text:span text:style-name="T159">2</text:span></text:p>
          </table:table-cell>
          <table:table-cell table:style-name="Tabela15.A2" office:value-type="string">
            <text:p text:style-name="P122">Comprometer intencionalmente o sigilo das informações armazenadas nos sistemas<text:span text:style-name="T150"> da contratante</text:span>.</text:p>
          </table:table-cell>
          <table:table-cell table:style-name="Tabela15.C2" office:value-type="string">
            <text:p text:style-name="P121">A <text:span text:style-name="T151">Contratada</text:span> será declarada inidônea para licitar ou contratar com a Administração Pública, sem prejuízo às penalidades decorrentes da inexecução total ou parcial do contrato, o que poderá acarretar a rescisão do Contrato, sem prejuízo das demais penalidades previstas na Lei nº 8.666, <text:span text:style-name="T184">de 19</text:span>93.</text:p>
          </table:table-cell>
        </table:table-row>
        <table:table-row table:style-name="Tabela15.15">
          <table:table-cell table:style-name="Tabela15.A6" table:number-rows-spanned="5" office:value-type="float" office:value="13">
            <text:p text:style-name="P118">1<text:span text:style-name="T159">3</text:span></text:p>
          </table:table-cell>
          <table:table-cell table:style-name="Tabela15.A2" table:number-rows-spanned="5" office:value-type="string">
            <text:p text:style-name="P119">Não atender ao indicador de nível de serviço <text:span text:style-name="T152">IAE (Indicador de Atraso de Entrega de OS)</text:span></text:p>
          </table:table-cell>
          <table:table-cell table:style-name="Tabela15.C2" office:value-type="string">
            <text:p text:style-name="P119">Glosa de <text:span text:style-name="T160">XXX</text:span>% sobre o valor da OS para valores do indicador IAE de 0,11 a 0,<text:span text:style-name="T153">2</text:span>0.</text:p>
          </table:table-cell>
        </table:table-row>
        <table:table-row table:style-name="Tabela15.16">
          <table:covered-table-cell/>
          <table:covered-table-cell/>
          <table:table-cell table:style-name="Tabela15.C2" office:value-type="string">
            <text:p text:style-name="P113">Glosa de <text:span text:style-name="T160">XXX</text:span>% sobre o valor da OS para valores do indicador IAE de 0,<text:span text:style-name="T154">2</text:span>1 a 0,<text:span text:style-name="T154">3</text:span>0. </text:p>
          </table:table-cell>
        </table:table-row>
        <table:table-row table:style-name="Tabela15.17">
          <table:covered-table-cell/>
          <table:covered-table-cell/>
          <table:table-cell table:style-name="Tabela15.C2" office:value-type="string">
            <text:p text:style-name="P113">Glosa de <text:span text:style-name="T160">XXX</text:span>% sobre o valor da OS para valores do indicador IAE de 0,<text:span text:style-name="T154">31</text:span> a 0,<text:span text:style-name="T160">5</text:span>0.</text:p>
          </table:table-cell>
        </table:table-row>
        <table:table-row table:style-name="Tabela15.18">
          <table:covered-table-cell/>
          <table:covered-table-cell/>
          <table:table-cell table:style-name="Tabela15.C2" office:value-type="string">
            <text:p text:style-name="P113">Glosa de <text:span text:style-name="T160">XXX</text:span>% sobre o valor da OS para valores do indicador IAE de 0,51 a 1,00.</text:p>
          </table:table-cell>
        </table:table-row>
        <table:table-row table:style-name="Tabela15.19">
          <table:covered-table-cell/>
          <table:covered-table-cell/>
          <table:table-cell table:style-name="Tabela15.C2" office:value-type="string">
            <text:p text:style-name="P138">Multa de <text:span text:style-name="T160">XXX</text:span>% sobre o valor do Contrato <text:span text:style-name="T155">e Glosa de XXX% sobre o valor da OS</text:span>, para valores do indicador IAE maiores que 1,00.</text:p>
          </table:table-cell>
        </table:table-row>
        <table:table-row table:style-name="Tabela15.20">
          <table:table-cell table:style-name="Tabela15.A2" office:value-type="string">
            <text:p text:style-name="P115">14</text:p>
          </table:table-cell>
          <table:table-cell table:style-name="Tabela15.A2" office:value-type="string">
            <text:p text:style-name="P113">Não cumprir qualquer outra obrigação contratual não citada nesta tabela.</text:p>
          </table:table-cell>
          <table:table-cell table:style-name="Tabela15.C2" office:value-type="string">
            <text:p text:style-name="P113">Advertência.</text:p>
            <text:p text:style-name="P113">Em caso de reincidência ou configurado prejuízo aos resultados pretendidos com a contratação, aplica-se multa de <text:span text:style-name="T161">XXX%</text:span> do valor total do Contrato.</text:p>
          </table:table-cell>
        </table:table-row>
      </table:table>
      <text:h text:style-name="Heading_20_2" text:outline-level="2"/>
      <text:h text:style-name="Heading_20_2" text:outline-level="2"><text:bookmark-start text:name="__RefHeading___Toc2744_3638099950"/><text:span text:style-name="T195">7</text:span>.5. <text:span text:style-name="T185">Do </text:span>Pagamento<text:bookmark-end text:name="__RefHeading___Toc2744_3638099950"/></text:h>
      <text:p text:style-name="P102"><text:span text:style-name="T71">&lt;Definição da periodicidade, </text:span><text:span text:style-name="T72">prazos, procedimentos para autorização do faturamento e pagamento, descontados os valores da aplicação de eventuais glosas ou sanções</text:span><text:span text:style-name="T71"> e outros detalhes </text:span><text:soft-page-break/><text:span text:style-name="T71">de pagamento, conforme </text:span><text:span text:style-name="T72">determina a Lei nº 8.666, de 1993&gt;.</text:span></text:p>
      <text:p text:style-name="P88"><text:span text:style-name="T174">&lt;</text:span><text:span text:style-name="T179">A AGU disponibiliza em seu sítio modelos de documentos que tratam a </text:span><text:span text:style-name="T63">forma de pagamento</text:span><text:span text:style-name="T179"> de forma mais detalhada, considerando as particularidades: aquisição de</text:span><text:span text:style-name="T174"> bens, </text:span><text:span text:style-name="T179">contratação de <text:s/></text:span><text:span text:style-name="T174">serviços sem dedicação exclusiva de mão de obra, etc.&gt;</text:span></text:p>
      <text:p text:style-name="P86"><text:span text:style-name="T179">&lt;Disponível em: </text:span><text:a xlink:type="simple" xlink:href="https://www.agu.gov.br/page/content/detail/id_conteudo/270265" text:style-name="Internet_20_link" text:visited-style-name="Visited_20_Internet_20_Link"><text:span text:style-name="T174">https://www.agu.gov.br/page/content/detail/id_conteudo/270265</text:span></text:a><text:span text:style-name="T179">&gt;.</text:span></text:p>
      <text:p text:style-name="P87"/>
      <text:p text:style-name="P52"/>
      <table:table table:name="Tabela9" table:style-name="Tabela9">
        <table:table-column table:style-name="Tabela9.A"/>
        <table:table-row>
          <table:table-cell table:style-name="Tabela9.A1" office:value-type="string">
            <text:h text:style-name="Heading_20_1" text:outline-level="1"><text:bookmark-start text:name="__RefHeading___Toc2746_3638099950"/><text:span text:style-name="T195">8</text:span> – ESTIMATIVA DE PREÇOS DA CONTRATAÇÃO<text:bookmark-end text:name="__RefHeading___Toc2746_3638099950"/></text:h>
          </table:table-cell>
        </table:table-row>
      </table:table>
      <text:p text:style-name="P99">&lt;<text:span text:style-name="T162">A estimativa de preços da contratação d</text:span>eve ser elaborada de acordo com a Instrução Normativa SLTI/MP nº 5, de 27 de junho de 2014, e suas atualizações, <text:span text:style-name="T49">observando-se, em especial, as disposições do seu art. 2º&gt;.</text:span></text:p>
      <text:p text:style-name="P82">&lt;A estimativa de preço derivada exclusivamente de propostas de fornecedores somente deverá ser utilizada mediante justificativa, nos casos em que não for possível obter preços de contratações similares de outros entes públicos ou do Painel de Preços&gt;.</text:p>
      <text:p text:style-name="P82">&lt;A pesquisa de preço descrita no item anterior deverá considerar, sempre que possível, os valores praticados diretamente pelos fabricantes&gt;.</text:p>
      <text:p text:style-name="P82"/>
      <table:table table:name="Tabela23" table:style-name="Tabela23">
        <table:table-column table:style-name="Tabela23.A"/>
        <table:table-column table:style-name="Tabela23.B"/>
        <table:table-column table:style-name="Tabela23.C"/>
        <table:table-column table:style-name="Tabela23.D" table:number-columns-repeated="2"/>
        <table:table-column table:style-name="Tabela23.F"/>
        <table:table-row>
          <table:table-cell table:style-name="Tabela23.A1" office:value-type="string">
            <text:p text:style-name="P11">Id.</text:p>
          </table:table-cell>
          <table:table-cell table:style-name="Tabela23.A1" office:value-type="string">
            <text:p text:style-name="P10"><text:span text:style-name="T181">Descrição do </text:span>Bem <text:span text:style-name="T181">ou </text:span>Serviço</text:p>
          </table:table-cell>
          <table:table-cell table:style-name="Tabela23.A1" office:value-type="string">
            <text:p text:style-name="P15">Quantidade</text:p>
          </table:table-cell>
          <table:table-cell table:style-name="Tabela23.A1" office:value-type="string">
            <text:p text:style-name="P15">Unidade de medida</text:p>
          </table:table-cell>
          <table:table-cell table:style-name="Tabela23.A1" office:value-type="string">
            <text:p text:style-name="P15">Valor <text:s/>unitário máximo</text:p>
          </table:table-cell>
          <table:table-cell table:style-name="Tabela23.F1" office:value-type="string">
            <text:p text:style-name="P15">Valor total máximo</text:p>
          </table:table-cell>
        </table:table-row>
        <table:table-row>
          <table:table-cell table:style-name="Tabela23.A2" office:value-type="string">
            <text:p text:style-name="P18">1</text:p>
          </table:table-cell>
          <table:table-cell table:style-name="Tabela23.B2" office:value-type="string">
            <text:p text:style-name="P23">&lt;Descrição do bem/serviço&gt;</text:p>
          </table:table-cell>
          <table:table-cell table:style-name="Tabela23.C2" office:value-type="string">
            <text:p text:style-name="P25">xx</text:p>
          </table:table-cell>
          <table:table-cell table:style-name="Tabela23.D2" office:value-type="string">
            <text:p text:style-name="P25">xx</text:p>
          </table:table-cell>
          <table:table-cell table:style-name="Tabela23.E2" office:value-type="string">
            <text:p text:style-name="P24">XXX,<text:span text:style-name="T186">XX</text:span></text:p>
          </table:table-cell>
          <table:table-cell table:style-name="Tabela23.F2" office:value-type="string">
            <text:p text:style-name="P25">XXXX,XX</text:p>
          </table:table-cell>
        </table:table-row>
        <table:table-row>
          <table:table-cell table:style-name="Tabela23.A3" office:value-type="string">
            <text:p text:style-name="P19">…</text:p>
          </table:table-cell>
          <table:table-cell table:style-name="Tabela23.B3" office:value-type="string">
            <text:p text:style-name="P23">&lt;Descrição do bem/serviço&gt;</text:p>
          </table:table-cell>
          <table:table-cell table:style-name="Tabela23.C3" office:value-type="string">
            <text:p text:style-name="P25">xx</text:p>
          </table:table-cell>
          <table:table-cell table:style-name="Tabela23.D3" office:value-type="string">
            <text:p text:style-name="P25">xx</text:p>
          </table:table-cell>
          <table:table-cell table:style-name="Tabela23.E3" office:value-type="string">
            <text:p text:style-name="P24">XXX,<text:span text:style-name="T186">XX</text:span></text:p>
          </table:table-cell>
          <table:table-cell table:style-name="Tabela23.F3" office:value-type="string">
            <text:p text:style-name="P25">XXXX,XX</text:p>
          </table:table-cell>
        </table:table-row>
      </table:table>
      <text:p text:style-name="P83"/>
      <text:p text:style-name="P55"/>
      <table:table table:name="Tabela10" table:style-name="Tabela10">
        <table:table-column table:style-name="Tabela10.A"/>
        <table:table-row>
          <table:table-cell table:style-name="Tabela10.A1" office:value-type="string">
            <text:h text:style-name="Heading_20_1" text:outline-level="1"><text:bookmark-start text:name="__RefHeading___Toc2748_3638099950"/><text:span text:style-name="T195">9</text:span> – ADEQUAÇÃO ORÇAMENTÁRIA E CRONOGRAMA FÍSICO-FINANCEIRO<text:bookmark-end text:name="__RefHeading___Toc2748_3638099950"/></text:h>
          </table:table-cell>
        </table:table-row>
      </table:table>
      <text:p text:style-name="P101">&lt; A adequação orçamentária e o cronograma físico-financeiro <text:span text:style-name="T163">devem conter</text:span>:</text:p>
      <text:p text:style-name="P226">I – a estimativa do impacto no orçamento do órgão ou entidade, com indicação das fontes de recurso; e</text:p>
      <text:p text:style-name="P226">II – cronograma de execução física e financeira, contendo o detalhamento das etapas ou fases da solução a ser contratada, com os principais serviços ou bens que a compõe, e a previsão de desembolso para cada uma delas&gt;.</text:p>
      <text:p text:style-name="P84">&lt;Nos casos de Sistema de Registro de Preços, a fonte de recursos poderá ser informada no momento da contratação&gt;.</text:p>
      <text:p text:style-name="P236"/>
      <table:table table:name="Tabela19" table:style-name="Tabela19">
        <table:table-column table:style-name="Tabela19.A"/>
        <table:table-row>
          <table:table-cell table:style-name="Tabela19.A1" office:value-type="string">
            <text:h text:style-name="Heading_20_1" text:outline-level="1"><text:bookmark-start text:name="__RefHeading___Toc2750_3638099950"/>1<text:span text:style-name="T195">0</text:span> – <text:span text:style-name="T185">DA VIGÊNCIA DO CONTRATO</text:span><text:bookmark-end text:name="__RefHeading___Toc2750_3638099950"/></text:h>
          </table:table-cell>
        </table:table-row>
      </table:table>
      <text:p text:style-name="P147">&lt;<text:span text:style-name="T168">A duração do contrato deve observar o art.</text:span><text:span text:style-name="T122"> 57 da Lei nº 8.666, </text:span><text:span text:style-name="T123">de</text:span><text:span text:style-name="T122"> 1993</text:span><text:span text:style-name="T121">&gt;.</text:span></text:p>
      <text:p text:style-name="P125"/>
      <text:p text:style-name="P167">O contrato vigorará por <text:span text:style-name="T76">&lt;XXX&gt;</text:span><text:span text:style-name="T66"> (</text:span><text:span text:style-name="T76">&lt;XXX&gt;</text:span><text:span text:style-name="T66">)</text:span> meses, contados a partir da data da sua assinatura, <text:soft-page-break/>podendo ser prorrogado por períodos iguais e sucessivos, limitado a <text:span text:style-name="T76">&lt;XXX&gt;</text:span><text:span text:style-name="T66"> (</text:span><text:span text:style-name="T76">&lt;XXX&gt;</text:span><text:span text:style-name="T66">)</text:span> meses, desde que haja preços e condições mais vantajosas para a Administração, nos termos do Inciso II, Art. 57, da Lei nº 8.666, <text:span text:style-name="T187">de 19</text:span>93.</text:p>
      <text:p text:style-name="P167">A prorrogação do contrato dependerá da verificação da manutenção da necessidade, economicidade e oportunidade da contratação, <text:span text:style-name="T187">acompanhada</text:span> <text:span text:style-name="T187">de </text:span>a realização de pesquisa de mercado que demonstre a vantajosidade dos preços contratados para a Administração.</text:p>
      <text:p text:style-name="P166"/>
      <table:table table:name="Tabela14" table:style-name="Tabela14">
        <table:table-column table:style-name="Tabela14.A"/>
        <table:table-row>
          <table:table-cell table:style-name="Tabela14.A1" office:value-type="string">
            <text:h text:style-name="P247" text:outline-level="1"><text:bookmark-start text:name="__RefHeading___Toc2760_36380999501"/>1<text:span text:style-name="T195">1</text:span> – <text:span text:style-name="T183">DO REAJUSTE DE PREÇOS</text:span> <text:span text:style-name="T164">(</text:span><text:span text:style-name="T165">quando</text:span><text:span text:style-name="T164"> aplicável)</text:span><text:bookmark-end text:name="__RefHeading___Toc2760_36380999501"/></text:h>
          </table:table-cell>
        </table:table-row>
      </table:table>
      <text:p text:style-name="P148">&lt;Nas contratações de serviços de Tecnologia da Informação em que haja previsão de reajuste de preços por aplicação de índice de correção monetária, é obrigatória a adoção do Índice de Custos de Tecnologia da Informação – ICTI, mantido pela Fundação Instituto de Pesquisa Econômica Aplicada – IPEA<text:span text:style-name="T166">&gt;.</text:span></text:p>
      <text:p text:style-name="P107"><text:span text:style-name="T166">&lt;Acesso em: </text:span><text:a xlink:type="simple" xlink:href="http://www.ipea.gov.br/cartadeconjuntura/index.php/tag/icti/" text:style-name="Internet_20_link" text:visited-style-name="Visited_20_Internet_20_Link"><text:span text:style-name="T166">http://www.ipea.gov.br/cartadeconjuntura/index.php/tag/icti/</text:span></text:a>&gt;.</text:p>
      <text:p text:style-name="P126"/>
      <text:p text:style-name="P126"/>
      <table:table table:name="Tabela12" table:style-name="Tabela12">
        <table:table-column table:style-name="Tabela12.A"/>
        <table:table-row>
          <table:table-cell table:style-name="Tabela12.A1" office:value-type="string">
            <text:h text:style-name="Heading_20_1" text:outline-level="1"><text:bookmark-start text:name="__RefHeading___Toc2752_3638099950"/>1<text:span text:style-name="T195">2</text:span> – <text:span text:style-name="T185">DOS </text:span>CRITÉRIOS <text:span text:style-name="T168">DE SELEÇÃO DO FORNECEDOR</text:span><text:bookmark-end text:name="__RefHeading___Toc2752_3638099950"/></text:h>
          </table:table-cell>
        </table:table-row>
      </table:table>
      <text:p text:style-name="P159"/>
      <text:h text:style-name="Heading_20_2" text:outline-level="2"><text:bookmark-start text:name="__RefHeading___Toc2754_3638099950"/>1<text:span text:style-name="T195">2</text:span>.1. Regime, Tipo e Modalidade da Licitação<text:bookmark-end text:name="__RefHeading___Toc2754_3638099950"/></text:h>
      <text:p text:style-name="P232">&lt;Registrar o regime de execução do contrato de prestação de serviços deverá observar o disposto no inciso VIII do art. 6º da Lei nº 8.666, de 1993 (empreitada por preço global, empreitada por preço unitário, tarefa ou empreitada integral)&gt;.</text:p>
      <text:p text:style-name="P164">&lt;Observar que é obrigatória a utilização da modalidade Pregão para as contratações de que trata esta Instrução Normativa sempre que a solução de TIC for enquadrada como bem ou serviço comum, conforme o disposto no § 1º, art. 9º do Decreto nº 7.174, de 2010&gt;.</text:p>
      <text:p text:style-name="P233">&lt;Exemplo de texto:</text:p>
      <text:p text:style-name="P228">O regime da execução dos contratos é XXXXXXX, e o tipo e critério de julgamento da licitação é o XXXXXXXX para a seleção da proposta mais vantajosa, utilizado para compras e serviços de modo geral e para contratação de bens e serviços de informática.</text:p>
      <text:p text:style-name="P228">De acordo com o Art. 4º do Decreto nº 5.450/2005, esta licitação deve ser realizada na modalidade de Pregão, preferencialmente na sua forma eletrônica, com julgamento pelo critério de XXXXXXX.</text:p>
      <text:p text:style-name="P228">A fundamentação pauta-se na premissa que a contratação de serviços baseia-se em padrões de desempenho e qualidade claramente definidos no Termo de Referência, havendo diversos fornecedores capazes de prestá-los. Caracterizando-se como “serviço comum” conforme Art. 9º, §2º do Decreto 7.174/2010&gt;.</text:p>
      <text:p text:style-name="P163">&lt;Para o caso de Contratação Direta, adequar o título da subseção e registrar a justificativa para a dispensa ou inexigibilidade de licitação&gt;.</text:p>
      <text:p text:style-name="P160"/>
      <text:h text:style-name="Heading_20_2" text:outline-level="2"><text:bookmark-start text:name="__RefHeading___Toc2756_3638099950"/><text:soft-page-break/><text:span text:style-name="T169">12.2 </text:span>Justificativa <text:span text:style-name="T169">p</text:span>ara <text:span text:style-name="T169">a</text:span> Aplicação <text:span text:style-name="T169">d</text:span>o Direito <text:span text:style-name="T169">d</text:span>e Preferência <text:span text:style-name="T210">e Margens de Preferência</text:span><text:bookmark-end text:name="__RefHeading___Toc2756_3638099950"/></text:h>
      <text:p text:style-name="P231">&lt;<text:span text:style-name="T167">Observar a</text:span> <text:span text:style-name="T167">a</text:span>plica<text:span text:style-name="T167">bilidade</text:span> do Direito de Preferência – Decreto nº 7.174/2010 <text:span text:style-name="T167">e</text:span> Lei <text:span text:style-name="T167">C</text:span>omplementar nº 123/2006&gt;.</text:p>
      <text:p text:style-name="P230">&lt;<text:span text:style-name="T170">Também deve ser verificada a existência de decretos ou instrumentos congêneres vigentes que contemple a aplicabilidade </text:span>d<text:span text:style-name="T167">e</text:span> Margem de Preferência<text:span text:style-name="T188">&gt;.</text:span></text:p>
      <text:p text:style-name="P161"/>
      <text:p text:style-name="P160"/>
      <text:h text:style-name="Heading_20_2" text:outline-level="2"><text:bookmark-start text:name="__RefHeading___Toc2758_3638099950"/>1<text:span text:style-name="T195">2</text:span>.3 Critérios de Qualificação Técnica para a Habilitação <text:bookmark-end text:name="__RefHeading___Toc2758_3638099950"/></text:h>
      <text:p text:style-name="P165">&lt;Para a definição dos critérios técnicos para seleção do fornecedor, deverão ser observados:</text:p>
      <text:p text:style-name="P229">I – a utilização de critérios correntes no mercado;</text:p>
      <text:p text:style-name="P229">II – a necessidade de justificativa técnica nos casos em que não seja permitido o somatório de atestados para comprovar os quantitativos mínimos relativos ao mesmo quesito de capacidade técnica;</text:p>
      <text:p text:style-name="P229">III – a vedação da indicação de entidade certificadora, exceto nos casos previamente dispostos em normas da Administração Pública;</text:p>
      <text:p text:style-name="P229">IV – a vedação de exigência, para fins de qualificação técnica na fase de habilitação, de atestado, declaração, carta de solidariedade, comprovação de parceria ou credenciamento emitidos por fabricantes;</text:p>
      <text:p text:style-name="P229">V – a vedação de pontuação com base em atestados relativos à duração de trabalhos realizados pelo licitante, para licitações do tipo técnica e preço; e</text:p>
      <text:p text:style-name="P229">VI – a justificativa dos critérios de pontuação em termos do benefício que trazem para a contratante, para licitações do tipo técnica e preço&gt;.</text:p>
      <text:p text:style-name="P162">&lt;<text:span text:style-name="T58">As exigências habilitatórias não podem ultrapassar os limites da razoabilidade, além de não ser permitido o estabelecimento de cláusulas desnecessárias e restritivas ao caráter competitivo. Devem restringir-se apenas ao necessário para o cumprimento do objeto licitado. </text:span><text:span text:style-name="T52">A documentação </text:span><text:span text:style-name="T54">exigida e permitida</text:span><text:span text:style-name="T52"> </text:span><text:span text:style-name="T55">quanto à qualificação técnica </text:span><text:span text:style-name="T52">está elencada no art. </text:span><text:span text:style-name="T55">30</text:span><text:span text:style-name="T52"> da Lei nº 8.666, de 1993</text:span><text:span text:style-name="T50">&gt;.</text:span></text:p>
      <text:p text:style-name="P235"/>
      <text:p text:style-name="P235"/>
      <text:p text:style-name="P235"/>
      <text:p text:style-name="P235"/>
      <text:p text:style-name="P235"/>
      <text:p text:style-name="P235"/>
      <text:p text:style-name="P235"/>
      <text:p text:style-name="P235"/>
      <table:table table:name="Tabela24" table:style-name="Tabela24">
        <table:table-column table:style-name="Tabela24.A"/>
        <text:soft-page-break/>
        <table:table-row>
          <table:table-cell table:style-name="Tabela24.A1" office:value-type="string">
            <text:h text:style-name="P248" text:outline-level="1"><text:bookmark-start text:name="__RefHeading___Toc3069_36380999501"/>1<text:span text:style-name="T195">3</text:span> – <text:span text:style-name="T192">DA EQUIPE DE PLANEJAMENTO DA CONTRATAÇÃO E DA APROVAÇÃO</text:span><text:bookmark-end text:name="__RefHeading___Toc3069_36380999501"/></text:h>
          </table:table-cell>
        </table:table-row>
      </table:table>
      <text:p text:style-name="P168">A Equipe de Planejamento da Contratação foi instituída pela <text:span text:style-name="T66">Portaria nº &lt;XXX&gt;, de &lt;XX&gt; de &lt;XX&gt; de &lt;XXXX&gt;.</text:span></text:p>
      <text:p text:style-name="P169">Conforme <text:span text:style-name="T197">o §6º do art. 12 da IN SGD/ME nº 01, de 2019, o Termo de Referência ou Projeto Básico será assinado pela Equipe de Planejamento da Contratação e pela autoridade máxima da Área de TIC e aprovado pela autoridade competente.</text:span></text:p>
      <text:p text:style-name="P234"/>
      <table:table table:name="Tabela13" table:style-name="Tabela13">
        <table:table-column table:style-name="Tabela13.A"/>
        <table:table-column table:style-name="Tabela13.B"/>
        <table:table-column table:style-name="Tabela13.C"/>
        <table:table-row>
          <table:table-cell table:style-name="Tabela13.A1" office:value-type="string">
            <text:p text:style-name="P44"/>
            <text:p text:style-name="P44">____________________</text:p>
            <text:p text:style-name="P44">Integrante</text:p>
            <text:p text:style-name="P45">Requisitante</text:p>
            <text:p text:style-name="P38">&lt;Nome&gt;</text:p>
            <text:p text:style-name="P38">&lt;Cargo&gt;</text:p>
            <text:p text:style-name="P41"><text:s/><text:span text:style-name="T194">&lt;Matrícula&gt;</text:span></text:p>
          </table:table-cell>
          <table:table-cell table:style-name="Tabela13.A1" office:value-type="string">
            <text:p text:style-name="P45"/>
            <text:p text:style-name="P45">____________________</text:p>
            <text:p text:style-name="P44">Integrante</text:p>
            <text:p text:style-name="P46">Técnico</text:p>
            <text:p text:style-name="P38">&lt;Nome&gt;</text:p>
            <text:p text:style-name="P38">&lt;Cargo&gt;</text:p>
            <text:p text:style-name="P40"><text:s/><text:span text:style-name="T196">&lt;Matrícula&gt;</text:span></text:p>
          </table:table-cell>
          <table:table-cell table:style-name="Tabela13.C1" office:value-type="string">
            <text:p text:style-name="P45"/>
            <text:p text:style-name="P45">____________________</text:p>
            <text:p text:style-name="P44">Integrante</text:p>
            <text:p text:style-name="P44">Administrativo</text:p>
            <text:p text:style-name="P38">&lt;Nome&gt;</text:p>
            <text:p text:style-name="P38">&lt;Cargo&gt;</text:p>
            <text:p text:style-name="P40"><text:s/><text:span text:style-name="T196">&lt;Matrícula&gt;</text:span></text:p>
          </table:table-cell>
        </table:table-row>
      </table:table>
      <text:p text:style-name="P241"/>
      <text:p text:style-name="P241"/>
      <table:table table:name="Tabela22" table:style-name="Tabela22">
        <table:table-column table:style-name="Tabela22.A"/>
        <table:table-row>
          <table:table-cell table:style-name="Tabela22.A1" office:value-type="string">
            <text:p text:style-name="P157">Autoridade Máxima da Área de TIC</text:p>
          </table:table-cell>
        </table:table-row>
        <table:table-row>
          <table:table-cell table:style-name="Tabela22.A2" office:value-type="string">
            <text:p text:style-name="P245"/>
            <text:p text:style-name="P37">&lt;Nome&gt;</text:p>
            <text:p text:style-name="P37">&lt;Cargo&gt;</text:p>
            <text:p text:style-name="P42"><text:span text:style-name="T189"><text:s/></text:span><text:span text:style-name="T190">&lt;Matrícula&gt;</text:span></text:p>
          </table:table-cell>
        </table:table-row>
      </table:table>
      <text:p text:style-name="P243"><text:span text:style-name="T191">Local</text:span>, <text:span text:style-name="T193">&lt;dia&gt; </text:span>de <text:span text:style-name="T193">&lt;mês&gt;</text:span> de <text:span text:style-name="T193">&lt;ano&gt;</text:span>.</text:p>
      <text:h text:style-name="P249" text:outline-level="1"/>
      <text:p text:style-name="P242">Aprovo,</text:p>
      <text:p text:style-name="P242"/>
      <table:table table:name="Tabela17" table:style-name="Tabela17">
        <table:table-column table:style-name="Tabela17.A"/>
        <table:table-row>
          <table:table-cell table:style-name="Tabela17.A1" office:value-type="string">
            <text:p text:style-name="P158">Autoridade <text:span text:style-name="T198">Competente</text:span></text:p>
          </table:table-cell>
        </table:table-row>
        <table:table-row>
          <table:table-cell table:style-name="Tabela17.A2" office:value-type="string">
            <text:p text:style-name="P246"/>
            <text:p text:style-name="P39">&lt;Nome&gt;</text:p>
            <text:p text:style-name="P39">&lt;Cargo&gt;</text:p>
            <text:p text:style-name="P43"><text:span text:style-name="T189"><text:s/></text:span><text:span text:style-name="T190">&lt;Matrícula&gt;</text:span></text:p>
          </table:table-cell>
        </table:table-row>
      </table:table>
      <text:p text:style-name="P244"><text:span text:style-name="T191">Local</text:span>, <text:span text:style-name="T193">&lt;dia&gt; </text:span>de <text:span text:style-name="T193">&lt;mês&gt;</text:span> de <text:span text:style-name="T193">&lt;ano&gt;</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3" svg:font-family="Calibri, sans-serif"/>
    <style:font-face style:name="Times New Roman1" svg:font-family="'Times New Roman', serif"/>
    <style:font-face style:name="GothamHTF-Book" svg:font-family="GothamHTF-Book" style:font-family-generic="roman"/>
    <style:font-face style:name="Calibri2" svg:font-family="Calibri, sans-serif" style:font-family-generic="system"/>
    <style:font-face style:name="MS Mincho1" svg:font-family="'MS Mincho'"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Negrito"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orphans="0" fo:widows="0" fo:hyphenation-ladder-count="no-limit" style:vertical-align="baseline"/>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Tahoma" style:font-family-complex="Tahoma" style:font-family-generic-complex="swiss" style:font-pitch-complex="variable" style:font-size-complex="12pt" style:language-complex="hi" style:country-complex="IN" fo:hyphenate="false"/>
    </style:style>
    <style:style style:name="Normal" style:family="paragraph">
      <style:paragraph-properties fo:margin-top="0cm" fo:margin-bottom="0cm" loext:contextual-spacing="false" fo:line-height="100%" fo:orphans="0" fo:widows="0" fo:hyphenation-ladder-count="no-limit"/>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hi" style:country-asian="IN" style:font-name-complex="Tahoma" style:font-family-complex="Tahoma" style:font-family-generic-complex="swiss" style:font-pitch-complex="variable" style:font-size-complex="12pt" style:language-complex="hi" style:country-complex="IN"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texto" style:family="paragraph">
      <style:paragraph-properties fo:margin-left="0.3cm" fo:margin-right="0cm" fo:margin-top="0cm" fo:margin-bottom="0cm" loext:contextual-spacing="false" style:line-height-at-least="0.423cm" fo:text-align="justify" style:justify-single-word="false" fo:hyphenation-ladder-count="no-limit" fo:text-indent="-0.3cm" style:auto-text-indent="false" style:text-autospace="none" style:vertical-align="baselin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writing-mode="lr-tb"/>
      <style:text-properties style:font-name="Calibri1" fo:font-family="Calibri" style:font-style-name="Negrito" style:font-family-generic="swiss" style:font-pitch="variable"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Calibri1" fo:font-family="Calibri" style:font-style-name="Negrito"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P_20_Tabela" style:display-name="EP Tabela" style:family="paragraph" style:parent-style-name="Normal">
      <style:paragraph-properties fo:text-align="center" style:justify-single-word="false" fo:hyphenation-ladder-count="no-limit"/>
      <style:text-properties fo:font-size="11pt" fo:font-weight="bold" style:font-size-asian="11pt" style:language-asian="ar" style:country-asian="SA" style:font-weight-asian="bold" style:font-name-complex="Arial" style:font-family-complex="Arial" style:font-family-generic-complex="swiss" style:font-pitch-complex="variable" fo:hyphenate="false"/>
    </style:style>
    <style:style style:name="EP_20_Conteudotabela" style:display-name="EP Conteudotabela" style:family="paragraph" style:parent-style-name="Normal">
      <style:paragraph-properties fo:margin-left="0.041cm" fo:margin-right="0cm" style:line-height-at-least="0.176cm" fo:text-align="start" style:justify-single-word="false" fo:hyphenation-ladder-count="no-limit" fo:text-indent="0.079cm" style:auto-text-indent="false">
        <style:tab-stops>
          <style:tab-stop style:position="-0.573cm"/>
        </style:tab-stops>
      </style:paragraph-properties>
      <style:text-properties style:language-asian="ar" style:country-asian="SA" style:font-name-complex="Arial" style:font-family-complex="Arial" style:font-family-generic-complex="swiss" style:font-pitch-complex="variable"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Zeichenformat"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Zeichenformat"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Zeichenformat"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Zeichenformat"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Zeichenformat"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Zeichenformat"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Zeichenformat"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1" style:family="table">
      <style:table-properties table:align="margins"/>
    </style:style>
    <style:style style:name="Tabela11.A" style:family="table-column">
      <style:table-column-properties style:rel-column-width="65535*"/>
    </style:style>
    <style:style style:name="Tabela11.1" style:family="table-row">
      <style:table-row-properties style:min-row-height="1.879cm"/>
    </style:style>
    <style:style style:name="Tabela11.A1" style:family="table-cell">
      <style:table-cell-properties style:vertical-align="middle" fo:padding="0.097cm" fo:border="0.05pt solid #000000"/>
    </style:style>
    <style:style style:name="MP1" style:family="paragraph" style:parent-style-name="Table_20_Contents">
      <style:paragraph-properties fo:text-align="center" style:justify-single-word="false"/>
      <style:text-properties fo:color="#ff9999" style:font-name="Calibri" fo:font-weight="bold" officeooo:rsid="00752615" officeooo:paragraph-rsid="0066c924" style:font-weight-asian="bold" style:font-weight-complex="bold"/>
    </style:style>
    <style:style style:name="MP2" style:family="paragraph" style:parent-style-name="Footer">
      <style:paragraph-properties fo:text-align="end" style:justify-single-word="false"/>
      <style:text-properties officeooo:paragraph-rsid="00b1140c" fo:background-color="#ffffff"/>
    </style:style>
    <style:style style:name="MP3" style:family="paragraph" style:parent-style-name="Header">
      <style:paragraph-properties fo:text-align="center" style:justify-single-word="false"/>
    </style:style>
    <style:style style:name="MP4" style:family="paragraph" style:parent-style-name="Footer">
      <style:paragraph-properties fo:text-align="center" style:justify-single-word="false"/>
    </style:style>
    <style:style style:name="MP5" style:family="paragraph" style:parent-style-name="Footer">
      <style:paragraph-properties fo:text-align="center" style:justify-single-word="false" fo:padding-left="0cm" fo:padding-right="0cm" fo:padding-top="0cm" fo:padding-bottom="0.035cm" fo:border-left="none" fo:border-right="none" fo:border-top="none" fo:border-bottom="0.51pt solid #000000" style:shadow="none"/>
    </style:style>
    <style:style style:name="MP6" style:family="paragraph" style:parent-style-name="Footer">
      <style:paragraph-properties fo:text-align="start" style:justify-single-word="false"/>
      <style:text-properties style:font-name="Calibri"/>
    </style:style>
    <style:style style:name="MP7" style:family="paragraph" style:parent-style-name="Footer">
      <style:paragraph-properties fo:line-height="5%"/>
      <style:text-properties style:font-name="Century Gothic" fo:font-size="11pt" style:font-size-asian="11pt" style:font-size-complex="11pt"/>
    </style:style>
    <style:style style:name="MT1" style:family="text">
      <style:text-properties officeooo:rsid="00878832"/>
    </style:style>
    <style:style style:name="MT2" style:family="text">
      <style:text-properties style:font-name="Calibri" officeooo:rsid="0009839d"/>
    </style:style>
    <style:style style:name="MT3" style:family="text">
      <style:text-properties style:font-name="Calibri" officeooo:rsid="0019d874"/>
    </style:style>
    <style:style style:name="MT4" style:family="text">
      <style:text-properties style:font-name="Calibri"/>
    </style:style>
    <style:style style:name="MT5" style:family="text">
      <style:text-properties style:font-name="Calibri" fo:font-size="9pt" style:font-size-asian="9pt"/>
    </style:style>
    <style:style style:name="MT6" style:family="text">
      <style:text-properties style:font-name="Calibri" fo:font-size="9pt" fo:font-weight="bold" style:font-size-asian="9pt" style:font-weight-asian="bold" style:font-weight-complex="bol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3cm" fo:margin-right="2.499cm" style:writing-mode="lr-tb" style:footnote-max-height="1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3cm" fo:page-height="29.704cm" style:num-format="1" style:print-orientation="portrait" fo:margin-top="1.7cm" fo:margin-bottom="0.845cm" fo:margin-left="2.501cm" fo:margin-right="1.7cm" style:writing-mode="lr-tb" style:footnote-max-height="0cm">
        <style:footnote-sep style:width="0.018cm" style:line-style="solid" style:adjustment="left" style:rel-width="33%" style:color="#000000"/>
      </style:page-layout-properties>
      <style:header-style>
        <style:header-footer-properties fo:min-height="-0.87cm" fo:margin-left="0cm" fo:margin-right="0cm" fo:margin-bottom="0cm" style:dynamic-spacing="true"/>
      </style:header-style>
      <style:footer-style>
        <style:header-footer-properties fo:min-height="0.855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a11" table:style-name="Tabela11">
          <table:table-column table:style-name="Tabela11.A"/>
          <table:table-row table:style-name="Tabela11.1">
            <table:table-cell table:style-name="Tabela11.A1" office:value-type="string">
              <text:p text:style-name="MP1">&lt;ESPAÇO DESTINADO <text:span text:style-name="MT1">À</text:span> IDENTIFICAÇÃO DO ÓRGÃO/ENTIDADE&gt;</text:p>
              <text:section text:style-name="MSect1" text:name="Seção1">
                <text:p text:style-name="MP1"/>
              </text:section>
            </table:table-cell>
          </table:table-row>
        </table:table>
        <text:p text:style-name="Header"/>
      </style:header>
      <style:footer>
        <text:p text:style-name="MP2"><text:page-number text:select-page="current">0</text:page-number></text:p>
      </style:footer>
    </style:master-page>
    <style:master-page style:name="HTML" style:page-layout-name="Mpm3"/>
    <style:master-page style:name="MP1" style:page-layout-name="Mpm4">
      <style:header>
        <text:p text:style-name="MP3"/>
      </style:header>
      <style:footer>
        <text:p text:style-name="MP4"/>
        <text:p text:style-name="MP5"><text:span text:style-name="Fonte_20_parág._20_padrão"><text:span text:style-name="MT2">Plano de </text:span></text:span><text:span text:style-name="Fonte_20_parág._20_padrão"><text:span text:style-name="MT3">Fiscalização</text:span></text:span><text:span text:style-name="Fonte_20_parág._20_padrão"><text:span text:style-name="MT4"><text:tab/><text:tab/></text:span></text:span><text:span text:style-name="Fonte_20_parág._20_padrão"><text:span text:style-name="MT5">Página </text:span></text:span><text:span text:style-name="Fonte_20_parág._20_padrão"><text:span text:style-name="MT6"><text:page-number text:select-page="current">0</text:page-number></text:span></text:span><text:span text:style-name="Fonte_20_parág._20_padrão"><text:span text:style-name="MT5"> de </text:span></text:span><text:span text:style-name="Fonte_20_parág._20_padrão"><text:span text:style-name="MT6"><text:page-count>19</text:page-count></text:span></text:span></text:p>
        <text:p text:style-name="MP6"/>
        <text:p text:style-name="MP4"/>
        <text:p text:style-name="MP4"/>
        <text:p text:style-name="MP4"/>
        <text:p text:style-name="MP7"/>
      </style:footer>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dc:description/>
    <dc:subject/>
    <meta:initial-creator>Pamela Santiago Hilario</meta:initial-creator>
    <meta:creation-date>2014-10-02T13:27:00Z</meta:creation-date>
    <dc:date>2019-07-17T09:18:13.879000000</dc:date>
    <meta:editing-cycles>278</meta:editing-cycles>
    <meta:editing-duration>P1DT10H12M19S</meta:editing-duration>
    <meta:document-statistic meta:table-count="27" meta:image-count="0" meta:object-count="0" meta:page-count="19" meta:paragraph-count="463" meta:word-count="5777" meta:character-count="37973" meta:non-whitespace-character-count="32600"/>
    <meta:template xlink:type="simple" xlink:actuate="onRequest" xlink:title="" xlink:href="../../../../AppData/Local/Temp/TERMO%20DE%20REFERÊNCIA%20OU%20PROJETO%20BÁSICO.odt/Normal.dotm"/>
  </office:meta>
</office:document-meta>
</file>